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1mm"/>
    </style:style>
    <style:style style:name="co4" style:family="table-column">
      <style:table-column-properties fo:break-before="auto" style:column-width="11.04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63.45mm"/>
    </style:style>
    <style:style style:name="co8" style:family="table-column">
      <style:table-column-properties fo:break-before="auto" style:column-width="24.38mm"/>
    </style:style>
    <style:style style:name="co9" style:family="table-column">
      <style:table-column-properties fo:break-before="auto" style:column-width="21.45mm"/>
    </style:style>
    <style:style style:name="co10" style:family="table-column">
      <style:table-column-properties fo:break-before="auto" style:column-width="80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6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01 01</text:p>
          </table:table-cell>
          <table:table-cell table:formula="of:=[.E2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6" table:formula="of:=INDEX([.$H$1:.$H$40000];MATCH([.$G2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3-01 02</text:p>
          </table:table-cell>
          <table:table-cell table:formula="of:=[.E3]" office:value-type="string" office:string-value="Lemonville" calcext:value-type="string">
            <text:p>Lemonville</text:p>
          </table:table-cell>
          <table:table-cell table:number-columns-repeated="2"/>
          <table:table-cell table:style-name="ce6" table:formula="of:=INDEX([.$H$1:.$H$40000];MATCH([.$G3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3-01 03</text:p>
          </table:table-cell>
          <table:table-cell table:formula="of:=[.E4]" office:value-type="string" office:string-value="The Quarryman" calcext:value-type="string">
            <text:p>The Quarryman</text:p>
          </table:table-cell>
          <table:table-cell table:number-columns-repeated="2"/>
          <table:table-cell table:style-name="ce6" table:formula="of:=INDEX([.$H$1:.$H$40000];MATCH([.$G4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1 04</text:p>
          </table:table-cell>
          <table:table-cell table:formula="of:=[.E5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6" table:formula="of:=INDEX([.$H$1:.$H$40000];MATCH([.$G5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formula="of:=[.E6]" office:value-type="string" office:string-value="Waiting For The Federals" calcext:value-type="string">
            <text:p>Waiting For The Federals</text:p>
          </table:table-cell>
          <table:table-cell table:number-columns-repeated="2"/>
          <table:table-cell table:style-name="ce6" table:formula="of:=INDEX([.$H$1:.$H$40000];MATCH([.$G6];[.$A$1:.$A$40000];0);1)" office:value-type="string" office:string-value="Waiting For The Federals" calcext:value-type="string">
            <text:p>Waiting For The Feder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2013-02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02 01</text:p>
          </table:table-cell>
          <table:table-cell table:formula="of:=[.E7]" office:value-type="string" office:string-value="Elsey's Waltz" calcext:value-type="string">
            <text:p>Elsey's Waltz</text:p>
          </table:table-cell>
          <table:table-cell table:number-columns-repeated="2"/>
          <table:table-cell table:style-name="ce6" table:formula="of:=INDEX([.$H$1:.$H$40000];MATCH([.$G7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01 01</text:p>
          </table:table-cell>
          <table:table-cell table:number-columns-repeated="3"/>
          <table:table-cell table:style-name="ce6" table:formula="of:=INDEX([.$H$1:.$H$40000];MATCH([.$G8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 2</text:p>
          </table:table-cell>
          <table:table-cell/>
          <table:table-cell office:value-type="string" calcext:value-type="string">
            <text:p>WFS 13-06 02</text:p>
          </table:table-cell>
          <table:table-cell table:formula="of:=[.E9]" office:value-type="string" office:string-value="Lemmie Brazil's No. 2" calcext:value-type="string">
            <text:p>Lemmie Brazil's No. 2</text:p>
          </table:table-cell>
          <table:table-cell table:number-columns-repeated="2"/>
          <table:table-cell table:style-name="ce6" table:formula="of:=INDEX([.$H$1:.$H$40000];MATCH([.$G9];[.$A$1:.$A$40000];0);1)" office:value-type="string" office:string-value="Lemmie Brazil's No. 2" calcext:value-type="string">
            <text:p>Lemmie Brazil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6 03</text:p>
          </table:table-cell>
          <table:table-cell table:formula="of:=[.E10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6" table:formula="of:=INDEX([.$H$1:.$H$40000];MATCH([.$G10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/>
          <table:table-cell office:value-type="string" calcext:value-type="string">
            <text:p>WFS 13-06 04</text:p>
          </table:table-cell>
          <table:table-cell table:formula="of:=[.E11]" office:value-type="string" office:string-value="Scan Tester's No. 2" calcext:value-type="string">
            <text:p>Scan Tester's No. 2</text:p>
          </table:table-cell>
          <table:table-cell table:number-columns-repeated="2"/>
          <table:table-cell table:style-name="ce6" table:formula="of:=INDEX([.$H$1:.$H$40000];MATCH([.$G11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/>
          <table:table-cell office:value-type="string" calcext:value-type="string">
            <text:p>WFS 13-06 05</text:p>
          </table:table-cell>
          <table:table-cell table:formula="of:=[.E12]" office:value-type="string" office:string-value="Scan Tester's No. 1" calcext:value-type="string">
            <text:p>Scan Tester's No. 1</text:p>
          </table:table-cell>
          <table:table-cell table:number-columns-repeated="2"/>
          <table:table-cell table:style-name="ce6" table:formula="of:=INDEX([.$H$1:.$H$40000];MATCH([.$G12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/>
          <table:table-cell office:value-type="string" calcext:value-type="string">
            <text:p>WFS 13-06 06</text:p>
          </table:table-cell>
          <table:table-cell table:formula="of:=[.E13]" office:value-type="string" office:string-value="Roxburgh Castle" calcext:value-type="string">
            <text:p>Roxburgh Castle</text:p>
          </table:table-cell>
          <table:table-cell table:number-columns-repeated="2"/>
          <table:table-cell table:style-name="ce6" table:formula="of:=INDEX([.$H$1:.$H$40000];MATCH([.$G13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06 07</text:p>
          </table:table-cell>
          <table:table-cell table:formula="of:=[.E14]" office:value-type="string" office:string-value="Speed The Plough" calcext:value-type="string">
            <text:p>Speed The Plough</text:p>
          </table:table-cell>
          <table:table-cell table:number-columns-repeated="2"/>
          <table:table-cell table:style-name="ce6" table:formula="of:=INDEX([.$H$1:.$H$40000];MATCH([.$G14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15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6" table:formula="of:=INDEX([.$H$1:.$H$40000];MATCH([.$G1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16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6" table:formula="of:=INDEX([.$H$1:.$H$40000];MATCH([.$G1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formula="of:=[.E17]" office:value-type="string" office:string-value="The Moon and Seven Stars" calcext:value-type="string">
            <text:p>The Moon and Seven Stars</text:p>
          </table:table-cell>
          <table:table-cell table:number-columns-repeated="2"/>
          <table:table-cell table:style-name="ce6" table:formula="of:=INDEX([.$H$1:.$H$40000];MATCH([.$G17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 table:formula="of:=[.E18]" office:value-type="string" office:string-value="Jenny Lind Polka" calcext:value-type="string">
            <text:p>Jenny Lind Polka</text:p>
          </table:table-cell>
          <table:table-cell office:value-type="string" calcext:value-type="string">
            <text:p>WFTB 03-02</text:p>
          </table:table-cell>
          <table:table-cell/>
          <table:table-cell table:style-name="ce6" table:formula="of:=INDEX([.$H$1:.$H$40000];MATCH([.$G18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19]" office:value-type="string" office:string-value="Michael Turner's Waltz" calcext:value-type="string">
            <text:p>Michael Turner's Waltz</text:p>
          </table:table-cell>
          <table:table-cell office:value-type="string" calcext:value-type="string">
            <text:p>WFTB 05-03</text:p>
          </table:table-cell>
          <table:table-cell/>
          <table:table-cell table:style-name="ce6" table:formula="of:=INDEX([.$H$1:.$H$40000];MATCH([.$G19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formula="of:=[.E20]" office:value-type="string" office:string-value="Getting Upstairs" calcext:value-type="string">
            <text:p>Getting Upstairs</text:p>
          </table:table-cell>
          <table:table-cell table:number-columns-repeated="2"/>
          <table:table-cell table:style-name="ce6" table:formula="of:=INDEX([.$H$1:.$H$40000];MATCH([.$G20];[.$A$1:.$A$40000];0);1)" office:value-type="string" office:string-value="Getting Upstairs" calcext:value-type="string">
            <text:p>Gett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formula="of:=[.E21]" office:value-type="string" office:string-value="Sheffield Hornpipe" calcext:value-type="string">
            <text:p>Sheffield Hornpipe</text:p>
          </table:table-cell>
          <table:table-cell table:number-columns-repeated="2"/>
          <table:table-cell table:style-name="ce6" table:formula="of:=INDEX([.$H$1:.$H$40000];MATCH([.$G21];[.$A$1:.$A$40000];0);1)" office:value-type="string" office:string-value="Sheffield Hornpipe" calcext:value-type="string">
            <text:p>Sheffield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6 03</text:p>
          </table:table-cell>
          <table:table-cell table:number-columns-repeated="3"/>
          <table:table-cell table:style-name="ce6" table:formula="of:=INDEX([.$H$1:.$H$40000];MATCH([.$G22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formula="of:=[.E23]" office:value-type="string" office:string-value="Horses Brawl" calcext:value-type="string">
            <text:p>Horses Brawl</text:p>
          </table:table-cell>
          <table:table-cell table:number-columns-repeated="2"/>
          <table:table-cell table:style-name="ce6" table:formula="of:=INDEX([.$H$1:.$H$40000];MATCH([.$G23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1 04</text:p>
          </table:table-cell>
          <table:table-cell table:number-columns-repeated="3"/>
          <table:table-cell table:style-name="ce6" table:formula="of:=INDEX([.$H$1:.$H$40000];MATCH([.$G24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formula="of:=[.E25]" office:value-type="string" office:string-value="Enrico" calcext:value-type="string">
            <text:p>Enrico</text:p>
          </table:table-cell>
          <table:table-cell table:number-columns-repeated="2"/>
          <table:table-cell table:style-name="ce6" table:formula="of:=INDEX([.$H$1:.$H$40000];MATCH([.$G25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formula="of:=[.E26]" office:value-type="string" office:string-value="Paddy Carey's" calcext:value-type="string">
            <text:p>Paddy Carey's</text:p>
          </table:table-cell>
          <table:table-cell table:number-columns-repeated="2"/>
          <table:table-cell table:style-name="ce6" table:formula="of:=INDEX([.$H$1:.$H$40000];MATCH([.$G26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formula="of:=[.E27]" office:value-type="string" office:string-value="Spirit of the Dance" calcext:value-type="string">
            <text:p>Spirit of the Dance</text:p>
          </table:table-cell>
          <table:table-cell table:number-columns-repeated="2"/>
          <table:table-cell table:style-name="ce6" table:formula="of:=INDEX([.$H$1:.$H$40000];MATCH([.$G27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formula="of:=[.E28]" office:value-type="string" office:string-value="Ffiddle-Ffaddle" calcext:value-type="string">
            <text:p>Ffiddle-Ffaddle</text:p>
          </table:table-cell>
          <table:table-cell table:number-columns-repeated="2"/>
          <table:table-cell table:style-name="ce6" table:formula="of:=INDEX([.$H$1:.$H$40000];MATCH([.$G2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29]" office:value-type="string" office:string-value="L.N.B. Polka" calcext:value-type="string">
            <text:p>L.N.B. Polka</text:p>
          </table:table-cell>
          <table:table-cell table:number-columns-repeated="2"/>
          <table:table-cell table:style-name="ce6" table:formula="of:=INDEX([.$H$1:.$H$40000];MATCH([.$G29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formula="of:=[.E30]" office:value-type="string" office:string-value="Clapton ?" calcext:value-type="string">
            <text:p>Clapton ?</text:p>
          </table:table-cell>
          <table:table-cell table:number-columns-repeated="2"/>
          <table:table-cell table:style-name="ce6" table:formula="of:=INDEX([.$H$1:.$H$40000];MATCH([.$G30];[.$A$1:.$A$40000];0);1)" office:value-type="string" office:string-value="Clapton ?" calcext:value-type="string">
            <text:p>Clapton 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2"/>
          <table:table-cell table:style-name="ce6" table:formula="of:=INDEX([.$H$1:.$H$40000];MATCH([.$G31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6" table:formula="of:=INDEX([.$H$1:.$H$40000];MATCH([.$G32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formula="of:=[.E33]" office:value-type="string" office:string-value="Three Around Three" calcext:value-type="string">
            <text:p>Three Around Three</text:p>
          </table:table-cell>
          <table:table-cell table:number-columns-repeated="2"/>
          <table:table-cell table:style-name="ce6" table:formula="of:=INDEX([.$H$1:.$H$40000];MATCH([.$G33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formula="of:=[.E34]" office:value-type="string" office:string-value="Great North Run '86" calcext:value-type="string">
            <text:p>Great North Run '86</text:p>
          </table:table-cell>
          <table:table-cell table:number-columns-repeated="2"/>
          <table:table-cell table:style-name="ce6" table:formula="of:=INDEX([.$H$1:.$H$40000];MATCH([.$G34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formula="of:=[.E35]" office:value-type="string" office:string-value="Hesleyside Reel" calcext:value-type="string">
            <text:p>Hesleyside Reel</text:p>
          </table:table-cell>
          <table:table-cell table:number-columns-repeated="2"/>
          <table:table-cell table:style-name="ce6" table:formula="of:=INDEX([.$H$1:.$H$40000];MATCH([.$G35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formula="of:=[.E36]" office:value-type="string" office:string-value="Galopede" calcext:value-type="string">
            <text:p>Galopede</text:p>
          </table:table-cell>
          <table:table-cell table:number-columns-repeated="2"/>
          <table:table-cell table:style-name="ce6" table:formula="of:=INDEX([.$H$1:.$H$40000];MATCH([.$G36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formula="of:=[.E3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formula="of:=[.E38]" office:value-type="string" office:string-value="Radstock Jig" calcext:value-type="string">
            <text:p>Radstock Jig</text:p>
          </table:table-cell>
          <table:table-cell table:number-columns-repeated="2"/>
          <table:table-cell table:style-name="ce6" table:formula="of:=INDEX([.$H$1:.$H$40000];MATCH([.$G38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2"/>
          <table:table-cell table:style-name="ce6" table:formula="of:=INDEX([.$H$1:.$H$40000];MATCH([.$G39];[.$A$1:.$A$40000];0);1)" office:value-type="string" office:string-value="Britannia Two-Step" calcext:value-type="string">
            <text:p>Britannia Two-St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/>
          <table:table-cell table:style-name="ce6" table:formula="of:=INDEX([.$H$1:.$H$40000];MATCH([.$G41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2"/>
          <table:table-cell table:style-name="ce6" table:formula="of:=INDEX([.$H$1:.$H$40000];MATCH([.$G42];[.$A$1:.$A$40000];0);1)" office:value-type="string" office:string-value="Herbert Smith's Four-Hand Reel" calcext:value-type="string">
            <text:p>Herbert Smith's Four-Hand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2"/>
          <table:table-cell table:style-name="ce6" table:formula="of:=INDEX([.$H$1:.$H$40000];MATCH([.$G43];[.$A$1:.$A$40000];0);1)" office:value-type="string" office:string-value="The Burdett" calcext:value-type="string">
            <text:p>The Burde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2"/>
          <table:table-cell table:style-name="ce6" table:formula="of:=INDEX([.$H$1:.$H$40000];MATCH([.$G44];[.$A$1:.$A$40000];0);1)" office:value-type="string" office:string-value="Sadler's Balloon" calcext:value-type="string">
            <text:p>Sadler's Ball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/>
          <table:table-cell table:style-name="ce6" table:formula="of:=INDEX([.$H$1:.$H$40000];MATCH([.$G45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/>
          <table:table-cell table:style-name="ce6" table:formula="of:=INDEX([.$H$1:.$H$40000];MATCH([.$G46];[.$A$1:.$A$40000];0);1)" office:value-type="string" office:string-value="Watson's Hornpipe" calcext:value-type="string">
            <text:p>Watso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2"/>
          <table:table-cell table:style-name="ce6" table:formula="of:=INDEX([.$H$1:.$H$40000];MATCH([.$G47];[.$A$1:.$A$40000];0);1)" office:value-type="string" office:string-value="Hills of Tara" calcext:value-type="string">
            <text:p>Hills of Ta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2"/>
          <table:table-cell table:style-name="ce6" table:formula="of:=INDEX([.$H$1:.$H$40000];MATCH([.$G48];[.$A$1:.$A$40000];0);1)" office:value-type="string" office:string-value="Fred Pigeon's" calcext:value-type="string">
            <text:p>Fred Pigeon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formula="of:=[.E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office:value-type="string" calcext:value-type="string">
            <text:p>The Wheatsheaf Tavern</text:p>
          </table:table-cell>
          <table:table-cell table:number-columns-repeated="2"/>
          <table:table-cell table:style-name="ce6" table:formula="of:=INDEX([.$H$1:.$H$40000];MATCH([.$G50];[.$A$1:.$A$40000];0);1)" office:value-type="string" office:string-value="The Wheatsheaf Tavern" calcext:value-type="string">
            <text:p>The Wheatsheaf Tave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/>
          <table:table-cell table:style-name="ce6" table:formula="of:=INDEX([.$H$1:.$H$40000];MATCH([.$G51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office:value-type="string" calcext:value-type="string">
            <text:p>Young Scotty</text:p>
          </table:table-cell>
          <table:table-cell table:number-columns-repeated="2"/>
          <table:table-cell table:style-name="ce6" table:formula="of:=INDEX([.$H$1:.$H$40000];MATCH([.$G52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2"/>
          <table:table-cell table:style-name="ce6" table:formula="of:=INDEX([.$H$1:.$H$40000];MATCH([.$G53];[.$A$1:.$A$40000];0);1)" office:value-type="string" office:string-value="The Shepherd and Shepherdess" calcext:value-type="string">
            <text:p>The Shepherd and Shepherd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formula="of:=[.E5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6" table:formula="of:=INDEX([.$H$1:.$H$40000];MATCH([.$G55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office:value-type="string" calcext:value-type="string">
            <text:p>Ville de Québec</text:p>
          </table:table-cell>
          <table:table-cell table:number-columns-repeated="2"/>
          <table:table-cell table:style-name="ce6" table:formula="of:=INDEX([.$H$1:.$H$40000];MATCH([.$G56];[.$A$1:.$A$40000];0);1)" office:value-type="string" office:string-value="Ville de Québec" calcext:value-type="string">
            <text:p>Ville de Québe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formula="of:=[.E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/>
          <table:table-cell table:style-name="ce6" table:formula="of:=INDEX([.$H$1:.$H$40000];MATCH([.$G58];[.$A$1:.$A$40000];0);1)" office:value-type="string" office:string-value="Sadler's Wells Hornpipe" calcext:value-type="string">
            <text:p>Sadler's Well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/>
          <table:table-cell table:style-name="ce6" table:formula="of:=INDEX([.$H$1:.$H$40000];MATCH([.$G59];[.$A$1:.$A$40000];0);1)" office:value-type="string" office:string-value="Butcher's Hornpipe" calcext:value-type="string">
            <text:p>Butche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/>
          <table:table-cell table:style-name="ce6" table:formula="of:=INDEX([.$H$1:.$H$40000];MATCH([.$G60];[.$A$1:.$A$40000];0);1)" office:value-type="string" office:string-value="Just As The Tide Was Flowing" calcext:value-type="string">
            <text:p>Just As The Tide Was Flo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table:number-columns-repeated="3"/>
          <table:table-cell table:style-name="ce6" table:formula="of:=INDEX([.$H$1:.$H$40000];MATCH([.$G61];[.$A$1:.$A$40000];0);1)" office:value-type="string" office:string-value="Getting Upstairs" calcext:value-type="string">
            <text:p>Gett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2"/>
          <table:table-cell table:style-name="ce6" table:formula="of:=INDEX([.$H$1:.$H$40000];MATCH([.$G62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formula="of:=[.E6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office:value-type="string" calcext:value-type="string">
            <text:p>If The Life Of A Man…</text:p>
          </table:table-cell>
          <table:table-cell table:number-columns-repeated="2"/>
          <table:table-cell table:style-name="ce6" table:formula="of:=INDEX([.$H$1:.$H$40000];MATCH([.$G64];[.$A$1:.$A$40000];0);1)" office:value-type="string" office:string-value="If The Life Of A Man…" calcext:value-type="string">
            <text:p>If The Life Of A Man…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table:number-columns-repeated="3"/>
          <table:table-cell table:style-name="ce6" table:formula="of:=INDEX([.$H$1:.$H$40000];MATCH([.$G65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/>
          <table:table-cell table:style-name="ce6" table:formula="of:=INDEX([.$H$1:.$H$40000];MATCH([.$G66];[.$A$1:.$A$40000];0);1)" office:value-type="string" office:string-value="Lodge Road" calcext:value-type="string">
            <text:p>Lodge Ro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2"/>
          <table:table-cell table:style-name="ce6" table:formula="of:=INDEX([.$H$1:.$H$40000];MATCH([.$G67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2"/>
          <table:table-cell table:style-name="ce6" table:formula="of:=INDEX([.$H$1:.$H$40000];MATCH([.$G68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2"/>
          <table:table-cell table:style-name="ce6" table:formula="of:=INDEX([.$H$1:.$H$40000];MATCH([.$G69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formula="of:=[.E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2"/>
          <table:table-cell table:style-name="ce6" table:formula="of:=INDEX([.$H$1:.$H$40000];MATCH([.$G71];[.$A$1:.$A$40000];0);1)" office:value-type="string" office:string-value="Sweet Jenny Jones / Cadair Idris" calcext:value-type="string">
            <text:p>Sweet Jenny Jones / Cadair Id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formula="of:=[.E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formula="of:=[.E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formula="of:=[.E7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x 13-01 3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 table:number-columns-repeated="2"/>
          <table:table-cell table:formula="of:=[.E75]" office:value-type="string" office:string-value="(aborted)" calcext:value-type="string">
            <text:p>(aborted)</text:p>
          </table:table-cell>
          <table:table-cell table:number-columns-repeated="2"/>
          <table:table-cell table:style-name="ce6" table:formula="of:=INDEX([.$H$1:.$H$40000];MATCH([.$G75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formula="of:=[.E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x 13-01 4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4"/>
          <table:table-cell office:value-type="string" calcext:value-type="string">
            <text:p>Mozart's Horn Concerto</text:p>
          </table:table-cell>
          <table:table-cell table:number-columns-repeated="2"/>
          <table:table-cell table:style-name="ce6" table:formula="of:=INDEX([.$H$1:.$H$40000];MATCH([.$G77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x 13-01 4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Trumpet Voluntary</text:p>
          </table:table-cell>
          <table:table-cell table:number-columns-repeated="2"/>
          <table:table-cell table:style-name="ce6" table:formula="of:=INDEX([.$H$1:.$H$40000];MATCH([.$G78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/>
          <table:table-cell table:style-name="ce6" table:formula="of:=INDEX([.$H$1:.$H$40000];MATCH([.$G79];[.$A$1:.$A$40000];0);1)" office:value-type="string" office:string-value="Oscar Woods' March" calcext:value-type="string">
            <text:p>Oscar Woods'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6" table:formula="of:=INDEX([.$H$1:.$H$40000];MATCH([.$G80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office:value-type="string" calcext:value-type="string">
            <text:p>Red Wing</text:p>
          </table:table-cell>
          <table:table-cell table:number-columns-repeated="2"/>
          <table:table-cell table:style-name="ce6" table:formula="of:=INDEX([.$H$1:.$H$40000];MATCH([.$G81];[.$A$1:.$A$40000];0);1)" office:value-type="string" office:string-value="Red Wing" calcext:value-type="string">
            <text:p>Red 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formula="of:=[.E8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2"/>
          <table:table-cell table:style-name="ce6" table:formula="of:=INDEX([.$H$1:.$H$40000];MATCH([.$G83];[.$A$1:.$A$40000];0);1)" office:value-type="string" office:string-value="George Green's Slow College Hornpipe" calcext:value-type="string">
            <text:p>George Green's Slow Colleg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formula="of:=[.E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2"/>
          <table:table-cell table:style-name="ce6" table:formula="of:=INDEX([.$H$1:.$H$40000];MATCH([.$G85];[.$A$1:.$A$40000];0);1)" office:value-type="string" office:string-value="The Fiery Clock Face" calcext:value-type="string">
            <text:p>The Fiery Clock F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8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formula="of:=[.E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5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/>
          <table:table-cell table:style-name="ce6" table:formula="of:=INDEX([.$H$1:.$H$40000];MATCH([.$G88];[.$A$1:.$A$40000];0);1)" office:value-type="string" office:string-value="Walter Bulwer's Polka #4" calcext:value-type="string">
            <text:p>Walter Bulwer's Polka #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/>
          <table:table-cell table:style-name="ce6" table:formula="of:=INDEX([.$H$1:.$H$40000];MATCH([.$G89];[.$A$1:.$A$40000];0);1)" office:value-type="string" office:string-value="Walter Bulwer's Polka #3" calcext:value-type="string">
            <text:p>Walter Bulwer's Polka #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formula="of:=[.E9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2"/>
          <table:table-cell table:style-name="ce6" table:formula="of:=INDEX([.$H$1:.$H$40000];MATCH([.$G91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formula="of:=[.E9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formula="of:=[.E9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office:value-type="string" calcext:value-type="string">
            <text:p>Penny On The Water</text:p>
          </table:table-cell>
          <table:table-cell table:number-columns-repeated="2"/>
          <table:table-cell table:style-name="ce6" table:formula="of:=INDEX([.$H$1:.$H$40000];MATCH([.$G94];[.$A$1:.$A$40000];0);1)" office:value-type="string" office:string-value="Penny On The Water" calcext:value-type="string">
            <text:p>Penny On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formula="of:=[.E9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/>
          <table:table-cell table:style-name="ce6" table:formula="of:=INDEX([.$H$1:.$H$40000];MATCH([.$G96];[.$A$1:.$A$40000];0);1)" office:value-type="string" office:string-value="Juniper Hill" calcext:value-type="string">
            <text:p>Juniper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6" table:formula="of:=INDEX([.$H$1:.$H$40000];MATCH([.$G97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6" table:formula="of:=INDEX([.$H$1:.$H$40000];MATCH([.$G98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6" table:formula="of:=INDEX([.$H$1:.$H$40000];MATCH([.$G99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2"/>
          <table:table-cell table:style-name="ce6" table:formula="of:=INDEX([.$H$1:.$H$40000];MATCH([.$G100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10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office:value-type="string" calcext:value-type="string">
            <text:p>The Old Horned Sheep</text:p>
          </table:table-cell>
          <table:table-cell table:number-columns-repeated="2"/>
          <table:table-cell table:style-name="ce6" table:formula="of:=INDEX([.$H$1:.$H$40000];MATCH([.$G102];[.$A$1:.$A$40000];0);1)" office:value-type="string" office:string-value="The Old Horned Sheep" calcext:value-type="string">
            <text:p>The Old Horned She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table:number-columns-repeated="3"/>
          <table:table-cell table:style-name="ce6" table:formula="of:=INDEX([.$H$1:.$H$40000];MATCH([.$G103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style-name="ce6" table:formula="of:=INDEX([.$H$1:.$H$40000];MATCH([.$G104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2"/>
          <table:table-cell table:style-name="ce6" table:formula="of:=INDEX([.$H$1:.$H$40000];MATCH([.$G105];[.$A$1:.$A$40000];0);1)" office:value-type="string" office:string-value="Shepherds' Hey" calcext:value-type="string">
            <text:p>Shepherds' H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table:number-columns-repeated="3"/>
          <table:table-cell table:style-name="ce6" table:formula="of:=INDEX([.$H$1:.$H$40000];MATCH([.$G106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/>
          <table:table-cell table:style-name="ce6" table:formula="of:=INDEX([.$H$1:.$H$40000];MATCH([.$G107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6" table:formula="of:=INDEX([.$H$1:.$H$40000];MATCH([.$G108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table:number-columns-repeated="3"/>
          <table:table-cell table:style-name="ce6" table:formula="of:=INDEX([.$H$1:.$H$40000];MATCH([.$G10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number-columns-repeated="3"/>
          <table:table-cell table:style-name="ce6" table:formula="of:=INDEX([.$H$1:.$H$40000];MATCH([.$G110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office:value-type="string" calcext:value-type="string">
            <text:p>Buttered Peas</text:p>
          </table:table-cell>
          <table:table-cell table:number-columns-repeated="2"/>
          <table:table-cell table:style-name="ce6" table:formula="of:=INDEX([.$H$1:.$H$40000];MATCH([.$G111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 table:formula="of:=[.E112]" office:value-type="string" office:string-value="Uncle Bernard's Polka" calcext:value-type="string">
            <text:p>Uncle Bernard's Polka</text:p>
          </table:table-cell>
          <table:table-cell office:value-type="string" calcext:value-type="string">
            <text:p>WFTB 02-01</text:p>
          </table:table-cell>
          <table:table-cell/>
          <table:table-cell table:style-name="ce6" table:formula="of:=INDEX([.$H$1:.$H$40000];MATCH([.$G112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 table:formula="of:=[.E113]" office:value-type="string" office:string-value="Jamie Allen" calcext:value-type="string">
            <text:p>Jamie Allen</text:p>
          </table:table-cell>
          <table:table-cell office:value-type="string" calcext:value-type="string">
            <text:p>WFTB 02-03</text:p>
          </table:table-cell>
          <table:table-cell/>
          <table:table-cell table:style-name="ce6" table:formula="of:=INDEX([.$H$1:.$H$40000];MATCH([.$G113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formula="of:=[.E114]" office:value-type="string" office:string-value="The Lincolnshire Poacher" calcext:value-type="string">
            <text:p>The Lincolnshire Poacher</text:p>
          </table:table-cell>
          <table:table-cell table:number-columns-repeated="2"/>
          <table:table-cell table:style-name="ce6" table:formula="of:=INDEX([.$H$1:.$H$40000];MATCH([.$G114];[.$A$1:.$A$40000];0);1)" office:value-type="string" office:string-value="The Lincolnshire Poacher" calcext:value-type="string">
            <text:p>The Lincolnshire Poach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6" table:formula="of:=INDEX([.$H$1:.$H$40000];MATCH([.$G115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6" table:formula="of:=INDEX([.$H$1:.$H$40000];MATCH([.$G116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 table:formula="of:=[.E117]" office:value-type="string" office:string-value="Bear Dance" calcext:value-type="string">
            <text:p>Bear Dance</text:p>
          </table:table-cell>
          <table:table-cell office:value-type="string" calcext:value-type="string">
            <text:p>WFTB 05-01</text:p>
          </table:table-cell>
          <table:table-cell/>
          <table:table-cell table:style-name="ce6" table:formula="of:=INDEX([.$H$1:.$H$40000];MATCH([.$G117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07 09</text:p>
          </table:table-cell>
          <table:table-cell table:number-columns-repeated="3"/>
          <table:table-cell table:style-name="ce6" table:formula="of:=INDEX([.$H$1:.$H$40000];MATCH([.$G118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table:number-columns-repeated="3"/>
          <table:table-cell table:style-name="ce6" table:formula="of:=INDEX([.$H$1:.$H$40000];MATCH([.$G119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table:number-columns-repeated="3"/>
          <table:table-cell table:style-name="ce6" table:formula="of:=INDEX([.$H$1:.$H$40000];MATCH([.$G120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formula="of:=[.E121]" office:value-type="string" office:string-value="Rogue's March" calcext:value-type="string">
            <text:p>Rogue's March</text:p>
          </table:table-cell>
          <table:table-cell table:number-columns-repeated="2"/>
          <table:table-cell table:style-name="ce6" table:formula="of:=INDEX([.$H$1:.$H$40000];MATCH([.$G121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/>
          <table:table-cell table:style-name="ce6" table:formula="of:=INDEX([.$H$1:.$H$40000];MATCH([.$G122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1</text:p>
          </table:table-cell>
          <table:table-cell/>
          <table:table-cell office:value-type="string" calcext:value-type="string">
            <text:p>WFTB 01-01</text:p>
          </table:table-cell>
          <table:table-cell/>
          <table:table-cell table:style-name="ce6" table:formula="of:=INDEX([.$H$1:.$H$40000];MATCH([.$G123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/>
          <table:table-cell table:style-name="ce6" table:formula="of:=INDEX([.$H$1:.$H$40000];MATCH([.$G124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formula="of:=[.E125]" office:value-type="string" office:string-value="Willafjord" calcext:value-type="string">
            <text:p>Willafjord</text:p>
          </table:table-cell>
          <table:table-cell table:number-columns-repeated="2"/>
          <table:table-cell table:style-name="ce6" table:formula="of:=INDEX([.$H$1:.$H$40000];MATCH([.$G125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/>
          <table:table-cell table:style-name="ce6" table:formula="of:=INDEX([.$H$1:.$H$40000];MATCH([.$G126];[.$A$1:.$A$40000];0);1)" office:value-type="string" office:string-value="Donkey Riding" calcext:value-type="string">
            <text:p>Donkey Rid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/>
          <table:table-cell table:style-name="ce6" table:formula="of:=INDEX([.$H$1:.$H$40000];MATCH([.$G127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number-columns-repeated="3"/>
          <table:table-cell table:style-name="ce6" table:formula="of:=INDEX([.$H$1:.$H$40000];MATCH([.$G128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formula="of:=[.E129]" office:value-type="string" office:string-value="Lannigan's Ball" calcext:value-type="string">
            <text:p>Lannigan's Ball</text:p>
          </table:table-cell>
          <table:table-cell table:number-columns-repeated="2"/>
          <table:table-cell table:style-name="ce6" table:formula="of:=INDEX([.$H$1:.$H$40000];MATCH([.$G129];[.$A$1:.$A$40000];0);1)" office:value-type="string" office:string-value="Lannigan's Ball" calcext:value-type="string">
            <text:p>Lannigan's B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formula="of:=[.E130]" office:value-type="string" office:string-value="Harper's Frolic" calcext:value-type="string">
            <text:p>Harper's Frolic</text:p>
          </table:table-cell>
          <table:table-cell table:number-columns-repeated="2"/>
          <table:table-cell table:style-name="ce6" table:formula="of:=INDEX([.$H$1:.$H$40000];MATCH([.$G130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formula="of:=[.E131]" office:value-type="string" office:string-value="Bonny Kate" calcext:value-type="string">
            <text:p>Bonny Kate</text:p>
          </table:table-cell>
          <table:table-cell table:number-columns-repeated="2"/>
          <table:table-cell table:style-name="ce6" table:formula="of:=INDEX([.$H$1:.$H$40000];MATCH([.$G131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2"/>
          <table:table-cell table:style-name="ce6" table:formula="of:=INDEX([.$H$1:.$H$40000];MATCH([.$G132];[.$A$1:.$A$40000];0);1)" office:value-type="string" office:string-value="The Bonny Breast Knot" calcext:value-type="string">
            <text:p>The Bonny Breast Kno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formula="of:=[.E133]" office:value-type="string" office:string-value="Young Collins" calcext:value-type="string">
            <text:p>Young Collins</text:p>
          </table:table-cell>
          <table:table-cell table:number-columns-repeated="2"/>
          <table:table-cell table:style-name="ce6" table:formula="of:=INDEX([.$H$1:.$H$40000];MATCH([.$G133];[.$A$1:.$A$40000];0);1)" office:value-type="string" office:string-value="Young Collins" calcext:value-type="string">
            <text:p>Young Collin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formula="of:=[.E134]" office:value-type="string" office:string-value="Spootiskerry" calcext:value-type="string">
            <text:p>Spootiskerry</text:p>
          </table:table-cell>
          <table:table-cell table:number-columns-repeated="2"/>
          <table:table-cell table:style-name="ce6" table:formula="of:=INDEX([.$H$1:.$H$40000];MATCH([.$G134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formula="of:=[.E1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2"/>
          <table:table-cell table:style-name="ce6" table:formula="of:=INDEX([.$H$1:.$H$40000];MATCH([.$G136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2"/>
          <table:table-cell table:style-name="ce6" table:formula="of:=INDEX([.$H$1:.$H$40000];MATCH([.$G137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number-columns-repeated="3"/>
          <table:table-cell table:style-name="ce6" table:formula="of:=INDEX([.$H$1:.$H$40000];MATCH([.$G138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formula="of:=[.E139]" office:value-type="string" office:string-value="Idbury Hill" calcext:value-type="string">
            <text:p>Idbury Hill</text:p>
          </table:table-cell>
          <table:table-cell table:number-columns-repeated="2"/>
          <table:table-cell table:style-name="ce6" table:formula="of:=INDEX([.$H$1:.$H$40000];MATCH([.$G139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/>
          <table:table-cell table:style-name="ce6" table:formula="of:=INDEX([.$H$1:.$H$40000];MATCH([.$G140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formula="of:=[.E141]" office:value-type="string" office:string-value="Navvy On The Line" calcext:value-type="string">
            <text:p>Navvy On The Line</text:p>
          </table:table-cell>
          <table:table-cell table:number-columns-repeated="2"/>
          <table:table-cell table:style-name="ce6" table:formula="of:=INDEX([.$H$1:.$H$40000];MATCH([.$G141];[.$A$1:.$A$40000];0);1)" office:value-type="string" office:string-value="Navvy On The Line" calcext:value-type="string">
            <text:p>Navvy On The Lin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table:number-columns-repeated="3"/>
          <table:table-cell table:style-name="ce6" table:formula="of:=INDEX([.$H$1:.$H$40000];MATCH([.$G142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table:number-columns-repeated="3"/>
          <table:table-cell table:style-name="ce6" table:formula="of:=INDEX([.$H$1:.$H$40000];MATCH([.$G143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formula="of:=[.E144]" office:value-type="string" office:string-value="Jamaica" calcext:value-type="string">
            <text:p>Jamaica</text:p>
          </table:table-cell>
          <table:table-cell table:number-columns-repeated="2"/>
          <table:table-cell table:style-name="ce6" table:formula="of:=INDEX([.$H$1:.$H$40000];MATCH([.$G144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table:number-columns-repeated="3"/>
          <table:table-cell table:style-name="ce6" table:formula="of:=INDEX([.$H$1:.$H$40000];MATCH([.$G145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number-columns-repeated="3"/>
          <table:table-cell table:style-name="ce6" table:formula="of:=INDEX([.$H$1:.$H$40000];MATCH([.$G146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formula="of:=[.E147]" office:value-type="string" office:string-value="Man in the Moon" calcext:value-type="string">
            <text:p>Man in the Moon</text:p>
          </table:table-cell>
          <table:table-cell table:number-columns-repeated="2"/>
          <table:table-cell table:style-name="ce6" table:formula="of:=INDEX([.$H$1:.$H$40000];MATCH([.$G147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table:number-columns-repeated="3"/>
          <table:table-cell table:style-name="ce6" table:formula="of:=INDEX([.$H$1:.$H$40000];MATCH([.$G148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formula="of:=[.E149]" office:value-type="string" office:string-value="Portsmouth" calcext:value-type="string">
            <text:p>Portsmouth</text:p>
          </table:table-cell>
          <table:table-cell table:number-columns-repeated="2"/>
          <table:table-cell table:style-name="ce6" table:formula="of:=INDEX([.$H$1:.$H$40000];MATCH([.$G149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table:number-columns-repeated="3"/>
          <table:table-cell table:style-name="ce6" table:formula="of:=INDEX([.$H$1:.$H$40000];MATCH([.$G150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06 07</text:p>
          </table:table-cell>
          <table:table-cell table:number-columns-repeated="3"/>
          <table:table-cell table:style-name="ce6" table:formula="of:=INDEX([.$H$1:.$H$40000];MATCH([.$G151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2"/>
          <table:table-cell table:style-name="ce6" table:formula="of:=INDEX([.$H$1:.$H$40000];MATCH([.$G152];[.$A$1:.$A$40000];0);1)" office:value-type="string" office:string-value="Liverpool Hornpipe" calcext:value-type="string">
            <text:p>Liverpool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 table:formula="of:=[.E153]" office:value-type="string" office:string-value="The Curly-Headed Ploughboy" calcext:value-type="string">
            <text:p>The Curly-Headed Ploughboy</text:p>
          </table:table-cell>
          <table:table-cell office:value-type="string" calcext:value-type="string">
            <text:p>WFTB 04-02</text:p>
          </table:table-cell>
          <table:table-cell/>
          <table:table-cell table:style-name="ce6" table:formula="of:=INDEX([.$H$1:.$H$40000];MATCH([.$G153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number-columns-repeated="3"/>
          <table:table-cell table:style-name="ce6" table:formula="of:=INDEX([.$H$1:.$H$40000];MATCH([.$G154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number-columns-repeated="3"/>
          <table:table-cell table:style-name="ce6" table:formula="of:=INDEX([.$H$1:.$H$40000];MATCH([.$G155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number-columns-repeated="3"/>
          <table:table-cell table:style-name="ce6" table:formula="of:=INDEX([.$H$1:.$H$40000];MATCH([.$G156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office:value-type="string" calcext:value-type="string">
            <text:p>WFS 13-10 23</text:p>
          </table:table-cell>
          <table:table-cell table:number-columns-repeated="3"/>
          <table:table-cell table:style-name="ce6" table:formula="of:=INDEX([.$H$1:.$H$40000];MATCH([.$G15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number-columns-repeated="3"/>
          <table:table-cell table:style-name="ce6" table:formula="of:=INDEX([.$H$1:.$H$40000];MATCH([.$G158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 table:formula="of:=[.E159]" office:value-type="string" office:string-value="Rattling Bog" calcext:value-type="string">
            <text:p>Rattling Bog</text:p>
          </table:table-cell>
          <table:table-cell office:value-type="string" calcext:value-type="string">
            <text:p>WFTB 02-02</text:p>
          </table:table-cell>
          <table:table-cell/>
          <table:table-cell table:style-name="ce6" table:formula="of:=INDEX([.$H$1:.$H$40000];MATCH([.$G159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number-columns-repeated="3"/>
          <table:table-cell table:style-name="ce6" table:formula="of:=INDEX([.$H$1:.$H$40000];MATCH([.$G160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table:number-columns-repeated="3"/>
          <table:table-cell table:style-name="ce6" table:formula="of:=INDEX([.$H$1:.$H$40000];MATCH([.$G161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ey Davey Nick Nack</text:p>
          </table:table-cell>
          <table:table-cell/>
          <table:table-cell office:value-type="string" calcext:value-type="string">
            <text:p>WFS 13-11 10</text:p>
          </table:table-cell>
          <table:table-cell table:formula="of:=[.E162]" office:value-type="string" office:string-value="Davey Davey Nick Nack" calcext:value-type="string">
            <text:p>Davey Davey Nick Nack</text:p>
          </table:table-cell>
          <table:table-cell table:number-columns-repeated="2"/>
          <table:table-cell table:style-name="ce6" table:formula="of:=INDEX([.$H$1:.$H$40000];MATCH([.$G162];[.$A$1:.$A$40000];0);1)" office:value-type="string" office:string-value="Davey Davey Nick Nack" calcext:value-type="string">
            <text:p>Davey Davey Nick N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formula="of:=[.E163]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2"/>
          <table:table-cell table:style-name="ce6" table:formula="of:=INDEX([.$H$1:.$H$40000];MATCH([.$G163];[.$A$1:.$A$40000];0);1)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formula="of:=[.E164]" office:value-type="string" office:string-value="Oyster Girl" calcext:value-type="string">
            <text:p>Oyster Girl</text:p>
          </table:table-cell>
          <table:table-cell table:number-columns-repeated="2"/>
          <table:table-cell table:style-name="ce6" table:formula="of:=INDEX([.$H$1:.$H$40000];MATCH([.$G164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number-columns-repeated="3"/>
          <table:table-cell table:style-name="ce6" table:formula="of:=INDEX([.$H$1:.$H$40000];MATCH([.$G165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3"/>
          <table:table-cell table:style-name="ce6" table:formula="of:=INDEX([.$H$1:.$H$40000];MATCH([.$G16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number-columns-repeated="3"/>
          <table:table-cell table:style-name="ce6" table:formula="of:=INDEX([.$H$1:.$H$40000];MATCH([.$G167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168]" office:value-type="string" office:string-value="Newcastle" calcext:value-type="string">
            <text:p>Newcastle</text:p>
          </table:table-cell>
          <table:table-cell table:number-columns-repeated="2"/>
          <table:table-cell table:style-name="ce6" table:formula="of:=INDEX([.$H$1:.$H$40000];MATCH([.$G168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3"/>
          <table:table-cell table:style-name="ce6" table:formula="of:=INDEX([.$H$1:.$H$40000];MATCH([.$G169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formula="of:=[.E170]" office:value-type="string" office:string-value="Mr. Beveridge's Major Maggot" calcext:value-type="string">
            <text:p>Mr. Beveridge's Major Maggot</text:p>
          </table:table-cell>
          <table:table-cell table:number-columns-repeated="2"/>
          <table:table-cell table:style-name="ce6" table:formula="of:=INDEX([.$H$1:.$H$40000];MATCH([.$G170];[.$A$1:.$A$40000];0);1)" office:value-type="string" office:string-value="Mr. Beveridge's Major Maggot" calcext:value-type="string">
            <text:p>Mr. Beveridge's Major Magg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formula="of:=[.E171]" office:value-type="string" office:string-value="Rochdale Coconut Dance" calcext:value-type="string">
            <text:p>Rochdale Coconut Dance</text:p>
          </table:table-cell>
          <table:table-cell table:number-columns-repeated="2"/>
          <table:table-cell table:style-name="ce6" table:formula="of:=INDEX([.$H$1:.$H$40000];MATCH([.$G171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formula="of:=[.E172]" office:value-type="string" office:string-value="Tip Top Polka" calcext:value-type="string">
            <text:p>Tip Top Polka</text:p>
          </table:table-cell>
          <table:table-cell table:number-columns-repeated="2"/>
          <table:table-cell table:style-name="ce6" table:formula="of:=INDEX([.$H$1:.$H$40000];MATCH([.$G172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table:number-columns-repeated="3"/>
          <table:table-cell table:style-name="ce6" table:formula="of:=INDEX([.$H$1:.$H$40000];MATCH([.$G173];[.$A$1:.$A$40000];0);1)" office:value-type="string" office:string-value="Navvy On The Line" calcext:value-type="string">
            <text:p>Navvy On The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number-columns-repeated="3"/>
          <table:table-cell table:style-name="ce6" table:formula="of:=INDEX([.$H$1:.$H$40000];MATCH([.$G174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table:number-columns-repeated="3"/>
          <table:table-cell table:style-name="ce6" table:formula="of:=INDEX([.$H$1:.$H$40000];MATCH([.$G175];[.$A$1:.$A$40000];0);1)" office:value-type="string" office:string-value="Hesleyside Reel" calcext:value-type="string">
            <text:p>Hesleyside Reel</text:p>
          </table:table-cell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table:number-columns-repeated="3"/>
          <table:table-cell table:style-name="ce6" table:formula="of:=INDEX([.$H$1:.$H$40000];MATCH([.$G176];[.$A$1:.$A$40000];0);1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table:number-columns-repeated="3"/>
          <table:table-cell table:style-name="ce6" table:formula="of:=INDEX([.$H$1:.$H$40000];MATCH([.$G177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table:number-columns-repeated="3"/>
          <table:table-cell table:style-name="ce6" table:formula="of:=INDEX([.$H$1:.$H$40000];MATCH([.$G178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179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6" table:formula="of:=INDEX([.$H$1:.$H$40000];MATCH([.$G179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number-columns-repeated="3"/>
          <table:table-cell table:style-name="ce6" table:formula="of:=INDEX([.$H$1:.$H$40000];MATCH([.$G180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table:number-columns-repeated="3"/>
          <table:table-cell table:style-name="ce6" table:formula="of:=INDEX([.$H$1:.$H$40000];MATCH([.$G18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formula="of:=[.E182]" office:value-type="string" office:string-value="Black Joak" calcext:value-type="string">
            <text:p>Black Joak</text:p>
          </table:table-cell>
          <table:table-cell table:number-columns-repeated="2"/>
          <table:table-cell table:style-name="ce6" table:formula="of:=INDEX([.$H$1:.$H$40000];MATCH([.$G182];[.$A$1:.$A$40000];0);1)" office:value-type="string" office:string-value="Black Joak" calcext:value-type="string">
            <text:p>Black Jo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3"/>
          <table:table-cell table:style-name="ce6" table:formula="of:=INDEX([.$H$1:.$H$40000];MATCH([.$G183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3"/>
          <table:table-cell table:style-name="ce6" table:formula="of:=INDEX([.$H$1:.$H$40000];MATCH([.$G184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formula="of:=[.E185]" office:value-type="string" office:string-value="L'Inconnu de Limoise" calcext:value-type="string">
            <text:p>L'Inconnu de Limoise</text:p>
          </table:table-cell>
          <table:table-cell table:number-columns-repeated="2"/>
          <table:table-cell table:style-name="ce6" table:formula="of:=INDEX([.$H$1:.$H$40000];MATCH([.$G185];[.$A$1:.$A$40000];0);1)" office:value-type="string" office:string-value="L'Inconnu de Limoise" calcext:value-type="string">
            <text:p>L'Inconnu de Limo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formula="of:=[.E186]" office:value-type="string" office:string-value="Sidney Smith's" calcext:value-type="string">
            <text:p>Sidney Smith's</text:p>
          </table:table-cell>
          <table:table-cell table:number-columns-repeated="2"/>
          <table:table-cell table:style-name="ce6" table:formula="of:=INDEX([.$H$1:.$H$40000];MATCH([.$G186];[.$A$1:.$A$40000];0);1)" office:value-type="string" office:string-value="Sidney Smith's" calcext:value-type="string">
            <text:p>Sidney Smith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number-columns-repeated="3"/>
          <table:table-cell table:style-name="ce6" table:formula="of:=INDEX([.$H$1:.$H$40000];MATCH([.$G187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table:number-columns-repeated="3"/>
          <table:table-cell table:style-name="ce6" table:formula="of:=INDEX([.$H$1:.$H$40000];MATCH([.$G188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number-columns-repeated="3"/>
          <table:table-cell table:style-name="ce6" table:formula="of:=INDEX([.$H$1:.$H$40000];MATCH([.$G189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number-columns-repeated="3"/>
          <table:table-cell table:style-name="ce6" table:formula="of:=INDEX([.$H$1:.$H$40000];MATCH([.$G190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formula="of:=[.E19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2"/>
          <table:table-cell table:style-name="ce6" table:formula="of:=INDEX([.$H$1:.$H$40000];MATCH([.$G192];[.$A$1:.$A$40000];0);1)" office:value-type="string" office:string-value="Good King Wenceslas" calcext:value-type="string">
            <text:p>Good King Wencesl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2"/>
          <table:table-cell table:style-name="ce6" table:formula="of:=INDEX([.$H$1:.$H$40000];MATCH([.$G193];[.$A$1:.$A$40000];0);1)" office:value-type="string" office:string-value="Tomorrow Will Be My Dancing Day" calcext:value-type="string">
            <text:p>Tomorrow Will Be My Dancing 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2"/>
          <table:table-cell table:style-name="ce6" table:formula="of:=INDEX([.$H$1:.$H$40000];MATCH([.$G194];[.$A$1:.$A$40000];0);1)" office:value-type="string" office:string-value="I Saw Three Ships Come Sailing In" calcext:value-type="string">
            <text:p>I Saw Three Ships Come Sailing 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2"/>
          <table:table-cell table:style-name="ce6" table:formula="of:=INDEX([.$H$1:.$H$40000];MATCH([.$G195];[.$A$1:.$A$40000];0);1)" office:value-type="string" office:string-value="We Three Kings" calcext:value-type="string">
            <text:p>We Three K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2"/>
          <table:table-cell table:style-name="ce6" table:formula="of:=INDEX([.$H$1:.$H$40000];MATCH([.$G196];[.$A$1:.$A$40000];0);1)" office:value-type="string" office:string-value="Ding Dong! Merrily On High" calcext:value-type="string">
            <text:p>Ding Dong! Merrily On Hi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2"/>
          <table:table-cell table:style-name="ce6" table:formula="of:=INDEX([.$H$1:.$H$40000];MATCH([.$G197];[.$A$1:.$A$40000];0);1)" office:value-type="string" office:string-value="Silent Night" calcext:value-type="string">
            <text:p>Silent N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2"/>
          <table:table-cell table:style-name="ce6" table:formula="of:=INDEX([.$H$1:.$H$40000];MATCH([.$G198];[.$A$1:.$A$40000];0);1)" office:value-type="string" office:string-value="Jingle Bells" calcext:value-type="string">
            <text:p>Jingle Be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3"/>
          <table:table-cell table:style-name="ce6" table:formula="of:=INDEX([.$H$1:.$H$40000];MATCH([.$G199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number-columns-repeated="3"/>
          <table:table-cell table:style-name="ce6" table:formula="of:=INDEX([.$H$1:.$H$40000];MATCH([.$G200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number-columns-repeated="3"/>
          <table:table-cell table:style-name="ce6" table:formula="of:=INDEX([.$H$1:.$H$40000];MATCH([.$G20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table:number-columns-repeated="3"/>
          <table:table-cell table:style-name="ce6" table:formula="of:=INDEX([.$H$1:.$H$40000];MATCH([.$G202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number-columns-repeated="3"/>
          <table:table-cell table:style-name="ce6" table:formula="of:=INDEX([.$H$1:.$H$40000];MATCH([.$G203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number-columns-repeated="3"/>
          <table:table-cell table:style-name="ce6" table:formula="of:=INDEX([.$H$1:.$H$40000];MATCH([.$G204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formula="of:=[.E205]" office:value-type="string" office:string-value="Rosin the Bow" calcext:value-type="string">
            <text:p>Rosin the Bow</text:p>
          </table:table-cell>
          <table:table-cell table:number-columns-repeated="2"/>
          <table:table-cell table:style-name="ce6" table:formula="of:=INDEX([.$H$1:.$H$40000];MATCH([.$G205];[.$A$1:.$A$40000];0);1)" office:value-type="string" office:string-value="Rosin the Bow" calcext:value-type="string">
            <text:p>Rosin the B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number-columns-repeated="3"/>
          <table:table-cell table:style-name="ce6" table:formula="of:=INDEX([.$H$1:.$H$40000];MATCH([.$G20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/>
          <table:table-cell office:value-type="string" calcext:value-type="string">
            <text:p>WFTB 03-01</text:p>
          </table:table-cell>
          <table:table-cell/>
          <table:table-cell table:style-name="ce6" table:formula="of:=INDEX([.$H$1:.$H$40000];MATCH([.$G207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table:number-columns-repeated="3"/>
          <table:table-cell table:style-name="ce6" table:formula="of:=INDEX([.$H$1:.$H$40000];MATCH([.$G208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formula="of:=[.E209]" office:value-type="string" office:string-value="Linky Lanky" calcext:value-type="string">
            <text:p>Linky Lanky</text:p>
          </table:table-cell>
          <table:table-cell table:number-columns-repeated="2"/>
          <table:table-cell table:style-name="ce6" table:formula="of:=INDEX([.$H$1:.$H$40000];MATCH([.$G209];[.$A$1:.$A$40000];0);1)" office:value-type="string" office:string-value="Linky Lanky" calcext:value-type="string">
            <text:p>Linky Lan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2"/>
          <table:table-cell table:style-name="ce6" table:formula="of:=INDEX([.$H$1:.$H$40000];MATCH([.$G210];[.$A$1:.$A$40000];0);1)" office:value-type="string" office:string-value="God Rest Ye Merry, Gentlemen" calcext:value-type="string">
            <text:p>God Rest Ye Merry, Gentlem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table:number-columns-repeated="3"/>
          <table:table-cell table:style-name="ce6" table:formula="of:=INDEX([.$H$1:.$H$40000];MATCH([.$G21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6 03</text:p>
          </table:table-cell>
          <table:table-cell table:number-columns-repeated="3"/>
          <table:table-cell table:style-name="ce6" table:formula="of:=INDEX([.$H$1:.$H$40000];MATCH([.$G212];[.$A$1:.$A$40000];0);1)" office:value-type="string" office:string-value="Off to California" calcext:value-type="string">
            <text:p>Off to California</text:p>
          </table:table-cell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3"/>
          <table:table-cell table:style-name="ce6" table:formula="of:=INDEX([.$H$1:.$H$40000];MATCH([.$G213];[.$A$1:.$A$40000];0);1)" office:value-type="string" office:string-value="Newcastle" calcext:value-type="string">
            <text:p>Newcastle</text:p>
          </table:table-cell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number-columns-repeated="3"/>
          <table:table-cell table:style-name="ce6" table:formula="of:=INDEX([.$H$1:.$H$40000];MATCH([.$G214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formula="of:=[.E215]" office:value-type="string" office:string-value="Wisbech (?)" calcext:value-type="string">
            <text:p>Wisbech (?)</text:p>
          </table:table-cell>
          <table:table-cell table:number-columns-repeated="2"/>
          <table:table-cell table:style-name="ce6" table:formula="of:=INDEX([.$H$1:.$H$40000];MATCH([.$G215];[.$A$1:.$A$40000];0);1)" office:value-type="string" office:string-value="Wisbech (?)" calcext:value-type="string">
            <text:p>Wisbech (?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number-columns-repeated="3"/>
          <table:table-cell table:style-name="ce6" table:formula="of:=INDEX([.$H$1:.$H$40000];MATCH([.$G216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number-columns-repeated="3"/>
          <table:table-cell table:style-name="ce6" table:formula="of:=INDEX([.$H$1:.$H$40000];MATCH([.$G217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number-columns-repeated="3"/>
          <table:table-cell table:style-name="ce6" table:formula="of:=INDEX([.$H$1:.$H$40000];MATCH([.$G21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number-columns-repeated="3"/>
          <table:table-cell table:style-name="ce6" table:formula="of:=INDEX([.$H$1:.$H$40000];MATCH([.$G219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formula="of:=[.E220]" office:value-type="string" office:string-value="Soldier's Joy" calcext:value-type="string">
            <text:p>Soldier's Joy</text:p>
          </table:table-cell>
          <table:table-cell table:number-columns-repeated="2"/>
          <table:table-cell table:style-name="ce6" table:formula="of:=INDEX([.$H$1:.$H$40000];MATCH([.$G220];[.$A$1:.$A$40000];0);1)" office:value-type="string" office:string-value="Soldier's Joy" calcext:value-type="string">
            <text:p>Soldier's Joy</text:p>
          </table:table-cell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1 04</text:p>
          </table:table-cell>
          <table:table-cell table:number-columns-repeated="3"/>
          <table:table-cell table:style-name="ce6" table:formula="of:=INDEX([.$H$1:.$H$40000];MATCH([.$G221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table:number-columns-repeated="3"/>
          <table:table-cell table:style-name="ce6" table:formula="of:=INDEX([.$H$1:.$H$40000];MATCH([.$G222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formula="of:=[.E223]" office:value-type="string" office:string-value="John Ryan's" calcext:value-type="string">
            <text:p>John Ryan's</text:p>
          </table:table-cell>
          <table:table-cell table:number-columns-repeated="2"/>
          <table:table-cell table:style-name="ce6" table:formula="of:=INDEX([.$H$1:.$H$40000];MATCH([.$G223];[.$A$1:.$A$40000];0);1)" office:value-type="string" office:string-value="John Ryan's" calcext:value-type="string">
            <text:p>John Ryan's</text:p>
          </table:table-cell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number-columns-repeated="3"/>
          <table:table-cell table:style-name="ce6" table:formula="of:=INDEX([.$H$1:.$H$40000];MATCH([.$G224];[.$A$1:.$A$40000];0);1)" office:value-type="string" office:string-value="Horses Brawl" calcext:value-type="string">
            <text:p>Horses Brawl</text:p>
          </table:table-cell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3"/>
          <table:table-cell table:style-name="ce6" table:formula="of:=INDEX([.$H$1:.$H$40000];MATCH([.$G22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number-columns-repeated="3"/>
          <table:table-cell table:style-name="ce6" table:formula="of:=INDEX([.$H$1:.$H$40000];MATCH([.$G226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06 02</text:p>
          </table:table-cell>
          <table:table-cell table:number-columns-repeated="3"/>
          <table:table-cell table:style-name="ce6" table:formula="of:=INDEX([.$H$1:.$H$40000];MATCH([.$G227];[.$A$1:.$A$40000];0);1)" office:value-type="string" office:string-value="Lemmie Brazil's No. 2" calcext:value-type="string">
            <text:p>Lemmie Brazil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formula="of:=[.E22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number-columns-repeated="3"/>
          <table:table-cell table:style-name="ce6" table:formula="of:=INDEX([.$H$1:.$H$40000];MATCH([.$G229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table:number-columns-repeated="3"/>
          <table:table-cell table:style-name="ce6" table:formula="of:=INDEX([.$H$1:.$H$40000];MATCH([.$G230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7</text:p>
          </table:table-cell>
          <table:table-cell table:number-columns-repeated="3"/>
          <table:table-cell table:style-name="ce6" table:formula="of:=INDEX([.$H$1:.$H$40000];MATCH([.$G231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formula="of:=[.E232]" office:value-type="string" office:string-value="Gloucestershire Wassail" calcext:value-type="string">
            <text:p>Gloucestershire Wassail</text:p>
          </table:table-cell>
          <table:table-cell table:number-columns-repeated="2"/>
          <table:table-cell table:style-name="ce6" table:formula="of:=INDEX([.$H$1:.$H$40000];MATCH([.$G232];[.$A$1:.$A$40000];0);1)" office:value-type="string" office:string-value="Gloucestershire Wassail" calcext:value-type="string">
            <text:p>Gloucestershire Wassai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3"/>
          <table:table-cell table:style-name="ce6" table:formula="of:=INDEX([.$H$1:.$H$40000];MATCH([.$G233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formula="of:=[.E234]" office:value-type="string" office:string-value="The Minstrel Boy" calcext:value-type="string">
            <text:p>The Minstrel Boy</text:p>
          </table:table-cell>
          <table:table-cell table:number-columns-repeated="2"/>
          <table:table-cell table:style-name="ce6" table:formula="of:=INDEX([.$H$1:.$H$40000];MATCH([.$G234];[.$A$1:.$A$40000];0);1)" office:value-type="string" office:string-value="The Minstrel Boy" calcext:value-type="string">
            <text:p>The Minstrel 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2"/>
          <table:table-cell table:style-name="ce6" table:formula="of:=INDEX([.$H$1:.$H$40000];MATCH([.$G235];[.$A$1:.$A$40000];0);1)" office:value-type="string" office:string-value="The Leaving Of Liverpool" calcext:value-type="string">
            <text:p>The Leaving Of Liverpoo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2"/>
          <table:table-cell table:style-name="ce6" table:formula="of:=INDEX([.$H$1:.$H$40000];MATCH([.$G236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table:number-columns-repeated="3"/>
          <table:table-cell table:style-name="ce6" table:formula="of:=INDEX([.$H$1:.$H$40000];MATCH([.$G237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number-columns-repeated="3"/>
          <table:table-cell table:style-name="ce6" table:formula="of:=INDEX([.$H$1:.$H$40000];MATCH([.$G238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number-columns-repeated="3"/>
          <table:table-cell table:style-name="ce6" table:formula="of:=INDEX([.$H$1:.$H$40000];MATCH([.$G239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table:number-columns-repeated="3"/>
          <table:table-cell table:style-name="ce6" table:formula="of:=INDEX([.$H$1:.$H$40000];MATCH([.$G240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formula="of:=[.E241]" office:value-type="string" office:string-value="The British Grenadiers" calcext:value-type="string">
            <text:p>The British Grenadiers</text:p>
          </table:table-cell>
          <table:table-cell table:number-columns-repeated="2"/>
          <table:table-cell table:style-name="ce6" table:formula="of:=INDEX([.$H$1:.$H$40000];MATCH([.$G241];[.$A$1:.$A$40000];0);1)" office:value-type="string" office:string-value="The British Grenadiers" calcext:value-type="string">
            <text:p>The British Grenad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formula="of:=[.E242]" office:value-type="string" office:string-value="Polly Wolly Doodle" calcext:value-type="string">
            <text:p>Polly Wolly Doodle</text:p>
          </table:table-cell>
          <table:table-cell table:number-columns-repeated="2"/>
          <table:table-cell table:style-name="ce6" table:formula="of:=INDEX([.$H$1:.$H$40000];MATCH([.$G242];[.$A$1:.$A$40000];0);1)" office:value-type="string" office:string-value="Polly Wolly Doodle" calcext:value-type="string">
            <text:p>Polly Wolly Doo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table:number-columns-repeated="3"/>
          <table:table-cell table:style-name="ce6" table:formula="of:=INDEX([.$H$1:.$H$40000];MATCH([.$G243];[.$A$1:.$A$40000];0);1)" office:value-type="string" office:string-value="The Bonny Breast Knot" calcext:value-type="string">
            <text:p>The Bonny Breast Kn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2"/>
          <table:table-cell table:style-name="ce6" table:formula="of:=INDEX([.$H$1:.$H$40000];MATCH([.$G244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table:number-columns-repeated="3"/>
          <table:table-cell table:style-name="ce6" table:formula="of:=INDEX([.$H$1:.$H$40000];MATCH([.$G24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table:number-columns-repeated="3"/>
          <table:table-cell table:style-name="ce6" table:formula="of:=INDEX([.$H$1:.$H$40000];MATCH([.$G246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3"/>
          <table:table-cell table:style-name="ce6" table:formula="of:=INDEX([.$H$1:.$H$40000];MATCH([.$G247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number-columns-repeated="3"/>
          <table:table-cell table:style-name="ce6" table:formula="of:=INDEX([.$H$1:.$H$40000];MATCH([.$G248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formula="of:=[.E249]" office:value-type="string" office:string-value="My Love Is But A Lassie Yet" calcext:value-type="string">
            <text:p>My Love Is But A Lassie Yet</text:p>
          </table:table-cell>
          <table:table-cell table:number-columns-repeated="2"/>
          <table:table-cell table:style-name="ce6" table:formula="of:=INDEX([.$H$1:.$H$40000];MATCH([.$G249];[.$A$1:.$A$40000];0);1)" office:value-type="string" office:string-value="My Love Is But A Lassie Yet" calcext:value-type="string">
            <text:p>My Love Is But A Lassie Y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formula="of:=[.E2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3</text:p>
          </table:table-cell>
          <table:table-cell table:number-columns-repeated="3"/>
          <table:table-cell table:style-name="ce6" table:formula="of:=INDEX([.$H$1:.$H$40000];MATCH([.$G251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number-columns-repeated="3"/>
          <table:table-cell table:style-name="ce6" table:formula="of:=INDEX([.$H$1:.$H$40000];MATCH([.$G252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table:number-columns-repeated="3"/>
          <table:table-cell table:style-name="ce6" table:formula="of:=INDEX([.$H$1:.$H$40000];MATCH([.$G253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formula="of:=[.E254]" office:value-type="string" office:string-value="Out On The Ocean" calcext:value-type="string">
            <text:p>Out On The Ocean</text:p>
          </table:table-cell>
          <table:table-cell table:number-columns-repeated="2"/>
          <table:table-cell table:style-name="ce6" table:formula="of:=INDEX([.$H$1:.$H$40000];MATCH([.$G254];[.$A$1:.$A$40000];0);1)" office:value-type="string" office:string-value="Out On The Ocean" calcext:value-type="string">
            <text:p>Out On The Oc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table:number-columns-repeated="3"/>
          <table:table-cell table:style-name="ce6" table:formula="of:=INDEX([.$H$1:.$H$40000];MATCH([.$G255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formula="of:=[.E25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5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3</text:p>
          </table:table-cell>
          <table:table-cell table:number-columns-repeated="3"/>
          <table:table-cell table:style-name="ce6" table:formula="of:=INDEX([.$H$1:.$H$40000];MATCH([.$G257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06 07</text:p>
          </table:table-cell>
          <table:table-cell table:number-columns-repeated="3"/>
          <table:table-cell table:style-name="ce6" table:formula="of:=INDEX([.$H$1:.$H$40000];MATCH([.$G258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formula="of:=[.E259]" office:value-type="string" office:string-value="Personent Hodie" calcext:value-type="string">
            <text:p>Personent Hodie</text:p>
          </table:table-cell>
          <table:table-cell table:number-columns-repeated="2"/>
          <table:table-cell table:style-name="ce6" table:formula="of:=INDEX([.$H$1:.$H$40000];MATCH([.$G259];[.$A$1:.$A$40000];0);1)" office:value-type="string" office:string-value="Personent Hodie" calcext:value-type="string">
            <text:p>Personent Hod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number-columns-repeated="3"/>
          <table:table-cell table:style-name="ce6" table:formula="of:=INDEX([.$H$1:.$H$40000];MATCH([.$G260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number-columns-repeated="3"/>
          <table:table-cell table:style-name="ce6" table:formula="of:=INDEX([.$H$1:.$H$40000];MATCH([.$G261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table:number-columns-repeated="3"/>
          <table:table-cell table:style-name="ce6" table:formula="of:=INDEX([.$H$1:.$H$40000];MATCH([.$G262];[.$A$1:.$A$40000];0);1)" office:value-type="string" office:string-value="Good King Wenceslas" calcext:value-type="string">
            <text:p>Good King Wencesl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table:number-columns-repeated="3"/>
          <table:table-cell table:style-name="ce6" table:formula="of:=INDEX([.$H$1:.$H$40000];MATCH([.$G263];[.$A$1:.$A$40000];0);1)" office:value-type="string" office:string-value="I Saw Three Ships Come Sailing In" calcext:value-type="string">
            <text:p>I Saw Three Ships Come Sailing 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formula="of:=[.E264]" office:value-type="string" office:string-value="Because He Was A Bonny Lad" calcext:value-type="string">
            <text:p>Because He Was A Bonny Lad</text:p>
          </table:table-cell>
          <table:table-cell table:number-columns-repeated="2"/>
          <table:table-cell table:style-name="ce6" table:formula="of:=INDEX([.$H$1:.$H$40000];MATCH([.$G264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formula="of:=[.E265]" office:value-type="string" office:string-value="Welcome To The Town Again" calcext:value-type="string">
            <text:p>Welcome To The Town Again</text:p>
          </table:table-cell>
          <table:table-cell table:number-columns-repeated="2"/>
          <table:table-cell table:style-name="ce6" table:formula="of:=INDEX([.$H$1:.$H$40000];MATCH([.$G265];[.$A$1:.$A$40000];0);1)" office:value-type="string" office:string-value="Welcome To The Town Again" calcext:value-type="string">
            <text:p>Welcome To The Town Ag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table:number-columns-repeated="3"/>
          <table:table-cell table:style-name="ce6" table:formula="of:=INDEX([.$H$1:.$H$40000];MATCH([.$G266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table:number-columns-repeated="3"/>
          <table:table-cell table:style-name="ce6" table:formula="of:=INDEX([.$H$1:.$H$40000];MATCH([.$G267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2"/>
          <table:table-cell office:value-type="string" calcext:value-type="string">
            <text:p>Frankie</text:p>
          </table:table-cell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2"/>
          <table:table-cell table:style-name="ce6" table:formula="of:=INDEX([.$H$1:.$H$40000];MATCH([.$G268];[.$A$1:.$A$40000];0);1)" office:value-type="string" office:string-value="93 Not Out" calcext:value-type="string">
            <text:p>93 Not 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rankie</text:p>
          </table:table-cell>
          <table:table-cell office:value-type="string" calcext:value-type="string">
            <text:p>WFS 14-01 36</text:p>
          </table:table-cell>
          <table:table-cell office:value-type="string" calcext:value-type="string">
            <text:p>Pippa Sandford's</text:p>
          </table:table-cell>
          <table:table-cell table:number-columns-repeated="2"/>
          <table:table-cell table:style-name="ce6" table:formula="of:=INDEX([.$H$1:.$H$40000];MATCH([.$G269];[.$A$1:.$A$40000];0);1)" office:value-type="string" office:string-value="Pippa Sandford's" calcext:value-type="string">
            <text:p>Pippa Sandford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formula="of:=[.E270]" office:value-type="string" office:string-value="Whittingham Green Lane" calcext:value-type="string">
            <text:p>Whittingham Green Lane</text:p>
          </table:table-cell>
          <table:table-cell table:number-columns-repeated="2"/>
          <table:table-cell table:style-name="ce6" table:formula="of:=INDEX([.$H$1:.$H$40000];MATCH([.$G270];[.$A$1:.$A$40000];0);1)" office:value-type="string" office:string-value="Whittingham Green Lane" calcext:value-type="string">
            <text:p>Whittingham Gre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formula="of:=[.E271]" office:value-type="string" office:string-value="Bonny At Morn" calcext:value-type="string">
            <text:p>Bonny At Morn</text:p>
          </table:table-cell>
          <table:table-cell table:number-columns-repeated="2"/>
          <table:table-cell table:style-name="ce6" table:formula="of:=INDEX([.$H$1:.$H$40000];MATCH([.$G271];[.$A$1:.$A$40000];0);1)" office:value-type="string" office:string-value="Bonny At Morn" calcext:value-type="string">
            <text:p>Bonny At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table:number-columns-repeated="3"/>
          <table:table-cell table:style-name="ce6" table:formula="of:=INDEX([.$H$1:.$H$40000];MATCH([.$G272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table:number-columns-repeated="3"/>
          <table:table-cell table:style-name="ce6" table:formula="of:=INDEX([.$H$1:.$H$40000];MATCH([.$G273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formula="of:=[.E274]" office:value-type="string" office:string-value="Flower Of Edinburgh" calcext:value-type="string">
            <text:p>Flower Of Edinburgh</text:p>
          </table:table-cell>
          <table:table-cell table:number-columns-repeated="2"/>
          <table:table-cell table:style-name="ce6" table:formula="of:=INDEX([.$H$1:.$H$40000];MATCH([.$G274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formula="of:=[.E275]" office:value-type="string" office:string-value="Calla Herring" calcext:value-type="string">
            <text:p>Calla Herring</text:p>
          </table:table-cell>
          <table:table-cell table:number-columns-repeated="2"/>
          <table:table-cell table:style-name="ce6" table:formula="of:=INDEX([.$H$1:.$H$40000];MATCH([.$G275];[.$A$1:.$A$40000];0);1)" office:value-type="string" office:string-value="Calla Herring" calcext:value-type="string">
            <text:p>Calla Her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formula="of:=[.E2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number-columns-repeated="3"/>
          <table:table-cell table:style-name="ce6" table:formula="of:=INDEX([.$H$1:.$H$40000];MATCH([.$G277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number-columns-repeated="3"/>
          <table:table-cell table:style-name="ce6" table:formula="of:=INDEX([.$H$1:.$H$40000];MATCH([.$G278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ATMD 13-01 02</text:p>
          </table:table-cell>
          <table:table-cell table:number-columns-repeated="3"/>
          <table:table-cell table:style-name="ce6" table:formula="of:=INDEX([.$H$1:.$H$40000];MATCH([.$G279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table:number-columns-repeated="3"/>
          <table:table-cell table:style-name="ce6" table:formula="of:=INDEX([.$H$1:.$H$40000];MATCH([.$G280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number-columns-repeated="3"/>
          <table:table-cell table:style-name="ce6" table:formula="of:=INDEX([.$H$1:.$H$40000];MATCH([.$G281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01 02</text:p>
          </table:table-cell>
          <table:table-cell table:number-columns-repeated="3"/>
          <table:table-cell table:style-name="ce6" table:formula="of:=INDEX([.$H$1:.$H$40000];MATCH([.$G282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01 03</text:p>
          </table:table-cell>
          <table:table-cell table:number-columns-repeated="3"/>
          <table:table-cell table:style-name="ce6" table:formula="of:=INDEX([.$H$1:.$H$40000];MATCH([.$G283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number-columns-repeated="3"/>
          <table:table-cell table:style-name="ce6" table:formula="of:=INDEX([.$H$1:.$H$40000];MATCH([.$G284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number-columns-repeated="3"/>
          <table:table-cell table:style-name="ce6" table:formula="of:=INDEX([.$H$1:.$H$40000];MATCH([.$G285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table:number-columns-repeated="3"/>
          <table:table-cell table:style-name="ce6" table:formula="of:=INDEX([.$H$1:.$H$40000];MATCH([.$G286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02</text:p>
          </table:table-cell>
          <table:table-cell table:formula="of:=[.E2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table:number-columns-repeated="3"/>
          <table:table-cell table:style-name="ce6" table:formula="of:=INDEX([.$H$1:.$H$40000];MATCH([.$G288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number-columns-repeated="3"/>
          <table:table-cell table:style-name="ce6" table:formula="of:=INDEX([.$H$1:.$H$40000];MATCH([.$G289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table:number-columns-repeated="3"/>
          <table:table-cell table:style-name="ce6" table:formula="of:=INDEX([.$H$1:.$H$40000];MATCH([.$G290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table:number-columns-repeated="3"/>
          <table:table-cell table:style-name="ce6" table:formula="of:=INDEX([.$H$1:.$H$40000];MATCH([.$G291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table:number-columns-repeated="3"/>
          <table:table-cell table:style-name="ce6" table:formula="of:=INDEX([.$H$1:.$H$40000];MATCH([.$G292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eatley Processional</text:p>
          </table:table-cell>
          <table:table-cell/>
          <table:table-cell office:value-type="string" calcext:value-type="string">
            <text:p>WFS 14-03 08</text:p>
          </table:table-cell>
          <table:table-cell table:formula="of:=[.E293]" office:value-type="string" office:string-value="Wheatley Processional" calcext:value-type="string">
            <text:p>Wheatley Processional</text:p>
          </table:table-cell>
          <table:table-cell table:number-columns-repeated="2"/>
          <table:table-cell table:style-name="ce6" table:formula="of:=INDEX([.$H$1:.$H$40000];MATCH([.$G293];[.$A$1:.$A$40000];0);1)" office:value-type="string" office:string-value="Wheatley Processional" calcext:value-type="string">
            <text:p>Wheatley Procession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table:number-columns-repeated="3"/>
          <table:table-cell table:style-name="ce6" table:formula="of:=INDEX([.$H$1:.$H$40000];MATCH([.$G294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table:number-columns-repeated="3"/>
          <table:table-cell table:style-name="ce6" table:formula="of:=INDEX([.$H$1:.$H$40000];MATCH([.$G295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table:number-columns-repeated="3"/>
          <table:table-cell table:style-name="ce6" table:formula="of:=INDEX([.$H$1:.$H$40000];MATCH([.$G296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table:number-columns-repeated="3"/>
          <table:table-cell table:style-name="ce6" table:formula="of:=INDEX([.$H$1:.$H$40000];MATCH([.$G297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formula="of:=[.E298]" office:value-type="string" office:string-value="Slängpolska efter Byss-Kalle" calcext:value-type="string">
            <text:p>Slängpolska efter Byss-Kalle</text:p>
          </table:table-cell>
          <table:table-cell table:number-columns-repeated="2"/>
          <table:table-cell table:style-name="ce6" table:formula="of:=INDEX([.$H$1:.$H$40000];MATCH([.$G298];[.$A$1:.$A$40000];0);1)" office:value-type="string" office:string-value="Slängpolska efter Byss-Kalle" calcext:value-type="string">
            <text:p>Slängpolska efter Byss-Ka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table:number-columns-repeated="3"/>
          <table:table-cell table:style-name="ce6" table:formula="of:=INDEX([.$H$1:.$H$40000];MATCH([.$G299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4</text:p>
          </table:table-cell>
          <table:table-cell table:number-columns-repeated="3"/>
          <table:table-cell table:style-name="ce6" table:formula="of:=INDEX([.$H$1:.$H$40000];MATCH([.$G300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table:number-columns-repeated="3"/>
          <table:table-cell table:style-name="ce6" table:formula="of:=INDEX([.$H$1:.$H$40000];MATCH([.$G301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ouble Lead Through</text:p>
          </table:table-cell>
          <table:table-cell/>
          <table:table-cell office:value-type="string" calcext:value-type="string">
            <text:p>WFS 14-03 17</text:p>
          </table:table-cell>
          <table:table-cell table:formula="of:=[.E302]" office:value-type="string" office:string-value="Double Lead Through" calcext:value-type="string">
            <text:p>Double Lead Through</text:p>
          </table:table-cell>
          <table:table-cell table:number-columns-repeated="2"/>
          <table:table-cell table:style-name="ce6" table:formula="of:=INDEX([.$H$1:.$H$40000];MATCH([.$G302];[.$A$1:.$A$40000];0);1)" office:value-type="string" office:string-value="Double Lead Through" calcext:value-type="string">
            <text:p>Double Lead Th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8</text:p>
          </table:table-cell>
          <table:table-cell table:formula="of:=[.E3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0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stley's Ride</text:p>
          </table:table-cell>
          <table:table-cell/>
          <table:table-cell office:value-type="string" calcext:value-type="string">
            <text:p>WFS 14-03 19</text:p>
          </table:table-cell>
          <table:table-cell table:formula="of:=[.E304]" office:value-type="string" office:string-value="Astley's Ride" calcext:value-type="string">
            <text:p>Astley's Ride</text:p>
          </table:table-cell>
          <table:table-cell table:number-columns-repeated="2"/>
          <table:table-cell table:style-name="ce6" table:formula="of:=INDEX([.$H$1:.$H$40000];MATCH([.$G304];[.$A$1:.$A$40000];0);1)" office:value-type="string" office:string-value="Astley's Ride" calcext:value-type="string">
            <text:p>Astley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table:number-columns-repeated="3"/>
          <table:table-cell table:style-name="ce6" table:formula="of:=INDEX([.$H$1:.$H$40000];MATCH([.$G305];[.$A$1:.$A$40000];0);1)" office:value-type="string" office:string-value="Lodge Road" calcext:value-type="string">
            <text:p>Lodge Ro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table:number-columns-repeated="3"/>
          <table:table-cell table:style-name="ce6" table:formula="of:=INDEX([.$H$1:.$H$40000];MATCH([.$G30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number-columns-repeated="3"/>
          <table:table-cell table:style-name="ce6" table:formula="of:=INDEX([.$H$1:.$H$40000];MATCH([.$G30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table:number-columns-repeated="3"/>
          <table:table-cell table:style-name="ce6" table:formula="of:=INDEX([.$H$1:.$H$40000];MATCH([.$G308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office:value-type="string" calcext:value-type="string">
            <text:p>Maggie In The Wood</text:p>
          </table:table-cell>
          <table:table-cell table:number-columns-repeated="2"/>
          <table:table-cell table:style-name="ce6" table:formula="of:=INDEX([.$H$1:.$H$40000];MATCH([.$G309];[.$A$1:.$A$40000];0);1)" office:value-type="string" office:string-value="Maggie In The Wood" calcext:value-type="string">
            <text:p>Maggie In The Wo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rino Casino</text:p>
          </table:table-cell>
          <table:table-cell/>
          <table:table-cell office:value-type="string" calcext:value-type="string">
            <text:p>WFS 14-03 25</text:p>
          </table:table-cell>
          <table:table-cell table:formula="of:=[.E310]" office:value-type="string" office:string-value="Marino Casino" calcext:value-type="string">
            <text:p>Marino Casino</text:p>
          </table:table-cell>
          <table:table-cell table:number-columns-repeated="2"/>
          <table:table-cell table:style-name="ce6" table:formula="of:=INDEX([.$H$1:.$H$40000];MATCH([.$G310];[.$A$1:.$A$40000];0);1)" office:value-type="string" office:string-value="Marino Casino" calcext:value-type="string">
            <text:p>Marino Casi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2"/>
          <table:table-cell table:style-name="ce6" table:formula="of:=INDEX([.$H$1:.$H$40000];MATCH([.$G311];[.$A$1:.$A$40000];0);1)" office:value-type="string" office:string-value="Josefins Dopvals" calcext:value-type="string">
            <text:p>Josefins Dopv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31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1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8</text:p>
          </table:table-cell>
          <table:table-cell table:formula="of:=[.E31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1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9</text:p>
          </table:table-cell>
          <table:table-cell office:value-type="string" calcext:value-type="string">
            <text:p>Halsway Schottische</text:p>
          </table:table-cell>
          <table:table-cell table:number-columns-repeated="2"/>
          <table:table-cell table:style-name="ce6" table:formula="of:=INDEX([.$H$1:.$H$40000];MATCH([.$G314];[.$A$1:.$A$40000];0);1)" office:value-type="string" office:string-value="Halsway Schottische" calcext:value-type="string">
            <text:p>Halsway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0</text:p>
          </table:table-cell>
          <table:table-cell office:value-type="string" calcext:value-type="string">
            <text:p>Scottish de Servant</text:p>
          </table:table-cell>
          <table:table-cell table:number-columns-repeated="2"/>
          <table:table-cell table:style-name="ce6" table:formula="of:=INDEX([.$H$1:.$H$40000];MATCH([.$G315];[.$A$1:.$A$40000];0);1)" office:value-type="string" office:string-value="Scottish de Servant" calcext:value-type="string">
            <text:p>Scottish de Serv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3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2</text:p>
          </table:table-cell>
          <table:table-cell office:value-type="string" calcext:value-type="string">
            <text:p>The Crookit Bawbee</text:p>
          </table:table-cell>
          <table:table-cell table:number-columns-repeated="2"/>
          <table:table-cell table:style-name="ce6" table:formula="of:=INDEX([.$H$1:.$H$40000];MATCH([.$G317];[.$A$1:.$A$40000];0);1)" office:value-type="string" office:string-value="The Crookit Bawbee" calcext:value-type="string">
            <text:p>The Crookit Bawb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table:number-columns-repeated="3"/>
          <table:table-cell table:style-name="ce6" table:formula="of:=INDEX([.$H$1:.$H$40000];MATCH([.$G318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table:number-columns-repeated="3"/>
          <table:table-cell table:style-name="ce6" table:formula="of:=INDEX([.$H$1:.$H$40000];MATCH([.$G319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number-columns-repeated="3"/>
          <table:table-cell table:style-name="ce6" table:formula="of:=INDEX([.$H$1:.$H$40000];MATCH([.$G320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1</text:p>
          </table:table-cell>
          <table:table-cell office:value-type="string" calcext:value-type="string">
            <text:p>When Daylight Shines</text:p>
          </table:table-cell>
          <table:table-cell table:number-columns-repeated="2"/>
          <table:table-cell table:style-name="ce6" table:formula="of:=INDEX([.$H$1:.$H$40000];MATCH([.$G321];[.$A$1:.$A$40000];0);1)" office:value-type="string" office:string-value="When Daylight Shines" calcext:value-type="string">
            <text:p>When Daylight Shin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2</text:p>
          </table:table-cell>
          <table:table-cell office:value-type="string" calcext:value-type="string">
            <text:p>Voulez-vous Danser</text:p>
          </table:table-cell>
          <table:table-cell table:number-columns-repeated="2"/>
          <table:table-cell table:style-name="ce6" table:formula="of:=INDEX([.$H$1:.$H$40000];MATCH([.$G322];[.$A$1:.$A$40000];0);1)" office:value-type="string" office:string-value="Voulez-vous Danser" calcext:value-type="string">
            <text:p>Voulez-vous Dans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3</text:p>
          </table:table-cell>
          <table:table-cell office:value-type="string" calcext:value-type="string">
            <text:p>Family Jig</text:p>
          </table:table-cell>
          <table:table-cell table:number-columns-repeated="2"/>
          <table:table-cell table:style-name="ce6" table:formula="of:=INDEX([.$H$1:.$H$40000];MATCH([.$G323];[.$A$1:.$A$40000];0);1)" office:value-type="string" office:string-value="Family Jig" calcext:value-type="string">
            <text:p>Famil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4</text:p>
          </table:table-cell>
          <table:table-cell table:formula="of:=[.E3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table:number-columns-repeated="3"/>
          <table:table-cell table:style-name="ce6" table:formula="of:=INDEX([.$H$1:.$H$40000];MATCH([.$G325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table:number-columns-repeated="3"/>
          <table:table-cell table:style-name="ce6" table:formula="of:=INDEX([.$H$1:.$H$40000];MATCH([.$G326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table:number-columns-repeated="3"/>
          <table:table-cell table:style-name="ce6" table:formula="of:=INDEX([.$H$1:.$H$40000];MATCH([.$G327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office:value-type="string" calcext:value-type="string">
            <text:p>Upton Stick Dance</text:p>
          </table:table-cell>
          <table:table-cell table:number-columns-repeated="2"/>
          <table:table-cell table:style-name="ce6" table:formula="of:=INDEX([.$H$1:.$H$40000];MATCH([.$G328];[.$A$1:.$A$40000];0);1)" office:value-type="string" office:string-value="Upton Stick Dance" calcext:value-type="string">
            <text:p>Upton Stick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number-columns-repeated="3"/>
          <table:table-cell table:style-name="ce6" table:formula="of:=INDEX([.$H$1:.$H$40000];MATCH([.$G329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0</text:p>
          </table:table-cell>
          <table:table-cell office:value-type="string" calcext:value-type="string">
            <text:p>Rhubarb Sandwich</text:p>
          </table:table-cell>
          <table:table-cell table:number-columns-repeated="2"/>
          <table:table-cell table:style-name="ce6" table:formula="of:=INDEX([.$H$1:.$H$40000];MATCH([.$G330];[.$A$1:.$A$40000];0);1)" office:value-type="string" office:string-value="Rhubarb Sandwich" calcext:value-type="string">
            <text:p>Rhubarb Sandwi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1</text:p>
          </table:table-cell>
          <table:table-cell office:value-type="string" calcext:value-type="string">
            <text:p>The Barren Rocks Of Aden</text:p>
          </table:table-cell>
          <table:table-cell table:number-columns-repeated="2"/>
          <table:table-cell table:style-name="ce6" table:formula="of:=INDEX([.$H$1:.$H$40000];MATCH([.$G331];[.$A$1:.$A$40000];0);1)" office:value-type="string" office:string-value="The Barren Rocks Of Aden" calcext:value-type="string">
            <text:p>The Barren Rocks Of A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2</text:p>
          </table:table-cell>
          <table:table-cell office:value-type="string" calcext:value-type="string">
            <text:p>Vulcan's Cave</text:p>
          </table:table-cell>
          <table:table-cell table:number-columns-repeated="2"/>
          <table:table-cell table:style-name="ce6" table:formula="of:=INDEX([.$H$1:.$H$40000];MATCH([.$G332];[.$A$1:.$A$40000];0);1)" office:value-type="string" office:string-value="Vulcan's Cave" calcext:value-type="string">
            <text:p>Vulcan's C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lligan Jig</text:p>
          </table:table-cell>
          <table:table-cell/>
          <table:table-cell office:value-type="string" calcext:value-type="string">
            <text:p>BFS 14-04 13</text:p>
          </table:table-cell>
          <table:table-cell office:value-type="string" calcext:value-type="string">
            <text:p>Hulligan Jig</text:p>
          </table:table-cell>
          <table:table-cell table:number-columns-repeated="2"/>
          <table:table-cell table:style-name="ce6" table:formula="of:=INDEX([.$H$1:.$H$40000];MATCH([.$G333];[.$A$1:.$A$40000];0);1)" office:value-type="string" office:string-value="Hulligan Jig" calcext:value-type="string">
            <text:p>Hulligan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table:number-columns-repeated="3"/>
          <table:table-cell table:style-name="ce6" table:formula="of:=INDEX([.$H$1:.$H$40000];MATCH([.$G334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table:number-columns-repeated="3"/>
          <table:table-cell table:style-name="ce6" table:formula="of:=INDEX([.$H$1:.$H$40000];MATCH([.$G335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2"/>
          <table:table-cell table:style-name="ce6" table:formula="of:=INDEX([.$H$1:.$H$40000];MATCH([.$G336];[.$A$1:.$A$40000];0);1)" office:value-type="string" office:string-value="Tars Of The Victory" calcext:value-type="string">
            <text:p>Tars Of The Vic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2"/>
          <table:table-cell table:style-name="ce6" table:formula="of:=INDEX([.$H$1:.$H$40000];MATCH([.$G337];[.$A$1:.$A$40000];0);1)" office:value-type="string" office:string-value="Louisberg Square" calcext:value-type="string">
            <text:p>Louisberg Squ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8</text:p>
          </table:table-cell>
          <table:table-cell office:value-type="string" calcext:value-type="string">
            <text:p>The Warksburn</text:p>
          </table:table-cell>
          <table:table-cell table:number-columns-repeated="2"/>
          <table:table-cell table:style-name="ce6" table:formula="of:=INDEX([.$H$1:.$H$40000];MATCH([.$G338];[.$A$1:.$A$40000];0);1)" office:value-type="string" office:string-value="The Warksburn" calcext:value-type="string">
            <text:p>The Warksbu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table:number-columns-repeated="3"/>
          <table:table-cell table:style-name="ce6" table:formula="of:=INDEX([.$H$1:.$H$40000];MATCH([.$G339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0</text:p>
          </table:table-cell>
          <table:table-cell office:value-type="string" calcext:value-type="string">
            <text:p>The Queen's Delight</text:p>
          </table:table-cell>
          <table:table-cell table:number-columns-repeated="2"/>
          <table:table-cell table:style-name="ce6" table:formula="of:=INDEX([.$H$1:.$H$40000];MATCH([.$G340];[.$A$1:.$A$40000];0);1)" office:value-type="string" office:string-value="The Queen's Delight" calcext:value-type="string">
            <text:p>The Queen's De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2</text:p>
          </table:table-cell>
          <table:table-cell table:number-columns-repeated="3"/>
          <table:table-cell table:style-name="ce6" table:formula="of:=INDEX([.$H$1:.$H$40000];MATCH([.$G341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2"/>
          <table:table-cell table:style-name="ce6" table:formula="of:=INDEX([.$H$1:.$H$40000];MATCH([.$G342];[.$A$1:.$A$40000];0);1)" office:value-type="string" office:string-value="Worcester Hornpipe" calcext:value-type="string">
            <text:p>Wor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3</text:p>
          </table:table-cell>
          <table:table-cell office:value-type="string" calcext:value-type="string">
            <text:p>Gloucester Hornpipe</text:p>
          </table:table-cell>
          <table:table-cell table:number-columns-repeated="2"/>
          <table:table-cell table:style-name="ce6" table:formula="of:=INDEX([.$H$1:.$H$40000];MATCH([.$G343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4</text:p>
          </table:table-cell>
          <table:table-cell office:value-type="string" calcext:value-type="string">
            <text:p>Clee Hill</text:p>
          </table:table-cell>
          <table:table-cell table:number-columns-repeated="2"/>
          <table:table-cell table:style-name="ce6" table:formula="of:=INDEX([.$H$1:.$H$40000];MATCH([.$G344];[.$A$1:.$A$40000];0);1)" office:value-type="string" office:string-value="Clee Hill" calcext:value-type="string">
            <text:p>Clee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table:number-columns-repeated="3"/>
          <table:table-cell table:style-name="ce6" table:formula="of:=INDEX([.$H$1:.$H$40000];MATCH([.$G345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6</text:p>
          </table:table-cell>
          <table:table-cell office:value-type="string" calcext:value-type="string">
            <text:p>The Opera Hat</text:p>
          </table:table-cell>
          <table:table-cell table:number-columns-repeated="2"/>
          <table:table-cell table:style-name="ce6" table:formula="of:=INDEX([.$H$1:.$H$40000];MATCH([.$G346];[.$A$1:.$A$40000];0);1)" office:value-type="string" office:string-value="The Opera Hat" calcext:value-type="string">
            <text:p>The Opera H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7</text:p>
          </table:table-cell>
          <table:table-cell office:value-type="string" calcext:value-type="string">
            <text:p>John Of Paris</text:p>
          </table:table-cell>
          <table:table-cell table:number-columns-repeated="2"/>
          <table:table-cell table:style-name="ce6" table:formula="of:=INDEX([.$H$1:.$H$40000];MATCH([.$G347];[.$A$1:.$A$40000];0);1)" office:value-type="string" office:string-value="John Of Paris" calcext:value-type="string">
            <text:p>John Of Pa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8</text:p>
          </table:table-cell>
          <table:table-cell office:value-type="string" calcext:value-type="string">
            <text:p>Centenary March</text:p>
          </table:table-cell>
          <table:table-cell table:number-columns-repeated="2"/>
          <table:table-cell table:style-name="ce6" table:formula="of:=INDEX([.$H$1:.$H$40000];MATCH([.$G348];[.$A$1:.$A$40000];0);1)" office:value-type="string" office:string-value="Centenary March" calcext:value-type="string">
            <text:p>Centenary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9</text:p>
          </table:table-cell>
          <table:table-cell office:value-type="string" calcext:value-type="string">
            <text:p>The Big Ship</text:p>
          </table:table-cell>
          <table:table-cell table:number-columns-repeated="2"/>
          <table:table-cell table:style-name="ce6" table:formula="of:=INDEX([.$H$1:.$H$40000];MATCH([.$G349];[.$A$1:.$A$40000];0);1)" office:value-type="string" office:string-value="The Big Ship" calcext:value-type="string">
            <text:p>The Big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0</text:p>
          </table:table-cell>
          <table:table-cell office:value-type="string" calcext:value-type="string">
            <text:p>The Green Ship</text:p>
          </table:table-cell>
          <table:table-cell table:number-columns-repeated="2"/>
          <table:table-cell table:style-name="ce6" table:formula="of:=INDEX([.$H$1:.$H$40000];MATCH([.$G350];[.$A$1:.$A$40000];0);1)" office:value-type="string" office:string-value="The Green Ship" calcext:value-type="string">
            <text:p>The Green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1</text:p>
          </table:table-cell>
          <table:table-cell table:formula="of:=[.E3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5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2</text:p>
          </table:table-cell>
          <table:table-cell office:value-type="string" calcext:value-type="string">
            <text:p>Peter's Peerie Boat</text:p>
          </table:table-cell>
          <table:table-cell table:number-columns-repeated="2"/>
          <table:table-cell table:style-name="ce6" table:formula="of:=INDEX([.$H$1:.$H$40000];MATCH([.$G352];[.$A$1:.$A$40000];0);1)" office:value-type="string" office:string-value="Peter's Peerie Boat" calcext:value-type="string">
            <text:p>Peter's Peerie Bo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6</text:p>
          </table:table-cell>
          <table:table-cell table:formula="of:=[.E35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53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4</text:p>
          </table:table-cell>
          <table:table-cell office:value-type="string" calcext:value-type="string">
            <text:p>Alexandra Park</text:p>
          </table:table-cell>
          <table:table-cell table:number-columns-repeated="2"/>
          <table:table-cell table:style-name="ce6" table:formula="of:=INDEX([.$H$1:.$H$40000];MATCH([.$G354];[.$A$1:.$A$40000];0);1)" office:value-type="string" office:string-value="Alexandra Park" calcext:value-type="string">
            <text:p>Alexandra Pa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6" table:formula="of:=INDEX([.$H$1:.$H$40000];MATCH([.$G355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office:value-type="string" calcext:value-type="string">
            <text:p>Argiers</text:p>
          </table:table-cell>
          <table:table-cell table:number-columns-repeated="2"/>
          <table:table-cell table:style-name="ce6" table:formula="of:=INDEX([.$H$1:.$H$40000];MATCH([.$G356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3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2"/>
          <table:table-cell table:style-name="ce6" table:formula="of:=INDEX([.$H$1:.$H$40000];MATCH([.$G358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2"/>
          <table:table-cell table:style-name="ce6" table:formula="of:=INDEX([.$H$1:.$H$40000];MATCH([.$G359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0</text:p>
          </table:table-cell>
          <table:table-cell table:formula="of:=[.E3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6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1</text:p>
          </table:table-cell>
          <table:table-cell office:value-type="string" calcext:value-type="string">
            <text:p>Harry Cox's Schottische</text:p>
          </table:table-cell>
          <table:table-cell table:number-columns-repeated="2"/>
          <table:table-cell table:style-name="ce6" table:formula="of:=INDEX([.$H$1:.$H$40000];MATCH([.$G361];[.$A$1:.$A$40000];0);1)" office:value-type="string" office:string-value="Harry Cox's Schottische" calcext:value-type="string">
            <text:p>Harry Cox's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2</text:p>
          </table:table-cell>
          <table:table-cell office:value-type="string" calcext:value-type="string">
            <text:p>Rigs of Marlow</text:p>
          </table:table-cell>
          <table:table-cell table:number-columns-repeated="2"/>
          <table:table-cell table:style-name="ce6" table:formula="of:=INDEX([.$H$1:.$H$40000];MATCH([.$G362];[.$A$1:.$A$40000];0);1)" office:value-type="string" office:string-value="Rigs of Marlow" calcext:value-type="string">
            <text:p>Rigs of Mar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3</text:p>
          </table:table-cell>
          <table:table-cell office:value-type="string" calcext:value-type="string">
            <text:p>The Clog</text:p>
          </table:table-cell>
          <table:table-cell table:number-columns-repeated="2"/>
          <table:table-cell table:style-name="ce6" table:formula="of:=INDEX([.$H$1:.$H$40000];MATCH([.$G363];[.$A$1:.$A$40000];0);1)" office:value-type="string" office:string-value="The Clog" calcext:value-type="string">
            <text:p>The Cl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table:number-columns-repeated="3"/>
          <table:table-cell table:style-name="ce6" table:formula="of:=INDEX([.$H$1:.$H$40000];MATCH([.$G364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5</text:p>
          </table:table-cell>
          <table:table-cell table:formula="of:=[.E36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6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6</text:p>
          </table:table-cell>
          <table:table-cell table:formula="of:=[.E3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table:number-columns-repeated="3"/>
          <table:table-cell table:style-name="ce6" table:formula="of:=INDEX([.$H$1:.$H$40000];MATCH([.$G367];[.$A$1:.$A$40000];0);1)" office:value-type="string" office:string-value="Ville de Québec" calcext:value-type="string">
            <text:p>Ville de Québe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8</text:p>
          </table:table-cell>
          <table:table-cell office:value-type="string" calcext:value-type="string">
            <text:p>William Taylor's Tabletop Hornpipe</text:p>
          </table:table-cell>
          <table:table-cell table:number-columns-repeated="2"/>
          <table:table-cell table:style-name="ce6" table:formula="of:=INDEX([.$H$1:.$H$40000];MATCH([.$G368];[.$A$1:.$A$40000];0);1)" office:value-type="string" office:string-value="William Taylor's Tabletop Hornpipe" calcext:value-type="string">
            <text:p>William Taylor's Tabletop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9</text:p>
          </table:table-cell>
          <table:table-cell table:formula="of:=[.E3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6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2"/>
          <table:table-cell table:style-name="ce6" table:formula="of:=INDEX([.$H$1:.$H$40000];MATCH([.$G370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cky Tar</text:p>
          </table:table-cell>
          <table:table-cell/>
          <table:table-cell office:value-type="string" calcext:value-type="string">
            <text:p>BFS 14-04 51</text:p>
          </table:table-cell>
          <table:table-cell table:formula="of:=[.E371]" office:value-type="string" office:string-value="Jacky Tar" calcext:value-type="string">
            <text:p>Jacky Tar</text:p>
          </table:table-cell>
          <table:table-cell table:number-columns-repeated="2"/>
          <table:table-cell table:style-name="ce6" table:formula="of:=INDEX([.$H$1:.$H$40000];MATCH([.$G371];[.$A$1:.$A$40000];0);1)" office:value-type="string" office:string-value="Jacky Tar" calcext:value-type="string">
            <text:p>Jacky T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2</text:p>
          </table:table-cell>
          <table:table-cell table:formula="of:=[.E3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formula="of:=[.E3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19</text:p>
          </table:table-cell>
          <table:table-cell table:number-columns-repeated="3"/>
          <table:table-cell table:style-name="ce6" table:formula="of:=INDEX([.$H$1:.$H$40000];MATCH([.$G374];[.$A$1:.$A$40000];0);1)" office:value-type="string" office:string-value="Astley's Ride" calcext:value-type="string">
            <text:p>Astley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1 03</text:p>
          </table:table-cell>
          <table:table-cell table:number-columns-repeated="3"/>
          <table:table-cell table:style-name="ce6" table:formula="of:=INDEX([.$H$1:.$H$40000];MATCH([.$G375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6</text:p>
          </table:table-cell>
          <table:table-cell office:value-type="string" calcext:value-type="string">
            <text:p>Lord Of The Dance</text:p>
          </table:table-cell>
          <table:table-cell table:number-columns-repeated="2"/>
          <table:table-cell table:style-name="ce6" table:formula="of:=INDEX([.$H$1:.$H$40000];MATCH([.$G376];[.$A$1:.$A$40000];0);1)" office:value-type="string" office:string-value="Lord Of The Dance" calcext:value-type="string">
            <text:p>Lord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7</text:p>
          </table:table-cell>
          <table:table-cell table:formula="of:=[.E37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7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58</text:p>
          </table:table-cell>
          <table:table-cell office:value-type="string" calcext:value-type="string">
            <text:p>Maclotte</text:p>
          </table:table-cell>
          <table:table-cell table:number-columns-repeated="2"/>
          <table:table-cell table:style-name="ce6" table:formula="of:=INDEX([.$H$1:.$H$40000];MATCH([.$G378];[.$A$1:.$A$40000];0);1)" office:value-type="string" office:string-value="Maclotte" calcext:value-type="string">
            <text:p>Maclot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number-columns-repeated="3"/>
          <table:table-cell table:style-name="ce6" table:formula="of:=INDEX([.$H$1:.$H$40000];MATCH([.$G379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4-04 6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x 14-04 60</text:p>
          </table:table-cell>
          <table:table-cell office:value-type="string" calcext:value-type="string">
            <text:p>Andrew Kerr</text:p>
          </table:table-cell>
          <table:table-cell table:number-columns-repeated="2"/>
          <table:table-cell table:style-name="ce6" table:formula="of:=INDEX([.$H$1:.$H$40000];MATCH([.$G380];[.$A$1:.$A$40000];0);1)" office:value-type="string" office:string-value="Andrew Kerr" calcext:value-type="string">
            <text:p>Andrew Kerr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x 14-04 6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 Room At Scarborough</text:p>
          </table:table-cell>
          <table:table-cell/>
          <table:table-cell office:value-type="string" calcext:value-type="string">
            <text:p>BFSx 14-04 61</text:p>
          </table:table-cell>
          <table:table-cell table:formula="of:=[.E381]" office:value-type="string" office:string-value="Long Room At Scarborough" calcext:value-type="string">
            <text:p>Long Room At Scarborough</text:p>
          </table:table-cell>
          <table:table-cell table:number-columns-repeated="2"/>
          <table:table-cell table:style-name="ce6" table:formula="of:=INDEX([.$H$1:.$H$40000];MATCH([.$G381];[.$A$1:.$A$40000];0);1)" office:value-type="string" office:string-value="Long Room At Scarborough" calcext:value-type="string">
            <text:p>Long Room At Scarborough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 14-04 6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2</text:p>
          </table:table-cell>
          <table:table-cell office:value-type="string" calcext:value-type="string">
            <text:p>Cheshire Waltz</text:p>
          </table:table-cell>
          <table:table-cell table:number-columns-repeated="2"/>
          <table:table-cell table:style-name="ce6" table:formula="of:=INDEX([.$H$1:.$H$40000];MATCH([.$G382];[.$A$1:.$A$40000];0);1)" office:value-type="string" office:string-value="Cheshire Waltz" calcext:value-type="string">
            <text:p>Cheshire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3</text:p>
          </table:table-cell>
          <table:table-cell office:value-type="string" calcext:value-type="string">
            <text:p>Northern Schottische</text:p>
          </table:table-cell>
          <table:table-cell table:number-columns-repeated="2"/>
          <table:table-cell table:style-name="ce6" table:formula="of:=INDEX([.$H$1:.$H$40000];MATCH([.$G383];[.$A$1:.$A$40000];0);1)" office:value-type="string" office:string-value="Northern Schottische" calcext:value-type="string">
            <text:p>Northern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table:number-columns-repeated="3"/>
          <table:table-cell table:style-name="ce6" table:formula="of:=INDEX([.$H$1:.$H$40000];MATCH([.$G384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5</text:p>
          </table:table-cell>
          <table:table-cell office:value-type="string" calcext:value-type="string">
            <text:p>Stringers Hornpipe</text:p>
          </table:table-cell>
          <table:table-cell table:number-columns-repeated="2"/>
          <table:table-cell table:style-name="ce6" table:formula="of:=INDEX([.$H$1:.$H$40000];MATCH([.$G385];[.$A$1:.$A$40000];0);1)" office:value-type="string" office:string-value="Stringers Hornpipe" calcext:value-type="string">
            <text:p>Stringer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6</text:p>
          </table:table-cell>
          <table:table-cell office:value-type="string" calcext:value-type="string">
            <text:p>Marmalade Polka</text:p>
          </table:table-cell>
          <table:table-cell table:number-columns-repeated="2"/>
          <table:table-cell table:style-name="ce6" table:formula="of:=INDEX([.$H$1:.$H$40000];MATCH([.$G386];[.$A$1:.$A$40000];0);1)" office:value-type="string" office:string-value="Marmalade Polka" calcext:value-type="string">
            <text:p>Marmalade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table:number-columns-repeated="3"/>
          <table:table-cell table:style-name="ce6" table:formula="of:=INDEX([.$H$1:.$H$40000];MATCH([.$G387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8</text:p>
          </table:table-cell>
          <table:table-cell office:value-type="string" calcext:value-type="string">
            <text:p>The Cotillion</text:p>
          </table:table-cell>
          <table:table-cell table:number-columns-repeated="2"/>
          <table:table-cell table:style-name="ce6" table:formula="of:=INDEX([.$H$1:.$H$40000];MATCH([.$G388];[.$A$1:.$A$40000];0);1)" office:value-type="string" office:string-value="The Cotillion" calcext:value-type="string">
            <text:p>The Cotill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9</text:p>
          </table:table-cell>
          <table:table-cell office:value-type="string" calcext:value-type="string">
            <text:p>The Trip To Brighton</text:p>
          </table:table-cell>
          <table:table-cell table:number-columns-repeated="2"/>
          <table:table-cell table:style-name="ce6" table:formula="of:=INDEX([.$H$1:.$H$40000];MATCH([.$G389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table:number-columns-repeated="3"/>
          <table:table-cell table:style-name="ce6" table:formula="of:=INDEX([.$H$1:.$H$40000];MATCH([.$G390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1</text:p>
          </table:table-cell>
          <table:table-cell office:value-type="string" calcext:value-type="string">
            <text:p>Dear Tobacco</text:p>
          </table:table-cell>
          <table:table-cell table:number-columns-repeated="2"/>
          <table:table-cell table:style-name="ce6" table:formula="of:=INDEX([.$H$1:.$H$40000];MATCH([.$G391];[.$A$1:.$A$40000];0);1)" office:value-type="string" office:string-value="Dear Tobacco" calcext:value-type="string">
            <text:p>Dear Tobac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2"/>
          <table:table-cell table:style-name="ce6" table:formula="of:=INDEX([.$H$1:.$H$40000];MATCH([.$G392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3</text:p>
          </table:table-cell>
          <table:table-cell office:value-type="string" calcext:value-type="string">
            <text:p>Lady Susan Stewart's Reel</text:p>
          </table:table-cell>
          <table:table-cell table:number-columns-repeated="2"/>
          <table:table-cell table:style-name="ce6" table:formula="of:=INDEX([.$H$1:.$H$40000];MATCH([.$G393];[.$A$1:.$A$40000];0);1)" office:value-type="string" office:string-value="Lady Susan Stewart's Reel" calcext:value-type="string">
            <text:p>Lady Susan Stewart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4</text:p>
          </table:table-cell>
          <table:table-cell table:formula="of:=[.E39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9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table:number-columns-repeated="3"/>
          <table:table-cell table:style-name="ce6" table:formula="of:=INDEX([.$H$1:.$H$40000];MATCH([.$G395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6</text:p>
          </table:table-cell>
          <table:table-cell office:value-type="string" calcext:value-type="string">
            <text:p>Cumberland Waltz</text:p>
          </table:table-cell>
          <table:table-cell table:number-columns-repeated="2"/>
          <table:table-cell table:style-name="ce6" table:formula="of:=INDEX([.$H$1:.$H$40000];MATCH([.$G396];[.$A$1:.$A$40000];0);1)" office:value-type="string" office:string-value="Cumberland Waltz" calcext:value-type="string">
            <text:p>Cumberland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7</text:p>
          </table:table-cell>
          <table:table-cell office:value-type="string" calcext:value-type="string">
            <text:p>Westmoreland</text:p>
          </table:table-cell>
          <table:table-cell table:number-columns-repeated="2"/>
          <table:table-cell table:style-name="ce6" table:formula="of:=INDEX([.$H$1:.$H$40000];MATCH([.$G397];[.$A$1:.$A$40000];0);1)" office:value-type="string" office:string-value="Westmoreland" calcext:value-type="string">
            <text:p>Westmore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8</text:p>
          </table:table-cell>
          <table:table-cell office:value-type="string" calcext:value-type="string">
            <text:p>Fanny Power</text:p>
          </table:table-cell>
          <table:table-cell table:number-columns-repeated="2"/>
          <table:table-cell table:style-name="ce6" table:formula="of:=INDEX([.$H$1:.$H$40000];MATCH([.$G398];[.$A$1:.$A$40000];0);1)" office:value-type="string" office:string-value="Fanny Power" calcext:value-type="string">
            <text:p>Fanny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table:number-columns-repeated="3"/>
          <table:table-cell table:style-name="ce6" table:formula="of:=INDEX([.$H$1:.$H$40000];MATCH([.$G399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table:number-columns-repeated="3"/>
          <table:table-cell table:style-name="ce6" table:formula="of:=INDEX([.$H$1:.$H$40000];MATCH([.$G400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table:number-columns-repeated="3"/>
          <table:table-cell table:style-name="ce6" table:formula="of:=INDEX([.$H$1:.$H$40000];MATCH([.$G401];[.$A$1:.$A$40000];0);1)" office:value-type="string" office:string-value="Josefins Dopvals" calcext:value-type="string">
            <text:p>Josefins Dopv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2</text:p>
          </table:table-cell>
          <table:table-cell office:value-type="string" calcext:value-type="string">
            <text:p>Å Jenta Å Ja</text:p>
          </table:table-cell>
          <table:table-cell table:number-columns-repeated="2"/>
          <table:table-cell table:style-name="ce6" table:formula="of:=INDEX([.$H$1:.$H$40000];MATCH([.$G402];[.$A$1:.$A$40000];0);1)" office:value-type="string" office:string-value="Å Jenta Å Ja" calcext:value-type="string">
            <text:p>Å Jenta Å 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3</text:p>
          </table:table-cell>
          <table:table-cell table:formula="of:=[.E4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0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4</text:p>
          </table:table-cell>
          <table:table-cell office:value-type="string" calcext:value-type="string">
            <text:p>Kate Dalrymple</text:p>
          </table:table-cell>
          <table:table-cell table:number-columns-repeated="2"/>
          <table:table-cell table:style-name="ce6" table:formula="of:=INDEX([.$H$1:.$H$40000];MATCH([.$G404];[.$A$1:.$A$40000];0);1)" office:value-type="string" office:string-value="Kate Dalrymple" calcext:value-type="string">
            <text:p>Kate Dalrymp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table:number-columns-repeated="3"/>
          <table:table-cell table:style-name="ce6" table:formula="of:=INDEX([.$H$1:.$H$40000];MATCH([.$G405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/>
          <table:table-cell office:value-type="string" calcext:value-type="string">
            <text:p>The British Toper</text:p>
          </table:table-cell>
          <table:table-cell/>
          <table:table-cell office:value-type="string" calcext:value-type="string">
            <text:p>BFS 14-04 86</text:p>
          </table:table-cell>
          <table:table-cell table:formula="of:=[.E406]" office:value-type="string" office:string-value="The British Toper" calcext:value-type="string">
            <text:p>The British Toper</text:p>
          </table:table-cell>
          <table:table-cell table:number-columns-repeated="2"/>
          <table:table-cell table:style-name="ce6" table:formula="of:=INDEX([.$H$1:.$H$40000];MATCH([.$G406];[.$A$1:.$A$40000];0);1)" office:value-type="string" office:string-value="The British Toper" calcext:value-type="string">
            <text:p>The British Top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lando's Return</text:p>
          </table:table-cell>
          <table:table-cell/>
          <table:table-cell office:value-type="string" calcext:value-type="string">
            <text:p>BFS 14-04 87</text:p>
          </table:table-cell>
          <table:table-cell table:formula="of:=[.E407]" office:value-type="string" office:string-value="Orlando's Return" calcext:value-type="string">
            <text:p>Orlando's Return</text:p>
          </table:table-cell>
          <table:table-cell table:number-columns-repeated="2"/>
          <table:table-cell table:style-name="ce6" table:formula="of:=INDEX([.$H$1:.$H$40000];MATCH([.$G407];[.$A$1:.$A$40000];0);1)" office:value-type="string" office:string-value="Orlando's Return" calcext:value-type="string">
            <text:p>Orlando's Retu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William's March</text:p>
          </table:table-cell>
          <table:table-cell/>
          <table:table-cell office:value-type="string" calcext:value-type="string">
            <text:p>BFS 14-04 88</text:p>
          </table:table-cell>
          <table:table-cell table:formula="of:=[.E408]" office:value-type="string" office:string-value="Prince William's March" calcext:value-type="string">
            <text:p>Prince William's March</text:p>
          </table:table-cell>
          <table:table-cell table:number-columns-repeated="2"/>
          <table:table-cell table:style-name="ce6" table:formula="of:=INDEX([.$H$1:.$H$40000];MATCH([.$G408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ctor Fauster's Tumblers</text:p>
          </table:table-cell>
          <table:table-cell/>
          <table:table-cell office:value-type="string" calcext:value-type="string">
            <text:p>BFS 14-04 89</text:p>
          </table:table-cell>
          <table:table-cell table:formula="of:=[.E409]" office:value-type="string" office:string-value="Doctor Fauster's Tumblers" calcext:value-type="string">
            <text:p>Doctor Fauster's Tumblers</text:p>
          </table:table-cell>
          <table:table-cell table:number-columns-repeated="2"/>
          <table:table-cell table:style-name="ce6" table:formula="of:=INDEX([.$H$1:.$H$40000];MATCH([.$G409];[.$A$1:.$A$40000];0);1)" office:value-type="string" office:string-value="Doctor Fauster's Tumblers" calcext:value-type="string">
            <text:p>Doctor Fauster's Tumb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table:number-columns-repeated="3"/>
          <table:table-cell table:style-name="ce6" table:formula="of:=INDEX([.$H$1:.$H$40000];MATCH([.$G41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table:number-columns-repeated="3"/>
          <table:table-cell table:style-name="ce6" table:formula="of:=INDEX([.$H$1:.$H$40000];MATCH([.$G411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table:number-columns-repeated="3"/>
          <table:table-cell table:style-name="ce6" table:formula="of:=INDEX([.$H$1:.$H$40000];MATCH([.$G412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arren Rocks Of Aden</text:p>
          </table:table-cell>
          <table:table-cell/>
          <table:table-cell office:value-type="string" calcext:value-type="string">
            <text:p>BFS 14-04 11</text:p>
          </table:table-cell>
          <table:table-cell table:number-columns-repeated="3"/>
          <table:table-cell table:style-name="ce6" table:formula="of:=INDEX([.$H$1:.$H$40000];MATCH([.$G413];[.$A$1:.$A$40000];0);1)" office:value-type="string" office:string-value="The Barren Rocks Of Aden" calcext:value-type="string">
            <text:p>The Barren Rocks Of A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table:number-columns-repeated="3"/>
          <table:table-cell table:style-name="ce6" table:formula="of:=INDEX([.$H$1:.$H$40000];MATCH([.$G414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table:number-columns-repeated="3"/>
          <table:table-cell table:style-name="ce6" table:formula="of:=INDEX([.$H$1:.$H$40000];MATCH([.$G415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table:number-columns-repeated="3"/>
          <table:table-cell table:style-name="ce6" table:formula="of:=INDEX([.$H$1:.$H$40000];MATCH([.$G416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number-columns-repeated="3"/>
          <table:table-cell table:style-name="ce6" table:formula="of:=INDEX([.$H$1:.$H$40000];MATCH([.$G417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7</text:p>
          </table:table-cell>
          <table:table-cell table:number-columns-repeated="3"/>
          <table:table-cell table:style-name="ce6" table:formula="of:=INDEX([.$H$1:.$H$40000];MATCH([.$G418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9</text:p>
          </table:table-cell>
          <table:table-cell table:number-columns-repeated="3"/>
          <table:table-cell table:style-name="ce6" table:formula="of:=INDEX([.$H$1:.$H$40000];MATCH([.$G419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table:number-columns-repeated="3"/>
          <table:table-cell table:style-name="ce6" table:formula="of:=INDEX([.$H$1:.$H$40000];MATCH([.$G420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number-columns-repeated="3"/>
          <table:table-cell table:style-name="ce6" table:formula="of:=INDEX([.$H$1:.$H$40000];MATCH([.$G42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table:number-columns-repeated="3"/>
          <table:table-cell table:style-name="ce6" table:formula="of:=INDEX([.$H$1:.$H$40000];MATCH([.$G422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table:number-columns-repeated="3"/>
          <table:table-cell table:style-name="ce6" table:formula="of:=INDEX([.$H$1:.$H$40000];MATCH([.$G423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06 02</text:p>
          </table:table-cell>
          <table:table-cell table:number-columns-repeated="3"/>
          <table:table-cell table:style-name="ce6" table:formula="of:=INDEX([.$H$1:.$H$40000];MATCH([.$G424];[.$A$1:.$A$40000];0);1)" office:value-type="string" office:string-value="Lemmie Brazil's No. 2" calcext:value-type="string">
            <text:p>Lemmie Brazil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formula="of:=[.E425]" office:value-type="string" office:string-value="Slängpolska efter Byss-Kalle" calcext:value-type="string">
            <text:p>Slängpolska efter Byss-Kalle</text:p>
          </table:table-cell>
          <table:table-cell table:number-columns-repeated="2"/>
          <table:table-cell table:style-name="ce6" table:formula="of:=INDEX([.$H$1:.$H$40000];MATCH([.$G425];[.$A$1:.$A$40000];0);1)" office:value-type="string" office:string-value="Slängpolska efter Byss-Kalle" calcext:value-type="string">
            <text:p>Slängpolska efter Byss-Ka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number-columns-repeated="3"/>
          <table:table-cell table:style-name="ce6" table:formula="of:=INDEX([.$H$1:.$H$40000];MATCH([.$G426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number-columns-repeated="3"/>
          <table:table-cell table:style-name="ce6" table:formula="of:=INDEX([.$H$1:.$H$40000];MATCH([.$G42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0</text:p>
          </table:table-cell>
          <table:table-cell table:number-columns-repeated="3"/>
          <table:table-cell table:style-name="ce6" table:formula="of:=INDEX([.$H$1:.$H$40000];MATCH([.$G428];[.$A$1:.$A$40000];0);1)" office:value-type="string" office:string-value="Davey Davey Nick Nack" calcext:value-type="string">
            <text:p>Davey Davey Nick N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/>
          <table:table-cell office:value-type="string" calcext:value-type="string">
            <text:p>WFS 14-01 41</text:p>
          </table:table-cell>
          <table:table-cell table:formula="of:=[.E429]" office:value-type="string" office:string-value="Flower Of Edinburgh" calcext:value-type="string">
            <text:p>Flower Of Edinburgh</text:p>
          </table:table-cell>
          <table:table-cell table:number-columns-repeated="2"/>
          <table:table-cell table:style-name="ce6" table:formula="of:=INDEX([.$H$1:.$H$40000];MATCH([.$G429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table:number-columns-repeated="3"/>
          <table:table-cell table:style-name="ce6" table:formula="of:=INDEX([.$H$1:.$H$40000];MATCH([.$G430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mash The Windows / Roaring Jelly</text:p>
          </table:table-cell>
          <table:table-cell/>
          <table:table-cell office:value-type="string" calcext:value-type="string">
            <text:p>WFS 14-04 22</text:p>
          </table:table-cell>
          <table:table-cell table:formula="of:=[.E431]" office:value-type="string" office:string-value="Smash The Windows / Roaring Jelly" calcext:value-type="string">
            <text:p>Smash The Windows / Roaring Jelly</text:p>
          </table:table-cell>
          <table:table-cell table:number-columns-repeated="2"/>
          <table:table-cell table:style-name="ce6" table:formula="of:=INDEX([.$H$1:.$H$40000];MATCH([.$G431];[.$A$1:.$A$40000];0);1)" office:value-type="string" office:string-value="Smash The Windows / Roaring Jelly" calcext:value-type="string">
            <text:p>Smash The Windows / Roaring Jel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number-columns-repeated="3"/>
          <table:table-cell table:style-name="ce6" table:formula="of:=INDEX([.$H$1:.$H$40000];MATCH([.$G432];[.$A$1:.$A$40000];0);1)" office:value-type="string" office:string-value="Waiting For The Federals" calcext:value-type="string">
            <text:p>Waiting For The Feder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table:number-columns-repeated="3"/>
          <table:table-cell table:style-name="ce6" table:formula="of:=INDEX([.$H$1:.$H$40000];MATCH([.$G433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number-columns-repeated="3"/>
          <table:table-cell table:style-name="ce6" table:formula="of:=INDEX([.$H$1:.$H$40000];MATCH([.$G434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table:number-columns-repeated="3"/>
          <table:table-cell table:style-name="ce6" table:formula="of:=INDEX([.$H$1:.$H$40000];MATCH([.$G435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table:number-columns-repeated="3"/>
          <table:table-cell table:style-name="ce6" table:formula="of:=INDEX([.$H$1:.$H$40000];MATCH([.$G436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7</text:p>
          </table:table-cell>
          <table:table-cell table:number-columns-repeated="3"/>
          <table:table-cell table:style-name="ce6" table:formula="of:=INDEX([.$H$1:.$H$40000];MATCH([.$G437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number-columns-repeated="3"/>
          <table:table-cell table:style-name="ce6" table:formula="of:=INDEX([.$H$1:.$H$40000];MATCH([.$G438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ker</text:p>
          </table:table-cell>
          <table:table-cell/>
          <table:table-cell office:value-type="string" calcext:value-type="string">
            <text:p>WFS 14-04 30</text:p>
          </table:table-cell>
          <table:table-cell table:formula="of:=[.E439]" office:value-type="string" office:string-value="The Quaker" calcext:value-type="string">
            <text:p>The Quaker</text:p>
          </table:table-cell>
          <table:table-cell table:number-columns-repeated="2"/>
          <table:table-cell table:style-name="ce6" table:formula="of:=INDEX([.$H$1:.$H$40000];MATCH([.$G439];[.$A$1:.$A$40000];0);1)" office:value-type="string" office:string-value="The Quaker" calcext:value-type="string">
            <text:p>The Qua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3"/>
          <table:table-cell table:style-name="ce6" table:formula="of:=INDEX([.$H$1:.$H$40000];MATCH([.$G440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table:number-columns-repeated="3"/>
          <table:table-cell table:style-name="ce6" table:formula="of:=INDEX([.$H$1:.$H$40000];MATCH([.$G441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3</text:p>
          </table:table-cell>
          <table:table-cell office:value-type="string" calcext:value-type="string">
            <text:p>Foul Weather Call</text:p>
          </table:table-cell>
          <table:table-cell table:number-columns-repeated="2"/>
          <table:table-cell table:style-name="ce6" table:formula="of:=INDEX([.$H$1:.$H$40000];MATCH([.$G442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3</text:p>
          </table:table-cell>
          <table:table-cell table:number-columns-repeated="3"/>
          <table:table-cell table:style-name="ce6" table:formula="of:=INDEX([.$H$1:.$H$40000];MATCH([.$G443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5</text:p>
          </table:table-cell>
          <table:table-cell office:value-type="string" calcext:value-type="string">
            <text:p>Hunting The Hare</text:p>
          </table:table-cell>
          <table:table-cell table:number-columns-repeated="2"/>
          <table:table-cell table:style-name="ce6" table:formula="of:=INDEX([.$H$1:.$H$40000];MATCH([.$G444];[.$A$1:.$A$40000];0);1)" office:value-type="string" office:string-value="Hunting The Hare" calcext:value-type="string">
            <text:p>Hunting The H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table:number-columns-repeated="3"/>
          <table:table-cell table:style-name="ce6" table:formula="of:=INDEX([.$H$1:.$H$40000];MATCH([.$G44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table:number-columns-repeated="3"/>
          <table:table-cell table:style-name="ce6" table:formula="of:=INDEX([.$H$1:.$H$40000];MATCH([.$G44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table:number-columns-repeated="3"/>
          <table:table-cell table:style-name="ce6" table:formula="of:=INDEX([.$H$1:.$H$40000];MATCH([.$G447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table:number-columns-repeated="3"/>
          <table:table-cell table:style-name="ce6" table:formula="of:=INDEX([.$H$1:.$H$40000];MATCH([.$G448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0</text:p>
          </table:table-cell>
          <table:table-cell office:value-type="string" calcext:value-type="string">
            <text:p>Sailor's Hornpipe</text:p>
          </table:table-cell>
          <table:table-cell table:number-columns-repeated="2"/>
          <table:table-cell table:style-name="ce6" table:formula="of:=INDEX([.$H$1:.$H$40000];MATCH([.$G449];[.$A$1:.$A$40000];0);1)" office:value-type="string" office:string-value="Sailor's Hornpipe" calcext:value-type="string">
            <text:p>Sailo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1</text:p>
          </table:table-cell>
          <table:table-cell table:formula="of:=[.E4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2</text:p>
          </table:table-cell>
          <table:table-cell table:formula="of:=[.E4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5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1</text:p>
          </table:table-cell>
          <table:table-cell office:value-type="string" calcext:value-type="string">
            <text:p>Bluebell Polka</text:p>
          </table:table-cell>
          <table:table-cell table:number-columns-repeated="2"/>
          <table:table-cell table:style-name="ce6" table:formula="of:=INDEX([.$H$1:.$H$40000];MATCH([.$G452];[.$A$1:.$A$40000];0);1)" office:value-type="string" office:string-value="Bluebell Polka" calcext:value-type="string">
            <text:p>Bluebell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2</text:p>
          </table:table-cell>
          <table:table-cell office:value-type="string" calcext:value-type="string">
            <text:p>Boys Of Bluehill</text:p>
          </table:table-cell>
          <table:table-cell table:number-columns-repeated="2"/>
          <table:table-cell table:style-name="ce6" table:formula="of:=INDEX([.$H$1:.$H$40000];MATCH([.$G453];[.$A$1:.$A$40000];0);1)" office:value-type="string" office:string-value="Boys Of Bluehill" calcext:value-type="string">
            <text:p>Boys Of Blue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3</text:p>
          </table:table-cell>
          <table:table-cell table:number-columns-repeated="3"/>
          <table:table-cell table:style-name="ce6" table:formula="of:=INDEX([.$H$1:.$H$40000];MATCH([.$G454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4</text:p>
          </table:table-cell>
          <table:table-cell office:value-type="string" calcext:value-type="string">
            <text:p>Trumpet Hornpipe</text:p>
          </table:table-cell>
          <table:table-cell table:number-columns-repeated="2"/>
          <table:table-cell table:style-name="ce6" table:formula="of:=INDEX([.$H$1:.$H$40000];MATCH([.$G455];[.$A$1:.$A$40000];0);1)" office:value-type="string" office:string-value="Trumpet Hornpipe" calcext:value-type="string">
            <text:p>Trumpet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9</text:p>
          </table:table-cell>
          <table:table-cell table:number-columns-repeated="3"/>
          <table:table-cell table:style-name="ce6" table:formula="of:=INDEX([.$H$1:.$H$40000];MATCH([.$G456];[.$A$1:.$A$40000];0);1)" office:value-type="string" office:string-value="Hogmanay Jig" calcext:value-type="string">
            <text:p>Hogmana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6</text:p>
          </table:table-cell>
          <table:table-cell office:value-type="string" calcext:value-type="string">
            <text:p>Julia Delaney</text:p>
          </table:table-cell>
          <table:table-cell table:number-columns-repeated="2"/>
          <table:table-cell table:style-name="ce6" table:formula="of:=INDEX([.$H$1:.$H$40000];MATCH([.$G457];[.$A$1:.$A$40000];0);1)" office:value-type="string" office:string-value="Julia Delaney" calcext:value-type="string">
            <text:p>Julia Delan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harsis</text:p>
          </table:table-cell>
          <table:table-cell/>
          <table:table-cell office:value-type="string" calcext:value-type="string">
            <text:p>SSF 14-19a 07</text:p>
          </table:table-cell>
          <table:table-cell table:formula="of:=[.E458]" office:value-type="string" office:string-value="Catharsis" calcext:value-type="string">
            <text:p>Catharsis</text:p>
          </table:table-cell>
          <table:table-cell table:number-columns-repeated="2"/>
          <table:table-cell table:style-name="ce6" table:formula="of:=INDEX([.$H$1:.$H$40000];MATCH([.$G458];[.$A$1:.$A$40000];0);1)" office:value-type="string" office:string-value="Catharsis" calcext:value-type="string">
            <text:p>Cathars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8</text:p>
          </table:table-cell>
          <table:table-cell office:value-type="string" calcext:value-type="string">
            <text:p>Twin Sisters</text:p>
          </table:table-cell>
          <table:table-cell table:number-columns-repeated="2"/>
          <table:table-cell table:style-name="ce6" table:formula="of:=INDEX([.$H$1:.$H$40000];MATCH([.$G459];[.$A$1:.$A$40000];0);1)" office:value-type="string" office:string-value="Twin Sisters" calcext:value-type="string">
            <text:p>Twin Sist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9</text:p>
          </table:table-cell>
          <table:table-cell office:value-type="string" calcext:value-type="string">
            <text:p>The Charming Fellow</text:p>
          </table:table-cell>
          <table:table-cell table:number-columns-repeated="2"/>
          <table:table-cell table:style-name="ce6" table:formula="of:=INDEX([.$H$1:.$H$40000];MATCH([.$G460];[.$A$1:.$A$40000];0);1)" office:value-type="string" office:string-value="The Charming Fellow" calcext:value-type="string">
            <text:p>The Charming Fe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0</text:p>
          </table:table-cell>
          <table:table-cell office:value-type="string" calcext:value-type="string">
            <text:p>Sheepskin And Beeswax</text:p>
          </table:table-cell>
          <table:table-cell table:number-columns-repeated="2"/>
          <table:table-cell table:style-name="ce6" table:formula="of:=INDEX([.$H$1:.$H$40000];MATCH([.$G461];[.$A$1:.$A$40000];0);1)" office:value-type="string" office:string-value="Sheepskin And Beeswax" calcext:value-type="string">
            <text:p>Sheepskin And Beeswa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2</text:p>
          </table:table-cell>
          <table:table-cell table:formula="of:=[.E4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6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2</text:p>
          </table:table-cell>
          <table:table-cell office:value-type="string" calcext:value-type="string">
            <text:p>Loch Leven Castle</text:p>
          </table:table-cell>
          <table:table-cell table:number-columns-repeated="2"/>
          <table:table-cell table:style-name="ce6" table:formula="of:=INDEX([.$H$1:.$H$40000];MATCH([.$G463];[.$A$1:.$A$40000];0);1)" office:value-type="string" office:string-value="Loch Leven Castle" calcext:value-type="string">
            <text:p>Loch Leven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3</text:p>
          </table:table-cell>
          <table:table-cell office:value-type="string" calcext:value-type="string">
            <text:p>My Darling Asleep</text:p>
          </table:table-cell>
          <table:table-cell table:number-columns-repeated="2"/>
          <table:table-cell table:style-name="ce6" table:formula="of:=INDEX([.$H$1:.$H$40000];MATCH([.$G464];[.$A$1:.$A$40000];0);1)" office:value-type="string" office:string-value="My Darling Asleep" calcext:value-type="string">
            <text:p>My Darling Asle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4</text:p>
          </table:table-cell>
          <table:table-cell office:value-type="string" calcext:value-type="string">
            <text:p>Donnybrook Fair</text:p>
          </table:table-cell>
          <table:table-cell table:number-columns-repeated="2"/>
          <table:table-cell table:style-name="ce6" table:formula="of:=INDEX([.$H$1:.$H$40000];MATCH([.$G465];[.$A$1:.$A$40000];0);1)" office:value-type="string" office:string-value="Donnybrook Fair" calcext:value-type="string">
            <text:p>Donnybrook F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Donald Of Dundee</text:p>
          </table:table-cell>
          <table:table-cell/>
          <table:table-cell office:value-type="string" calcext:value-type="string">
            <text:p>SSF 14-18 162</text:p>
          </table:table-cell>
          <table:table-cell table:formula="of:=[.E466]" office:value-type="string" office:string-value="Donald Of Dundee" calcext:value-type="string">
            <text:p>Donald Of Dundee</text:p>
          </table:table-cell>
          <table:table-cell table:number-columns-repeated="2"/>
          <table:table-cell table:style-name="ce6" table:formula="of:=INDEX([.$H$1:.$H$40000];MATCH([.$G466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6</text:p>
          </table:table-cell>
          <table:table-cell office:value-type="string" calcext:value-type="string">
            <text:p>Battered Hake</text:p>
          </table:table-cell>
          <table:table-cell table:number-columns-repeated="2"/>
          <table:table-cell table:style-name="ce6" table:formula="of:=INDEX([.$H$1:.$H$40000];MATCH([.$G467];[.$A$1:.$A$40000];0);1)" office:value-type="string" office:string-value="Battered Hake" calcext:value-type="string">
            <text:p>Battered Hak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5</text:p>
          </table:table-cell>
          <table:table-cell table:number-columns-repeated="3"/>
          <table:table-cell table:style-name="ce6" table:formula="of:=INDEX([.$H$1:.$H$40000];MATCH([.$G468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8</text:p>
          </table:table-cell>
          <table:table-cell office:value-type="string" calcext:value-type="string">
            <text:p>Bouchard's Hornpipe</text:p>
          </table:table-cell>
          <table:table-cell table:number-columns-repeated="2"/>
          <table:table-cell table:style-name="ce6" table:formula="of:=INDEX([.$H$1:.$H$40000];MATCH([.$G469];[.$A$1:.$A$40000];0);1)" office:value-type="string" office:string-value="Bouchard's Hornpipe" calcext:value-type="string">
            <text:p>Bouchard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9</text:p>
          </table:table-cell>
          <table:table-cell office:value-type="string" calcext:value-type="string">
            <text:p>Pays De Haut</text:p>
          </table:table-cell>
          <table:table-cell table:number-columns-repeated="2"/>
          <table:table-cell table:style-name="ce6" table:formula="of:=INDEX([.$H$1:.$H$40000];MATCH([.$G470];[.$A$1:.$A$40000];0);1)" office:value-type="string" office:string-value="Pays De Haut" calcext:value-type="string">
            <text:p>Pays De Ha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0</text:p>
          </table:table-cell>
          <table:table-cell office:value-type="string" calcext:value-type="string">
            <text:p>The Scottish Schottische</text:p>
          </table:table-cell>
          <table:table-cell table:number-columns-repeated="2"/>
          <table:table-cell table:style-name="ce6" table:formula="of:=INDEX([.$H$1:.$H$40000];MATCH([.$G471];[.$A$1:.$A$40000];0);1)" office:value-type="string" office:string-value="The Scottish Schottische" calcext:value-type="string">
            <text:p>The Scottish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1</text:p>
          </table:table-cell>
          <table:table-cell table:formula="of:=[.E4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table:number-columns-repeated="3"/>
          <table:table-cell table:style-name="ce6" table:formula="of:=INDEX([.$H$1:.$H$40000];MATCH([.$G473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table:number-columns-repeated="3"/>
          <table:table-cell table:style-name="ce6" table:formula="of:=INDEX([.$H$1:.$H$40000];MATCH([.$G474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4</text:p>
          </table:table-cell>
          <table:table-cell table:formula="of:=[.E47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7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table:number-columns-repeated="3"/>
          <table:table-cell table:style-name="ce6" table:formula="of:=INDEX([.$H$1:.$H$40000];MATCH([.$G47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30</text:p>
          </table:table-cell>
          <table:table-cell table:number-columns-repeated="3"/>
          <table:table-cell table:style-name="ce6" table:formula="of:=INDEX([.$H$1:.$H$40000];MATCH([.$G477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7</text:p>
          </table:table-cell>
          <table:table-cell office:value-type="string" calcext:value-type="string">
            <text:p>Elzic's Farewell</text:p>
          </table:table-cell>
          <table:table-cell table:number-columns-repeated="2"/>
          <table:table-cell table:style-name="ce6" table:formula="of:=INDEX([.$H$1:.$H$40000];MATCH([.$G478];[.$A$1:.$A$40000];0);1)" office:value-type="string" office:string-value="Elzic's Farewell" calcext:value-type="string">
            <text:p>Elzic's Farew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8</text:p>
          </table:table-cell>
          <table:table-cell table:formula="of:=[.E47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7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9</text:p>
          </table:table-cell>
          <table:table-cell office:value-type="string" calcext:value-type="string">
            <text:p>Drummond Castle</text:p>
          </table:table-cell>
          <table:table-cell table:number-columns-repeated="2"/>
          <table:table-cell table:style-name="ce6" table:formula="of:=INDEX([.$H$1:.$H$40000];MATCH([.$G480];[.$A$1:.$A$40000];0);1)" office:value-type="string" office:string-value="Drummond Castle" calcext:value-type="string">
            <text:p>Drummond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office:value-type="string" calcext:value-type="string">
            <text:p>The Stool Of Repentance</text:p>
          </table:table-cell>
          <table:table-cell table:number-columns-repeated="2"/>
          <table:table-cell table:style-name="ce6" table:formula="of:=INDEX([.$H$1:.$H$40000];MATCH([.$G481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Mouse In The Kitchen</text:p>
          </table:table-cell>
          <table:table-cell/>
          <table:table-cell office:value-type="string" calcext:value-type="string">
            <text:p>SSF 14-18 023</text:p>
          </table:table-cell>
          <table:table-cell table:formula="of:=[.E482]" office:value-type="string" office:string-value="Mouse In The Kitchen" calcext:value-type="string">
            <text:p>Mouse In The Kitchen</text:p>
          </table:table-cell>
          <table:table-cell table:number-columns-repeated="2"/>
          <table:table-cell table:style-name="ce6" table:formula="of:=INDEX([.$H$1:.$H$40000];MATCH([.$G482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2</text:p>
          </table:table-cell>
          <table:table-cell office:value-type="string" calcext:value-type="string">
            <text:p>Harvest Home / Cork Hornpipe</text:p>
          </table:table-cell>
          <table:table-cell table:number-columns-repeated="2"/>
          <table:table-cell table:style-name="ce6" table:formula="of:=INDEX([.$H$1:.$H$40000];MATCH([.$G483];[.$A$1:.$A$40000];0);1)" office:value-type="string" office:string-value="Harvest Home / Cork Hornpipe" calcext:value-type="string">
            <text:p>Harvest Home / Cork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3</text:p>
          </table:table-cell>
          <table:table-cell table:formula="of:=[.E4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4</text:p>
          </table:table-cell>
          <table:table-cell table:formula="of:=[.E48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8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5</text:p>
          </table:table-cell>
          <table:table-cell table:formula="of:=[.E48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6</text:p>
          </table:table-cell>
          <table:table-cell table:formula="of:=[.E4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7</text:p>
          </table:table-cell>
          <table:table-cell office:value-type="string" calcext:value-type="string">
            <text:p>En Avant Blonde</text:p>
          </table:table-cell>
          <table:table-cell table:number-columns-repeated="2"/>
          <table:table-cell table:style-name="ce6" table:formula="of:=INDEX([.$H$1:.$H$40000];MATCH([.$G488];[.$A$1:.$A$40000];0);1)" office:value-type="string" office:string-value="En Avant Blonde" calcext:value-type="string">
            <text:p>En Avant Blon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8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table:style-name="ce6" table:formula="of:=INDEX([.$H$1:.$H$40000];MATCH([.$G489];[.$A$1:.$A$40000];0);1)" office:value-type="string" office:string-value="Laura" calcext:value-type="string">
            <text:p>Lau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9</text:p>
          </table:table-cell>
          <table:table-cell office:value-type="string" calcext:value-type="string">
            <text:p>Petronella</text:p>
          </table:table-cell>
          <table:table-cell table:number-columns-repeated="2"/>
          <table:table-cell table:style-name="ce6" table:formula="of:=INDEX([.$H$1:.$H$40000];MATCH([.$G490];[.$A$1:.$A$40000];0);1)" office:value-type="string" office:string-value="Petronella" calcext:value-type="string">
            <text:p>Petron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40</text:p>
          </table:table-cell>
          <table:table-cell table:formula="of:=[.E49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1 02</text:p>
          </table:table-cell>
          <table:table-cell table:number-columns-repeated="3"/>
          <table:table-cell table:style-name="ce6" table:formula="of:=INDEX([.$H$1:.$H$40000];MATCH([.$G492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3</text:p>
          </table:table-cell>
          <table:table-cell table:number-columns-repeated="3"/>
          <table:table-cell table:style-name="ce6" table:formula="of:=INDEX([.$H$1:.$H$40000];MATCH([.$G493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36</text:p>
          </table:table-cell>
          <table:table-cell table:number-columns-repeated="3"/>
          <table:table-cell table:style-name="ce6" table:formula="of:=INDEX([.$H$1:.$H$40000];MATCH([.$G494];[.$A$1:.$A$40000];0);1)" office:value-type="string" office:string-value="Pippa Sandford's" calcext:value-type="string">
            <text:p>Pippa Sandford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44</text:p>
          </table:table-cell>
          <table:table-cell office:value-type="string" calcext:value-type="string">
            <text:p>Barham Down</text:p>
          </table:table-cell>
          <table:table-cell table:number-columns-repeated="2"/>
          <table:table-cell table:style-name="ce6" table:formula="of:=INDEX([.$H$1:.$H$40000];MATCH([.$G495];[.$A$1:.$A$40000];0);1)" office:value-type="string" office:string-value="Barham Down" calcext:value-type="string">
            <text:p>Barham 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table:number-columns-repeated="3"/>
          <table:table-cell table:style-name="ce6" table:formula="of:=INDEX([.$H$1:.$H$40000];MATCH([.$G496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table:number-columns-repeated="3"/>
          <table:table-cell table:style-name="ce6" table:formula="of:=INDEX([.$H$1:.$H$40000];MATCH([.$G497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1</text:p>
          </table:table-cell>
          <table:table-cell office:value-type="string" calcext:value-type="string">
            <text:p>Albert Falmer's Bonfire Tune</text:p>
          </table:table-cell>
          <table:table-cell table:number-columns-repeated="2"/>
          <table:table-cell table:style-name="ce6" table:formula="of:=INDEX([.$H$1:.$H$40000];MATCH([.$G498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02</text:p>
          </table:table-cell>
          <table:table-cell office:value-type="string" calcext:value-type="string">
            <text:p>The Swiss Boy</text:p>
          </table:table-cell>
          <table:table-cell table:number-columns-repeated="2"/>
          <table:table-cell table:style-name="ce6" table:formula="of:=INDEX([.$H$1:.$H$40000];MATCH([.$G499];[.$A$1:.$A$40000];0);1)" office:value-type="string" office:string-value="The Swiss Boy" calcext:value-type="string">
            <text:p>The Swiss 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3</text:p>
          </table:table-cell>
          <table:table-cell office:value-type="string" calcext:value-type="string">
            <text:p>Church Street</text:p>
          </table:table-cell>
          <table:table-cell table:number-columns-repeated="2"/>
          <table:table-cell table:style-name="ce6" table:formula="of:=INDEX([.$H$1:.$H$40000];MATCH([.$G500];[.$A$1:.$A$40000];0);1)" office:value-type="string" office:string-value="Church Street" calcext:value-type="string">
            <text:p>Church Stre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number-columns-repeated="3"/>
          <table:table-cell table:style-name="ce6" table:formula="of:=INDEX([.$H$1:.$H$40000];MATCH([.$G501];[.$A$1:.$A$40000];0);1)" office:value-type="string" office:string-value="Red Wing" calcext:value-type="string">
            <text:p>Red 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table:number-columns-repeated="3"/>
          <table:table-cell table:style-name="ce6" table:formula="of:=INDEX([.$H$1:.$H$40000];MATCH([.$G502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table:number-columns-repeated="3"/>
          <table:table-cell table:style-name="ce6" table:formula="of:=INDEX([.$H$1:.$H$40000];MATCH([.$G503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table:number-columns-repeated="3"/>
          <table:table-cell table:style-name="ce6" table:formula="of:=INDEX([.$H$1:.$H$40000];MATCH([.$G504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8</text:p>
          </table:table-cell>
          <table:table-cell office:value-type="string" calcext:value-type="string">
            <text:p>Twin Sisters</text:p>
          </table:table-cell>
          <table:table-cell table:number-columns-repeated="2"/>
          <table:table-cell table:style-name="ce6" table:formula="of:=INDEX([.$H$1:.$H$40000];MATCH([.$G505];[.$A$1:.$A$40000];0);1)" office:value-type="string" office:string-value="Twin Sisters" calcext:value-type="string">
            <text:p>Twin Sist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09</text:p>
          </table:table-cell>
          <table:table-cell office:value-type="string" calcext:value-type="string">
            <text:p>The Charming Fellow</text:p>
          </table:table-cell>
          <table:table-cell table:number-columns-repeated="2"/>
          <table:table-cell table:style-name="ce6" table:formula="of:=INDEX([.$H$1:.$H$40000];MATCH([.$G506];[.$A$1:.$A$40000];0);1)" office:value-type="string" office:string-value="The Charming Fellow" calcext:value-type="string">
            <text:p>The Charming Fe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0</text:p>
          </table:table-cell>
          <table:table-cell office:value-type="string" calcext:value-type="string">
            <text:p>Willy Taylor's High Tea</text:p>
          </table:table-cell>
          <table:table-cell table:number-columns-repeated="2"/>
          <table:table-cell table:style-name="ce6" table:formula="of:=INDEX([.$H$1:.$H$40000];MATCH([.$G507];[.$A$1:.$A$40000];0);1)" office:value-type="string" office:string-value="Willy Taylor's High Tea" calcext:value-type="string">
            <text:p>Willy Taylor's High Te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1</text:p>
          </table:table-cell>
          <table:table-cell office:value-type="string" calcext:value-type="string">
            <text:p>Grand Chain</text:p>
          </table:table-cell>
          <table:table-cell table:number-columns-repeated="2"/>
          <table:table-cell table:style-name="ce6" table:formula="of:=INDEX([.$H$1:.$H$40000];MATCH([.$G508];[.$A$1:.$A$40000];0);1)" office:value-type="string" office:string-value="Grand Chain" calcext:value-type="string">
            <text:p>Grand Ch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6</text:p>
          </table:table-cell>
          <table:table-cell office:value-type="string" calcext:value-type="string">
            <text:p>Gathering Peascods</text:p>
          </table:table-cell>
          <table:table-cell table:number-columns-repeated="2"/>
          <table:table-cell table:style-name="ce6" table:formula="of:=INDEX([.$H$1:.$H$40000];MATCH([.$G509];[.$A$1:.$A$40000];0);1)" office:value-type="string" office:string-value="Gathering Peascods" calcext:value-type="string">
            <text:p>Gathering Peasco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3</text:p>
          </table:table-cell>
          <table:table-cell table:formula="of:=[.E51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1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number-columns-repeated="3"/>
          <table:table-cell table:style-name="ce6" table:formula="of:=INDEX([.$H$1:.$H$40000];MATCH([.$G511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5</text:p>
          </table:table-cell>
          <table:table-cell office:value-type="string" calcext:value-type="string">
            <text:p>The Little Diamond</text:p>
          </table:table-cell>
          <table:table-cell table:number-columns-repeated="2"/>
          <table:table-cell table:style-name="ce6" table:formula="of:=INDEX([.$H$1:.$H$40000];MATCH([.$G512];[.$A$1:.$A$40000];0);1)" office:value-type="string" office:string-value="The Little Diamond" calcext:value-type="string">
            <text:p>The Little Diamo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6</text:p>
          </table:table-cell>
          <table:table-cell office:value-type="string" calcext:value-type="string">
            <text:p>Beatrice Hill's Three-Handed Reel</text:p>
          </table:table-cell>
          <table:table-cell table:number-columns-repeated="2"/>
          <table:table-cell table:style-name="ce6" table:formula="of:=INDEX([.$H$1:.$H$40000];MATCH([.$G513];[.$A$1:.$A$40000];0);1)" office:value-type="string" office:string-value="Beatrice Hill's Three-Handed Reel" calcext:value-type="string">
            <text:p>Beatrice Hill's Three-Handed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7</text:p>
          </table:table-cell>
          <table:table-cell table:formula="of:=[.E51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8</text:p>
          </table:table-cell>
          <table:table-cell table:formula="of:=[.E51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1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83</text:p>
          </table:table-cell>
          <table:table-cell table:formula="of:=[.E5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16];[.$A$1:.$A$40000];0);1)" office:value-type="string" office:string-value="Dark Girl Dressed In Blue" calcext:value-type="string">
            <text:p>Dark Girl Dressed In B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0</text:p>
          </table:table-cell>
          <table:table-cell office:value-type="string" calcext:value-type="string">
            <text:p>Robertson's Reel</text:p>
          </table:table-cell>
          <table:table-cell table:number-columns-repeated="2"/>
          <table:table-cell table:style-name="ce6" table:formula="of:=INDEX([.$H$1:.$H$40000];MATCH([.$G517];[.$A$1:.$A$40000];0);1)" office:value-type="string" office:string-value="Robertson's Reel" calcext:value-type="string">
            <text:p>Robertson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20</text:p>
          </table:table-cell>
          <table:table-cell table:number-columns-repeated="3"/>
          <table:table-cell table:style-name="ce6" table:formula="of:=INDEX([.$H$1:.$H$40000];MATCH([.$G518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2</text:p>
          </table:table-cell>
          <table:table-cell office:value-type="string" calcext:value-type="string">
            <text:p>Donald Of Dundee</text:p>
          </table:table-cell>
          <table:table-cell table:number-columns-repeated="2"/>
          <table:table-cell table:style-name="ce6" table:formula="of:=INDEX([.$H$1:.$H$40000];MATCH([.$G519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table:number-columns-repeated="3"/>
          <table:table-cell table:style-name="ce6" table:formula="of:=INDEX([.$H$1:.$H$40000];MATCH([.$G520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4</text:p>
          </table:table-cell>
          <table:table-cell table:formula="of:=[.E52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2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25</text:p>
          </table:table-cell>
          <table:table-cell office:value-type="string" calcext:value-type="string">
            <text:p>Grandpa's</text:p>
          </table:table-cell>
          <table:table-cell table:number-columns-repeated="2"/>
          <table:table-cell table:style-name="ce6" table:formula="of:=INDEX([.$H$1:.$H$40000];MATCH([.$G522];[.$A$1:.$A$40000];0);1)" office:value-type="string" office:string-value="Grandpa's" calcext:value-type="string">
            <text:p>Grandpa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number-columns-repeated="3"/>
          <table:table-cell table:style-name="ce6" table:formula="of:=INDEX([.$H$1:.$H$40000];MATCH([.$G523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7</text:p>
          </table:table-cell>
          <table:table-cell table:formula="of:=[.E5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table:number-columns-repeated="3"/>
          <table:table-cell table:style-name="ce6" table:formula="of:=INDEX([.$H$1:.$H$40000];MATCH([.$G525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29</text:p>
          </table:table-cell>
          <table:table-cell table:formula="of:=[.E52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2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The Rakes Of Rochester</text:p>
          </table:table-cell>
          <table:table-cell/>
          <table:table-cell office:value-type="string" calcext:value-type="string">
            <text:p>SSF 14-18 052</text:p>
          </table:table-cell>
          <table:table-cell table:number-columns-repeated="3"/>
          <table:table-cell table:style-name="ce6" table:formula="of:=INDEX([.$H$1:.$H$40000];MATCH([.$G527];[.$A$1:.$A$40000];0);1)" office:value-type="string" office:string-value="The Rakes Of Rochester" calcext:value-type="string">
            <text:p>The Rakes Of Roches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9</text:p>
          </table:table-cell>
          <table:table-cell office:value-type="string" calcext:value-type="string">
            <text:p>Petronella</text:p>
          </table:table-cell>
          <table:table-cell table:number-columns-repeated="2"/>
          <table:table-cell table:style-name="ce6" table:formula="of:=INDEX([.$H$1:.$H$40000];MATCH([.$G528];[.$A$1:.$A$40000];0);1)" office:value-type="string" office:string-value="Petronella" calcext:value-type="string">
            <text:p>Petron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32</text:p>
          </table:table-cell>
          <table:table-cell office:value-type="string" calcext:value-type="string">
            <text:p>Harliquin Air</text:p>
          </table:table-cell>
          <table:table-cell table:number-columns-repeated="2"/>
          <table:table-cell table:style-name="ce6" table:formula="of:=INDEX([.$H$1:.$H$40000];MATCH([.$G529];[.$A$1:.$A$40000];0);1)" office:value-type="string" office:string-value="Harliquin Air" calcext:value-type="string">
            <text:p>Harliquin 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8</text:p>
          </table:table-cell>
          <table:table-cell table:formula="of:=[.E53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3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number-columns-repeated="3"/>
          <table:table-cell table:style-name="ce6" table:formula="of:=INDEX([.$H$1:.$H$40000];MATCH([.$G531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53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32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table:number-columns-repeated="3"/>
          <table:table-cell table:style-name="ce6" table:formula="of:=INDEX([.$H$1:.$H$40000];MATCH([.$G533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37</text:p>
          </table:table-cell>
          <table:table-cell office:value-type="string" calcext:value-type="string">
            <text:p>The Gallant Weaver</text:p>
          </table:table-cell>
          <table:table-cell table:number-columns-repeated="2"/>
          <table:table-cell table:style-name="ce6" table:formula="of:=INDEX([.$H$1:.$H$40000];MATCH([.$G534];[.$A$1:.$A$40000];0);1)" office:value-type="string" office:string-value="The Gallant Weaver" calcext:value-type="string">
            <text:p>The Gallant Weav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table:number-columns-repeated="3"/>
          <table:table-cell table:style-name="ce6" table:formula="of:=INDEX([.$H$1:.$H$40000];MATCH([.$G535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0</text:p>
          </table:table-cell>
          <table:table-cell table:number-columns-repeated="3"/>
          <table:table-cell table:style-name="ce6" table:formula="of:=INDEX([.$H$1:.$H$40000];MATCH([.$G536];[.$A$1:.$A$40000];0);1)" office:value-type="string" office:string-value="The Quaker" calcext:value-type="string">
            <text:p>The Qua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44</text:p>
          </table:table-cell>
          <table:table-cell table:number-columns-repeated="3"/>
          <table:table-cell table:style-name="ce6" table:formula="of:=INDEX([.$H$1:.$H$40000];MATCH([.$G537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5</text:p>
          </table:table-cell>
          <table:table-cell table:number-columns-repeated="3"/>
          <table:table-cell table:style-name="ce6" table:formula="of:=INDEX([.$H$1:.$H$40000];MATCH([.$G538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9</text:p>
          </table:table-cell>
          <table:table-cell table:number-columns-repeated="3"/>
          <table:table-cell table:style-name="ce6" table:formula="of:=INDEX([.$H$1:.$H$40000];MATCH([.$G539];[.$A$1:.$A$40000];0);1)" office:value-type="string" office:string-value="Drops Of Brandy" calcext:value-type="string">
            <text:p>Drops Of Brand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20</text:p>
          </table:table-cell>
          <table:table-cell table:number-columns-repeated="3"/>
          <table:table-cell table:style-name="ce6" table:formula="of:=INDEX([.$H$1:.$H$40000];MATCH([.$G540];[.$A$1:.$A$40000];0);1)" office:value-type="string" office:string-value="The Foxhunter's" calcext:value-type="string">
            <text:p>The Foxhunter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44</text:p>
          </table:table-cell>
          <table:table-cell office:value-type="string" calcext:value-type="string">
            <text:p>Archie's Fancy</text:p>
          </table:table-cell>
          <table:table-cell table:number-columns-repeated="2"/>
          <table:table-cell table:style-name="ce6" table:formula="of:=INDEX([.$H$1:.$H$40000];MATCH([.$G541];[.$A$1:.$A$40000];0);1)" office:value-type="string" office:string-value="Archie's Fancy" calcext:value-type="string">
            <text:p>Archie's Fa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45</text:p>
          </table:table-cell>
          <table:table-cell office:value-type="string" calcext:value-type="string">
            <text:p>Jock Wilson Of Fenton</text:p>
          </table:table-cell>
          <table:table-cell table:number-columns-repeated="2"/>
          <table:table-cell table:style-name="ce6" table:formula="of:=INDEX([.$H$1:.$H$40000];MATCH([.$G542];[.$A$1:.$A$40000];0);1)" office:value-type="string" office:string-value="Jock Wilson Of Fenton" calcext:value-type="string">
            <text:p>Jock Wilson Of Fen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29</text:p>
          </table:table-cell>
          <table:table-cell table:number-columns-repeated="3"/>
          <table:table-cell table:style-name="ce6" table:formula="of:=INDEX([.$H$1:.$H$40000];MATCH([.$G543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number-columns-repeated="3"/>
          <table:table-cell table:style-name="ce6" table:formula="of:=INDEX([.$H$1:.$H$40000];MATCH([.$G544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table:number-columns-repeated="3"/>
          <table:table-cell table:style-name="ce6" table:formula="of:=INDEX([.$H$1:.$H$40000];MATCH([.$G545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9 24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9 249</text:p>
          </table:table-cell>
          <table:table-cell office:value-type="string" calcext:value-type="string">
            <text:p>Morning Star</text:p>
          </table:table-cell>
          <table:table-cell table:number-columns-repeated="2"/>
          <table:table-cell table:style-name="ce6" table:formula="of:=INDEX([.$H$1:.$H$40000];MATCH([.$G546];[.$A$1:.$A$40000];0);1)" office:value-type="string" office:string-value="Morning Star" calcext:value-type="string">
            <text:p>Morning Star</text:p>
          </table:table-cell>
          <table:table-cell office:value-type="string" calcext:value-type="string">
            <text:p>Transcription is Chingford vers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9b 5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0</text:p>
          </table:table-cell>
          <table:table-cell table:formula="of:=[.E5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4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6</text:p>
          </table:table-cell>
          <table:table-cell table:number-columns-repeated="3"/>
          <table:table-cell table:style-name="ce6" table:formula="of:=INDEX([.$H$1:.$H$40000];MATCH([.$G548];[.$A$1:.$A$40000];0);1)" office:value-type="string" office:string-value="Tars Of The Victory" calcext:value-type="string">
            <text:p>Tars Of The Vic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2</text:p>
          </table:table-cell>
          <table:table-cell office:value-type="string" calcext:value-type="string">
            <text:p>Hot Punch</text:p>
          </table:table-cell>
          <table:table-cell table:number-columns-repeated="2"/>
          <table:table-cell table:style-name="ce6" table:formula="of:=INDEX([.$H$1:.$H$40000];MATCH([.$G549];[.$A$1:.$A$40000];0);1)" office:value-type="string" office:string-value="Hot Punch" calcext:value-type="string">
            <text:p>Hot Pun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table:number-columns-repeated="3"/>
          <table:table-cell table:style-name="ce6" table:formula="of:=INDEX([.$H$1:.$H$40000];MATCH([.$G550];[.$A$1:.$A$40000];0);1)" office:value-type="string" office:string-value="Louisberg Square" calcext:value-type="string">
            <text:p>Louisberg Squ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table:number-columns-repeated="3"/>
          <table:table-cell table:style-name="ce6" table:formula="of:=INDEX([.$H$1:.$H$40000];MATCH([.$G551];[.$A$1:.$A$40000];0);1)" office:value-type="string" office:string-value="Worcester Hornpipe" calcext:value-type="string">
            <text:p>Wor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9</text:p>
          </table:table-cell>
          <table:table-cell table:number-columns-repeated="3"/>
          <table:table-cell table:style-name="ce6" table:formula="of:=INDEX([.$H$1:.$H$40000];MATCH([.$G552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6</text:p>
          </table:table-cell>
          <table:table-cell office:value-type="string" calcext:value-type="string">
            <text:p>The Ball</text:p>
          </table:table-cell>
          <table:table-cell table:number-columns-repeated="2"/>
          <table:table-cell table:style-name="ce6" table:formula="of:=INDEX([.$H$1:.$H$40000];MATCH([.$G553];[.$A$1:.$A$40000];0);1)" office:value-type="string" office:string-value="The Ball" calcext:value-type="string">
            <text:p>The B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table:number-columns-repeated="3"/>
          <table:table-cell table:style-name="ce6" table:formula="of:=INDEX([.$H$1:.$H$40000];MATCH([.$G554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table:number-columns-repeated="3"/>
          <table:table-cell table:style-name="ce6" table:formula="of:=INDEX([.$H$1:.$H$40000];MATCH([.$G555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59</text:p>
          </table:table-cell>
          <table:table-cell office:value-type="string" calcext:value-type="string">
            <text:p>Not For Joe</text:p>
          </table:table-cell>
          <table:table-cell table:number-columns-repeated="2"/>
          <table:table-cell table:style-name="ce6" table:formula="of:=INDEX([.$H$1:.$H$40000];MATCH([.$G556];[.$A$1:.$A$40000];0);1)" office:value-type="string" office:string-value="Not For Joe" calcext:value-type="string">
            <text:p>Not For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table:number-columns-repeated="3"/>
          <table:table-cell table:style-name="ce6" table:formula="of:=INDEX([.$H$1:.$H$40000];MATCH([.$G55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5</text:p>
          </table:table-cell>
          <table:table-cell table:number-columns-repeated="3"/>
          <table:table-cell table:style-name="ce6" table:formula="of:=INDEX([.$H$1:.$H$40000];MATCH([.$G558];[.$A$1:.$A$40000];0);1)" office:value-type="string" office:string-value="Walter Bulwer's Polka #1" calcext:value-type="string">
            <text:p>Walter Bulwer's Polka #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table:number-columns-repeated="3"/>
          <table:table-cell table:style-name="ce6" table:formula="of:=INDEX([.$H$1:.$H$40000];MATCH([.$G559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63</text:p>
          </table:table-cell>
          <table:table-cell table:formula="of:=[.E5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6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64</text:p>
          </table:table-cell>
          <table:table-cell table:formula="of:=[.E56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6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table:number-columns-repeated="3"/>
          <table:table-cell table:style-name="ce6" table:formula="of:=INDEX([.$H$1:.$H$40000];MATCH([.$G562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table:number-columns-repeated="3"/>
          <table:table-cell table:style-name="ce6" table:formula="of:=INDEX([.$H$1:.$H$40000];MATCH([.$G563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9</text:p>
          </table:table-cell>
          <table:table-cell table:number-columns-repeated="3"/>
          <table:table-cell table:style-name="ce6" table:formula="of:=INDEX([.$H$1:.$H$40000];MATCH([.$G564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5</text:p>
          </table:table-cell>
          <table:table-cell table:number-columns-repeated="3"/>
          <table:table-cell table:style-name="ce6" table:formula="of:=INDEX([.$H$1:.$H$40000];MATCH([.$G565];[.$A$1:.$A$40000];0);1)" office:value-type="string" office:string-value="Sweet Jenny Jones / Cadair Idris" calcext:value-type="string">
            <text:p>Sweet Jenny Jones / Cadair Id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table:number-columns-repeated="3"/>
          <table:table-cell table:style-name="ce6" table:formula="of:=INDEX([.$H$1:.$H$40000];MATCH([.$G566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08</text:p>
          </table:table-cell>
          <table:table-cell table:number-columns-repeated="3"/>
          <table:table-cell table:style-name="ce6" table:formula="of:=INDEX([.$H$1:.$H$40000];MATCH([.$G567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7</text:p>
          </table:table-cell>
          <table:table-cell table:number-columns-repeated="3"/>
          <table:table-cell table:style-name="ce6" table:formula="of:=INDEX([.$H$1:.$H$40000];MATCH([.$G568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c 06</text:p>
          </table:table-cell>
          <table:table-cell office:value-type="string" calcext:value-type="string">
            <text:p>La Russe</text:p>
          </table:table-cell>
          <table:table-cell table:number-columns-repeated="2"/>
          <table:table-cell table:style-name="ce6" table:formula="of:=INDEX([.$H$1:.$H$40000];MATCH([.$G569];[.$A$1:.$A$40000];0);1)" office:value-type="string" office:string-value="La Russe" calcext:value-type="string">
            <text:p>La Rus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1</text:p>
          </table:table-cell>
          <table:table-cell table:number-columns-repeated="3"/>
          <table:table-cell table:style-name="ce6" table:formula="of:=INDEX([.$H$1:.$H$40000];MATCH([.$G57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table:number-columns-repeated="3"/>
          <table:table-cell table:style-name="ce6" table:formula="of:=INDEX([.$H$1:.$H$40000];MATCH([.$G57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c 09</text:p>
          </table:table-cell>
          <table:table-cell office:value-type="string" calcext:value-type="string">
            <text:p>The Poppy Leaf</text:p>
          </table:table-cell>
          <table:table-cell table:number-columns-repeated="2"/>
          <table:table-cell table:style-name="ce6" table:formula="of:=INDEX([.$H$1:.$H$40000];MATCH([.$G572];[.$A$1:.$A$40000];0);1)" office:value-type="string" office:string-value="The Poppy Leaf" calcext:value-type="string">
            <text:p>The Poppy Lea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table:number-columns-repeated="3"/>
          <table:table-cell table:style-name="ce6" table:formula="of:=INDEX([.$H$1:.$H$40000];MATCH([.$G573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table:number-columns-repeated="3"/>
          <table:table-cell table:style-name="ce6" table:formula="of:=INDEX([.$H$1:.$H$40000];MATCH([.$G574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4</text:p>
          </table:table-cell>
          <table:table-cell table:number-columns-repeated="3"/>
          <table:table-cell table:style-name="ce6" table:formula="of:=INDEX([.$H$1:.$H$40000];MATCH([.$G575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table:number-columns-repeated="3"/>
          <table:table-cell table:style-name="ce6" table:formula="of:=INDEX([.$H$1:.$H$40000];MATCH([.$G576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table:number-columns-repeated="3"/>
          <table:table-cell table:style-name="ce6" table:formula="of:=INDEX([.$H$1:.$H$40000];MATCH([.$G57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iken Drum</text:p>
          </table:table-cell>
          <table:table-cell/>
          <table:table-cell office:value-type="string" calcext:value-type="string">
            <text:p>WFS 14-05 06</text:p>
          </table:table-cell>
          <table:table-cell table:formula="of:=[.E578]" office:value-type="string" office:string-value="Aiken Drum" calcext:value-type="string">
            <text:p>Aiken Drum</text:p>
          </table:table-cell>
          <table:table-cell table:number-columns-repeated="2"/>
          <table:table-cell table:style-name="ce6" table:formula="of:=INDEX([.$H$1:.$H$40000];MATCH([.$G578];[.$A$1:.$A$40000];0);1)" office:value-type="string" office:string-value="Aiken Drum" calcext:value-type="string">
            <text:p>Aiken Dr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table:number-columns-repeated="3"/>
          <table:table-cell table:style-name="ce6" table:formula="of:=INDEX([.$H$1:.$H$40000];MATCH([.$G579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table:number-columns-repeated="3"/>
          <table:table-cell table:style-name="ce6" table:formula="of:=INDEX([.$H$1:.$H$40000];MATCH([.$G580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rike The Bell</text:p>
          </table:table-cell>
          <table:table-cell/>
          <table:table-cell office:value-type="string" calcext:value-type="string">
            <text:p>WFS 14-05 09</text:p>
          </table:table-cell>
          <table:table-cell table:formula="of:=[.E581]" office:value-type="string" office:string-value="Strike The Bell" calcext:value-type="string">
            <text:p>Strike The Bell</text:p>
          </table:table-cell>
          <table:table-cell table:number-columns-repeated="2"/>
          <table:table-cell table:style-name="ce6" table:formula="of:=INDEX([.$H$1:.$H$40000];MATCH([.$G581];[.$A$1:.$A$40000];0);1)" office:value-type="string" office:string-value="Strike The Bell" calcext:value-type="string">
            <text:p>Strike The B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number-columns-repeated="3"/>
          <table:table-cell table:style-name="ce6" table:formula="of:=INDEX([.$H$1:.$H$40000];MATCH([.$G582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number-columns-repeated="3"/>
          <table:table-cell table:style-name="ce6" table:formula="of:=INDEX([.$H$1:.$H$40000];MATCH([.$G583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number-columns-repeated="3"/>
          <table:table-cell table:style-name="ce6" table:formula="of:=INDEX([.$H$1:.$H$40000];MATCH([.$G584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table:number-columns-repeated="3"/>
          <table:table-cell table:style-name="ce6" table:formula="of:=INDEX([.$H$1:.$H$40000];MATCH([.$G585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table:number-columns-repeated="3"/>
          <table:table-cell table:style-name="ce6" table:formula="of:=INDEX([.$H$1:.$H$40000];MATCH([.$G586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3</text:p>
          </table:table-cell>
          <table:table-cell table:number-columns-repeated="3"/>
          <table:table-cell table:style-name="ce6" table:formula="of:=INDEX([.$H$1:.$H$40000];MATCH([.$G587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table:number-columns-repeated="3"/>
          <table:table-cell table:style-name="ce6" table:formula="of:=INDEX([.$H$1:.$H$40000];MATCH([.$G58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ron Legs</text:p>
          </table:table-cell>
          <table:table-cell/>
          <table:table-cell office:value-type="string" calcext:value-type="string">
            <text:p>WFS 14-05 17</text:p>
          </table:table-cell>
          <table:table-cell table:formula="of:=[.E589]" office:value-type="string" office:string-value="Iron Legs" calcext:value-type="string">
            <text:p>Iron Legs</text:p>
          </table:table-cell>
          <table:table-cell table:number-columns-repeated="2"/>
          <table:table-cell table:style-name="ce6" table:formula="of:=INDEX([.$H$1:.$H$40000];MATCH([.$G589];[.$A$1:.$A$40000];0);1)" office:value-type="string" office:string-value="Iron Legs" calcext:value-type="string">
            <text:p>Iron Le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ortsman's Hornpipe</text:p>
          </table:table-cell>
          <table:table-cell/>
          <table:table-cell office:value-type="string" calcext:value-type="string">
            <text:p>WFS 14-05 18</text:p>
          </table:table-cell>
          <table:table-cell table:formula="of:=[.E590]" office:value-type="string" office:string-value="Sportsman's Hornpipe" calcext:value-type="string">
            <text:p>Sportsman's Hornpipe</text:p>
          </table:table-cell>
          <table:table-cell table:number-columns-repeated="2"/>
          <table:table-cell table:style-name="ce6" table:formula="of:=INDEX([.$H$1:.$H$40000];MATCH([.$G590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5 19</text:p>
          </table:table-cell>
          <table:table-cell office:value-type="string" calcext:value-type="string">
            <text:p>Haste To The Wedding</text:p>
          </table:table-cell>
          <table:table-cell table:number-columns-repeated="2"/>
          <table:table-cell table:style-name="ce6" table:formula="of:=INDEX([.$H$1:.$H$40000];MATCH([.$G591];[.$A$1:.$A$40000];0);1)" office:value-type="string" office:string-value="Haste To The Wedding" calcext:value-type="string">
            <text:p>Haste To The Wedd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oul Weather Call</text:p>
          </table:table-cell>
          <table:table-cell/>
          <table:table-cell office:value-type="string" calcext:value-type="string">
            <text:p>WFS 14-04 33</text:p>
          </table:table-cell>
          <table:table-cell table:number-columns-repeated="3"/>
          <table:table-cell table:style-name="ce6" table:formula="of:=INDEX([.$H$1:.$H$40000];MATCH([.$G592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number-columns-repeated="3"/>
          <table:table-cell table:style-name="ce6" table:formula="of:=INDEX([.$H$1:.$H$40000];MATCH([.$G593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lbert Falmer's Bonfire Tune</text:p>
          </table:table-cell>
          <table:table-cell/>
          <table:table-cell office:value-type="string" calcext:value-type="string">
            <text:p>SSF 14-19b 01</text:p>
          </table:table-cell>
          <table:table-cell table:number-columns-repeated="3"/>
          <table:table-cell table:style-name="ce6" table:formula="of:=INDEX([.$H$1:.$H$40000];MATCH([.$G594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9</text:p>
          </table:table-cell>
          <table:table-cell table:number-columns-repeated="3"/>
          <table:table-cell table:style-name="ce6" table:formula="of:=INDEX([.$H$1:.$H$40000];MATCH([.$G595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ucester Hornpipe</text:p>
          </table:table-cell>
          <table:table-cell/>
          <table:table-cell office:value-type="string" calcext:value-type="string">
            <text:p>BFS 14-04 23</text:p>
          </table:table-cell>
          <table:table-cell table:number-columns-repeated="3"/>
          <table:table-cell table:style-name="ce6" table:formula="of:=INDEX([.$H$1:.$H$40000];MATCH([.$G596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2</text:p>
          </table:table-cell>
          <table:table-cell table:number-columns-repeated="3"/>
          <table:table-cell table:style-name="ce6" table:formula="of:=INDEX([.$H$1:.$H$40000];MATCH([.$G597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3</text:p>
          </table:table-cell>
          <table:table-cell table:number-columns-repeated="3"/>
          <table:table-cell table:style-name="ce6" table:formula="of:=INDEX([.$H$1:.$H$40000];MATCH([.$G598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table:number-columns-repeated="3"/>
          <table:table-cell table:style-name="ce6" table:formula="of:=INDEX([.$H$1:.$H$40000];MATCH([.$G599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table:number-columns-repeated="3"/>
          <table:table-cell table:style-name="ce6" table:formula="of:=INDEX([.$H$1:.$H$40000];MATCH([.$G600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ed Wing</text:p>
          </table:table-cell>
          <table:table-cell/>
          <table:table-cell office:value-type="string" calcext:value-type="string">
            <text:p>EATMD 13-01 45</text:p>
          </table:table-cell>
          <table:table-cell table:number-columns-repeated="3"/>
          <table:table-cell table:style-name="ce6" table:formula="of:=INDEX([.$H$1:.$H$40000];MATCH([.$G601];[.$A$1:.$A$40000];0);1)" office:value-type="string" office:string-value="Red Wing" calcext:value-type="string">
            <text:p>Red 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number-columns-repeated="3"/>
          <table:table-cell table:style-name="ce6" table:formula="of:=INDEX([.$H$1:.$H$40000];MATCH([.$G602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table:number-columns-repeated="3"/>
          <table:table-cell table:style-name="ce6" table:formula="of:=INDEX([.$H$1:.$H$40000];MATCH([.$G603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en Hall</text:p>
          </table:table-cell>
          <table:table-cell/>
          <table:table-cell office:value-type="string" calcext:value-type="string">
            <text:p>EATMD 13-01 33</text:p>
          </table:table-cell>
          <table:table-cell table:number-columns-repeated="3"/>
          <table:table-cell table:style-name="ce6" table:formula="of:=INDEX([.$H$1:.$H$40000];MATCH([.$G604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Sloe</text:p>
          </table:table-cell>
          <table:table-cell/>
          <table:table-cell office:value-type="string" calcext:value-type="string">
            <text:p>EATMD 13-01 05</text:p>
          </table:table-cell>
          <table:table-cell table:number-columns-repeated="3"/>
          <table:table-cell table:style-name="ce6" table:formula="of:=INDEX([.$H$1:.$H$40000];MATCH([.$G605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te Elliot</text:p>
          </table:table-cell>
          <table:table-cell/>
          <table:table-cell office:value-type="string" calcext:value-type="string">
            <text:p>WFS 14-05 34</text:p>
          </table:table-cell>
          <table:table-cell table:formula="of:=[.E606]" office:value-type="string" office:string-value="Kate Elliot" calcext:value-type="string">
            <text:p>Kate Elliot</text:p>
          </table:table-cell>
          <table:table-cell table:number-columns-repeated="2"/>
          <table:table-cell table:style-name="ce6" table:formula="of:=INDEX([.$H$1:.$H$40000];MATCH([.$G606];[.$A$1:.$A$40000];0);1)" office:value-type="string" office:string-value="Kate Elliot" calcext:value-type="string">
            <text:p>Kate Elli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number-columns-repeated="3"/>
          <table:table-cell table:style-name="ce6" table:formula="of:=INDEX([.$H$1:.$H$40000];MATCH([.$G607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Tom Of Oxford</text:p>
          </table:table-cell>
          <table:table-cell/>
          <table:table-cell office:value-type="string" calcext:value-type="string">
            <text:p>WFS 14-01 11</text:p>
          </table:table-cell>
          <table:table-cell table:number-columns-repeated="3"/>
          <table:table-cell table:style-name="ce6" table:formula="of:=INDEX([.$H$1:.$H$40000];MATCH([.$G608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ennington Bell</text:p>
          </table:table-cell>
          <table:table-cell/>
          <table:table-cell office:value-type="string" calcext:value-type="string">
            <text:p>WFS 14-05 37</text:p>
          </table:table-cell>
          <table:table-cell table:formula="of:=[.E609]" office:value-type="string" office:string-value="Dennington Bell" calcext:value-type="string">
            <text:p>Dennington Bell</text:p>
          </table:table-cell>
          <table:table-cell table:number-columns-repeated="2"/>
          <table:table-cell table:style-name="ce6" table:formula="of:=INDEX([.$H$1:.$H$40000];MATCH([.$G609];[.$A$1:.$A$40000];0);1)" office:value-type="string" office:string-value="Dennington Bell" calcext:value-type="string">
            <text:p>Dennington B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01 01</text:p>
          </table:table-cell>
          <table:table-cell table:number-columns-repeated="3"/>
          <table:table-cell table:style-name="ce6" table:formula="of:=INDEX([.$H$1:.$H$40000];MATCH([.$G61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number-columns-repeated="3"/>
          <table:table-cell table:style-name="ce6" table:formula="of:=INDEX([.$H$1:.$H$40000];MATCH([.$G611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4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number-columns-repeated="3"/>
          <table:table-cell table:style-name="ce6" table:formula="of:=INDEX([.$H$1:.$H$40000];MATCH([.$G612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4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2</text:p>
          </table:table-cell>
          <table:table-cell table:number-columns-repeated="3"/>
          <table:table-cell table:style-name="ce6" table:formula="of:=INDEX([.$H$1:.$H$40000];MATCH([.$G613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1</text:p>
          </table:table-cell>
          <table:table-cell table:formula="of:=[.E61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table:number-columns-repeated="3"/>
          <table:table-cell table:style-name="ce6" table:formula="of:=INDEX([.$H$1:.$H$40000];MATCH([.$G615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7</text:p>
          </table:table-cell>
          <table:table-cell table:number-columns-repeated="3"/>
          <table:table-cell table:style-name="ce6" table:formula="of:=INDEX([.$H$1:.$H$40000];MATCH([.$G616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office:value-type="string" calcext:value-type="string">
            <text:p>Maiden Lane</text:p>
          </table:table-cell>
          <table:table-cell table:number-columns-repeated="2"/>
          <table:table-cell table:style-name="ce6" table:formula="of:=INDEX([.$H$1:.$H$40000];MATCH([.$G617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table:number-columns-repeated="3"/>
          <table:table-cell table:style-name="ce6" table:formula="of:=INDEX([.$H$1:.$H$40000];MATCH([.$G618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6</text:p>
          </table:table-cell>
          <table:table-cell table:formula="of:=[.E61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1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table:number-columns-repeated="3"/>
          <table:table-cell table:style-name="ce6" table:formula="of:=INDEX([.$H$1:.$H$40000];MATCH([.$G620];[.$A$1:.$A$40000];0);1)" office:value-type="string" office:string-value="Upton Stick Dance" calcext:value-type="string">
            <text:p>Upton Stick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41</text:p>
          </table:table-cell>
          <table:table-cell table:number-columns-repeated="3"/>
          <table:table-cell table:style-name="ce6" table:formula="of:=INDEX([.$H$1:.$H$40000];MATCH([.$G621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9</text:p>
          </table:table-cell>
          <table:table-cell office:value-type="string" calcext:value-type="string">
            <text:p>30 Year Jig</text:p>
          </table:table-cell>
          <table:table-cell table:number-columns-repeated="2"/>
          <table:table-cell table:style-name="ce6" table:formula="of:=INDEX([.$H$1:.$H$40000];MATCH([.$G622];[.$A$1:.$A$40000];0);1)" office:value-type="string" office:string-value="30 Year Jig" calcext:value-type="string">
            <text:p>30 Year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0</text:p>
          </table:table-cell>
          <table:table-cell office:value-type="string" calcext:value-type="string">
            <text:p>Kid On The Mountain</text:p>
          </table:table-cell>
          <table:table-cell table:number-columns-repeated="2"/>
          <table:table-cell table:style-name="ce6" table:formula="of:=INDEX([.$H$1:.$H$40000];MATCH([.$G623];[.$A$1:.$A$40000];0);1)" office:value-type="string" office:string-value="Kid On The Mountain" calcext:value-type="string">
            <text:p>Kid On The Mount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1</text:p>
          </table:table-cell>
          <table:table-cell office:value-type="string" calcext:value-type="string">
            <text:p>The Dawn</text:p>
          </table:table-cell>
          <table:table-cell table:number-columns-repeated="2"/>
          <table:table-cell table:style-name="ce6" table:formula="of:=INDEX([.$H$1:.$H$40000];MATCH([.$G624];[.$A$1:.$A$40000];0);1)" office:value-type="string" office:string-value="The Dawn" calcext:value-type="string">
            <text:p>The Da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2</text:p>
          </table:table-cell>
          <table:table-cell office:value-type="string" calcext:value-type="string">
            <text:p>The Mason's Apron</text:p>
          </table:table-cell>
          <table:table-cell table:number-columns-repeated="2"/>
          <table:table-cell table:style-name="ce6" table:formula="of:=INDEX([.$H$1:.$H$40000];MATCH([.$G625];[.$A$1:.$A$40000];0);1)" office:value-type="string" office:string-value="The Mason's Apron" calcext:value-type="string">
            <text:p>The Mason's Apr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3</text:p>
          </table:table-cell>
          <table:table-cell office:value-type="string" calcext:value-type="string">
            <text:p>Saint Anne's Reel</text:p>
          </table:table-cell>
          <table:table-cell table:number-columns-repeated="2"/>
          <table:table-cell table:style-name="ce6" table:formula="of:=INDEX([.$H$1:.$H$40000];MATCH([.$G626];[.$A$1:.$A$40000];0);1)" office:value-type="string" office:string-value="Saint Anne's Reel" calcext:value-type="string">
            <text:p>Saint Anne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4</text:p>
          </table:table-cell>
          <table:table-cell table:formula="of:=[.E62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2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5</text:p>
          </table:table-cell>
          <table:table-cell office:value-type="string" calcext:value-type="string">
            <text:p>The Butterfly</text:p>
          </table:table-cell>
          <table:table-cell table:number-columns-repeated="2"/>
          <table:table-cell table:style-name="ce6" table:formula="of:=INDEX([.$H$1:.$H$40000];MATCH([.$G628];[.$A$1:.$A$40000];0);1)" office:value-type="string" office:string-value="The Butterfly" calcext:value-type="string">
            <text:p>The Butterf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6</text:p>
          </table:table-cell>
          <table:table-cell office:value-type="string" calcext:value-type="string">
            <text:p>Ouvrez La Porte</text:p>
          </table:table-cell>
          <table:table-cell table:number-columns-repeated="2"/>
          <table:table-cell table:style-name="ce6" table:formula="of:=INDEX([.$H$1:.$H$40000];MATCH([.$G629];[.$A$1:.$A$40000];0);1)" office:value-type="string" office:string-value="Ouvrez La Porte" calcext:value-type="string">
            <text:p>Ouvrez La Por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7</text:p>
          </table:table-cell>
          <table:table-cell office:value-type="string" calcext:value-type="string">
            <text:p>The Blarney Pilgrim</text:p>
          </table:table-cell>
          <table:table-cell table:number-columns-repeated="2"/>
          <table:table-cell table:style-name="ce6" table:formula="of:=INDEX([.$H$1:.$H$40000];MATCH([.$G630];[.$A$1:.$A$40000];0);1)" office:value-type="string" office:string-value="The Blarney Pilgrim" calcext:value-type="string">
            <text:p>The Blarney Pilgri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8</text:p>
          </table:table-cell>
          <table:table-cell table:formula="of:=[.E63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19</text:p>
          </table:table-cell>
          <table:table-cell table:number-columns-repeated="3"/>
          <table:table-cell table:style-name="ce6" table:formula="of:=INDEX([.$H$1:.$H$40000];MATCH([.$G632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0</text:p>
          </table:table-cell>
          <table:table-cell office:value-type="string" calcext:value-type="string">
            <text:p>Go Mauve</text:p>
          </table:table-cell>
          <table:table-cell table:number-columns-repeated="2"/>
          <table:table-cell table:style-name="ce6" table:formula="of:=INDEX([.$H$1:.$H$40000];MATCH([.$G633];[.$A$1:.$A$40000];0);1)" office:value-type="string" office:string-value="Go Mauve" calcext:value-type="string">
            <text:p>Go Mau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1</text:p>
          </table:table-cell>
          <table:table-cell table:formula="of:=[.E63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2</text:p>
          </table:table-cell>
          <table:table-cell table:formula="of:=[.E6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3</text:p>
          </table:table-cell>
          <table:table-cell office:value-type="string" calcext:value-type="string">
            <text:p>Mouse In The Kitchen</text:p>
          </table:table-cell>
          <table:table-cell table:number-columns-repeated="2"/>
          <table:table-cell table:style-name="ce6" table:formula="of:=INDEX([.$H$1:.$H$40000];MATCH([.$G636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office:value-type="string" calcext:value-type="string">
            <text:p>The Stool Of Repentance</text:p>
          </table:table-cell>
          <table:table-cell table:number-columns-repeated="2"/>
          <table:table-cell table:style-name="ce6" table:formula="of:=INDEX([.$H$1:.$H$40000];MATCH([.$G637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5</text:p>
          </table:table-cell>
          <table:table-cell table:formula="of:=[.E63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6</text:p>
          </table:table-cell>
          <table:table-cell office:value-type="string" calcext:value-type="string">
            <text:p>The Cliffs Of Moher</text:p>
          </table:table-cell>
          <table:table-cell table:number-columns-repeated="2"/>
          <table:table-cell table:style-name="ce6" table:formula="of:=INDEX([.$H$1:.$H$40000];MATCH([.$G639];[.$A$1:.$A$40000];0);1)" office:value-type="string" office:string-value="The Cliffs Of Moher" calcext:value-type="string">
            <text:p>The Cliffs Of Moh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7</text:p>
          </table:table-cell>
          <table:table-cell table:formula="of:=[.E64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9</text:p>
          </table:table-cell>
          <table:table-cell table:formula="of:=[.E64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1];[.$A$1:.$A$40000];0);1)" office:value-type="string" office:string-value="The Fiery Clock Face" calcext:value-type="string">
            <text:p>The Fiery Clock F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t George's Day</text:p>
          </table:table-cell>
          <table:table-cell/>
          <table:table-cell office:value-type="string" calcext:value-type="string">
            <text:p>SSF 14-18 029</text:p>
          </table:table-cell>
          <table:table-cell table:formula="of:=[.E642]" office:value-type="string" office:string-value="St George's Day" calcext:value-type="string">
            <text:p>St George's Day</text:p>
          </table:table-cell>
          <table:table-cell table:number-columns-repeated="2"/>
          <table:table-cell table:style-name="ce6" table:formula="of:=INDEX([.$H$1:.$H$40000];MATCH([.$G642];[.$A$1:.$A$40000];0);1)" office:value-type="string" office:string-value="St George's Day" calcext:value-type="string">
            <text:p>St George's 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Linky Lanky</text:p>
          </table:table-cell>
          <table:table-cell/>
          <table:table-cell office:value-type="string" calcext:value-type="string">
            <text:p>WFS 13-12 19</text:p>
          </table:table-cell>
          <table:table-cell table:number-columns-repeated="3"/>
          <table:table-cell table:style-name="ce6" table:formula="of:=INDEX([.$H$1:.$H$40000];MATCH([.$G643];[.$A$1:.$A$40000];0);1)" office:value-type="string" office:string-value="Linky Lanky" calcext:value-type="string">
            <text:p>Linky Lan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sbech</text:p>
          </table:table-cell>
          <table:table-cell/>
          <table:table-cell office:value-type="string" calcext:value-type="string">
            <text:p>WFS 13-12 25</text:p>
          </table:table-cell>
          <table:table-cell table:number-columns-repeated="3"/>
          <table:table-cell table:style-name="ce6" table:formula="of:=INDEX([.$H$1:.$H$40000];MATCH([.$G644];[.$A$1:.$A$40000];0);1)" office:value-type="string" office:string-value="Wisbech (?)" calcext:value-type="string">
            <text:p>Wisbech (?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5 18</text:p>
          </table:table-cell>
          <table:table-cell table:formula="of:=[.E64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5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number-columns-repeated="3"/>
          <table:table-cell table:style-name="ce6" table:formula="of:=INDEX([.$H$1:.$H$40000];MATCH([.$G646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4</text:p>
          </table:table-cell>
          <table:table-cell table:formula="of:=[.E6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64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table:formula="of:=[.E6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9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7</text:p>
          </table:table-cell>
          <table:table-cell table:formula="of:=[.E6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table:formula="of:=[.E6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9</text:p>
          </table:table-cell>
          <table:table-cell table:formula="of:=[.E65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4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heriff's Ride</text:p>
          </table:table-cell>
          <table:table-cell/>
          <table:table-cell office:value-type="string" calcext:value-type="string">
            <text:p>SSFx 14-18 040</text:p>
          </table:table-cell>
          <table:table-cell table:formula="of:=[.E653]" office:value-type="string" office:string-value="Sheriff's Ride" calcext:value-type="string">
            <text:p>Sheriff's Ride</text:p>
          </table:table-cell>
          <table:table-cell table:number-columns-repeated="2"/>
          <table:table-cell table:style-name="ce6" table:formula="of:=INDEX([.$H$1:.$H$40000];MATCH([.$G653];[.$A$1:.$A$40000];0);1)" office:value-type="string" office:string-value="Sheriff's Ride" calcext:value-type="string">
            <text:p>Sheriff's Ride</text:p>
          </table:table-cell>
          <table:table-cell office:value-type="string" calcext:value-type="string">
            <text:p>C.net TOTM 2014-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x 14-18 04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e Ashore Jolly Tar And Your Trousers On</text:p>
          </table:table-cell>
          <table:table-cell/>
          <table:table-cell office:value-type="string" calcext:value-type="string">
            <text:p>SSFx 14-18 041</text:p>
          </table:table-cell>
          <table:table-cell table:formula="of:=[.E654]" office:value-type="string" office:string-value="Come Ashore Jolly Tar And Your Trousers On" calcext:value-type="string">
            <text:p>Come Ashore Jolly Tar And Your Trousers On</text:p>
          </table:table-cell>
          <table:table-cell table:number-columns-repeated="2"/>
          <table:table-cell table:style-name="ce6" table:formula="of:=INDEX([.$H$1:.$H$40000];MATCH([.$G654];[.$A$1:.$A$40000];0);1)" office:value-type="string" office:string-value="Come Ashore Jolly Tar And Your Trousers On" calcext:value-type="string">
            <text:p>Come Ashore Jolly Tar And Your Trousers On</text:p>
          </table:table-cell>
          <table:table-cell office:value-type="string" calcext:value-type="string">
            <text:p>Cf. BFS 14-04 51 Jacky T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8 04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2</text:p>
          </table:table-cell>
          <table:table-cell table:formula="of:=[.E65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93 Not Out</text:p>
          </table:table-cell>
          <table:table-cell/>
          <table:table-cell office:value-type="string" calcext:value-type="string">
            <text:p>WFS 14-01 35</text:p>
          </table:table-cell>
          <table:table-cell table:number-columns-repeated="3"/>
          <table:table-cell table:style-name="ce6" table:formula="of:=INDEX([.$H$1:.$H$40000];MATCH([.$G656];[.$A$1:.$A$40000];0);1)" office:value-type="string" office:string-value="93 Not Out" calcext:value-type="string">
            <text:p>93 Not 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office:value-type="string" calcext:value-type="string">
            <text:p>Morgan Rattler</text:p>
          </table:table-cell>
          <table:table-cell table:number-columns-repeated="2"/>
          <table:table-cell table:style-name="ce6" table:formula="of:=INDEX([.$H$1:.$H$40000];MATCH([.$G657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formula="of:=[.E65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8];[.$A$1:.$A$40000];0);1)" office:value-type="string" office:string-value="The Wheatsheaf Tavern" calcext:value-type="string">
            <text:p>The Wheatsheaf Tave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table:formula="of:=[.E65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9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3</text:p>
          </table:table-cell>
          <table:table-cell table:formula="of:=[.E6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0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formula="of:=[.E66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1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6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2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0</text:p>
          </table:table-cell>
          <table:table-cell table:formula="of:=[.E66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table:formula="of:=[.E66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4];[.$A$1:.$A$40000];0);1)" office:value-type="string" office:string-value="The Shepherd and Shepherdess" calcext:value-type="string">
            <text:p>The Shepherd and Shepherd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2</text:p>
          </table:table-cell>
          <table:table-cell office:value-type="string" calcext:value-type="string">
            <text:p>The Rakes Of Rochester</text:p>
          </table:table-cell>
          <table:table-cell table:number-columns-repeated="2"/>
          <table:table-cell table:style-name="ce6" table:formula="of:=INDEX([.$H$1:.$H$40000];MATCH([.$G665];[.$A$1:.$A$40000];0);1)" office:value-type="string" office:string-value="The Rakes Of Rochester" calcext:value-type="string">
            <text:p>The Rakes Of Roches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5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31</text:p>
          </table:table-cell>
          <table:table-cell table:formula="of:=[.E6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6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5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2</text:p>
          </table:table-cell>
          <table:table-cell table:formula="of:=[.E66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7];[.$A$1:.$A$40000];0);1)" office:value-type="string" office:string-value="Welcome To The Town Again" calcext:value-type="string">
            <text:p>Welcome To The Town Ag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office:value-type="string" calcext:value-type="string">
            <text:p>Hunt The Squirrel</text:p>
          </table:table-cell>
          <table:table-cell table:number-columns-repeated="2"/>
          <table:table-cell table:style-name="ce6" table:formula="of:=INDEX([.$H$1:.$H$40000];MATCH([.$G668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table:formula="of:=[.E6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9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table:formula="of:=[.E6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0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67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formula="of:=[.E6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2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table:formula="of:=[.E6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3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formula="of:=[.E67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4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2</text:p>
          </table:table-cell>
          <table:table-cell office:value-type="string" calcext:value-type="string">
            <text:p>Hole in the Wall</text:p>
          </table:table-cell>
          <table:table-cell table:number-columns-repeated="2"/>
          <table:table-cell table:style-name="ce6" table:formula="of:=INDEX([.$H$1:.$H$40000];MATCH([.$G675];[.$A$1:.$A$40000];0);1)" office:value-type="string" office:string-value="Hole in the Wall" calcext:value-type="string">
            <text:p>Hole in the W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table:formula="of:=[.E6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6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3</text:p>
          </table:table-cell>
          <table:table-cell table:formula="of:=[.E67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7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table:formula="of:=[.E67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8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6</text:p>
          </table:table-cell>
          <table:table-cell office:value-type="string" calcext:value-type="string">
            <text:p>Gathering Peascods</text:p>
          </table:table-cell>
          <table:table-cell table:number-columns-repeated="2"/>
          <table:table-cell table:style-name="ce6" table:formula="of:=INDEX([.$H$1:.$H$40000];MATCH([.$G679];[.$A$1:.$A$40000];0);1)" office:value-type="string" office:string-value="Gathering Peascods" calcext:value-type="string">
            <text:p>Gathering Peasco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7</text:p>
          </table:table-cell>
          <table:table-cell office:value-type="string" calcext:value-type="string">
            <text:p>Nonesuch</text:p>
          </table:table-cell>
          <table:table-cell table:number-columns-repeated="2"/>
          <table:table-cell table:style-name="ce6" table:formula="of:=INDEX([.$H$1:.$H$40000];MATCH([.$G680];[.$A$1:.$A$40000];0);1)" office:value-type="string" office:string-value="Nonesuch" calcext:value-type="string">
            <text:p>Nonesu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68</text:p>
          </table:table-cell>
          <table:table-cell office:value-type="string" calcext:value-type="string">
            <text:p>La Mourisque</text:p>
          </table:table-cell>
          <table:table-cell table:number-columns-repeated="2"/>
          <table:table-cell table:style-name="ce6" table:formula="of:=INDEX([.$H$1:.$H$40000];MATCH([.$G681];[.$A$1:.$A$40000];0);1)" office:value-type="string" office:string-value="La Mourisque" calcext:value-type="string">
            <text:p>La Mourisq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9</text:p>
          </table:table-cell>
          <table:table-cell table:formula="of:=[.E68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82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7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8 070</text:p>
          </table:table-cell>
          <table:table-cell table:formula="of:=[.E68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8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7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8 071</text:p>
          </table:table-cell>
          <table:table-cell table:formula="of:=[.E6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2</text:p>
          </table:table-cell>
          <table:table-cell office:value-type="string" calcext:value-type="string">
            <text:p>Lumpy Custard</text:p>
          </table:table-cell>
          <table:table-cell table:number-columns-repeated="2"/>
          <table:table-cell table:style-name="ce6" table:formula="of:=INDEX([.$H$1:.$H$40000];MATCH([.$G685];[.$A$1:.$A$40000];0);1)" office:value-type="string" office:string-value="Lumpy Custard" calcext:value-type="string">
            <text:p>Lumpy Custa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3</text:p>
          </table:table-cell>
          <table:table-cell office:value-type="string" calcext:value-type="string">
            <text:p>Mazurka Limousin</text:p>
          </table:table-cell>
          <table:table-cell table:number-columns-repeated="2"/>
          <table:table-cell table:style-name="ce6" table:formula="of:=INDEX([.$H$1:.$H$40000];MATCH([.$G686];[.$A$1:.$A$40000];0);1)" office:value-type="string" office:string-value="Mazurka Limousin" calcext:value-type="string">
            <text:p>Mazurka Limous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4</text:p>
          </table:table-cell>
          <table:table-cell office:value-type="string" calcext:value-type="string">
            <text:p>Bouchard's Quadrille</text:p>
          </table:table-cell>
          <table:table-cell table:number-columns-repeated="2"/>
          <table:table-cell table:style-name="ce6" table:formula="of:=INDEX([.$H$1:.$H$40000];MATCH([.$G687];[.$A$1:.$A$40000];0);1)" office:value-type="string" office:string-value="Bouchard's Quadrille" calcext:value-type="string">
            <text:p>Bouchard's Quadr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75</text:p>
          </table:table-cell>
          <table:table-cell table:formula="of:=[.E68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8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6</text:p>
          </table:table-cell>
          <table:table-cell office:value-type="string" calcext:value-type="string">
            <text:p>Long Odds</text:p>
          </table:table-cell>
          <table:table-cell table:number-columns-repeated="2"/>
          <table:table-cell table:style-name="ce6" table:formula="of:=INDEX([.$H$1:.$H$40000];MATCH([.$G689];[.$A$1:.$A$40000];0);1)" office:value-type="string" office:string-value="Long Odds" calcext:value-type="string">
            <text:p>Long Od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formula="of:=[.E69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0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8</text:p>
          </table:table-cell>
          <table:table-cell office:value-type="string" calcext:value-type="string">
            <text:p>Valse Gitane</text:p>
          </table:table-cell>
          <table:table-cell table:number-columns-repeated="2"/>
          <table:table-cell table:style-name="ce6" table:formula="of:=INDEX([.$H$1:.$H$40000];MATCH([.$G691];[.$A$1:.$A$40000];0);1)" office:value-type="string" office:string-value="Valse Gitane" calcext:value-type="string">
            <text:p>Valse Git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9</text:p>
          </table:table-cell>
          <table:table-cell office:value-type="string" calcext:value-type="string">
            <text:p>Panic Polka</text:p>
          </table:table-cell>
          <table:table-cell table:number-columns-repeated="2"/>
          <table:table-cell table:style-name="ce6" table:formula="of:=INDEX([.$H$1:.$H$40000];MATCH([.$G692];[.$A$1:.$A$40000];0);1)" office:value-type="string" office:string-value="Panic Polka" calcext:value-type="string">
            <text:p>Panic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8</text:p>
          </table:table-cell>
          <table:table-cell table:formula="of:=[.E69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3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table:formula="of:=[.E69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4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11</text:p>
          </table:table-cell>
          <table:table-cell table:formula="of:=[.E69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5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83</text:p>
          </table:table-cell>
          <table:table-cell office:value-type="string" calcext:value-type="string">
            <text:p>Dark Girl Dressed In Blue</text:p>
          </table:table-cell>
          <table:table-cell table:number-columns-repeated="2"/>
          <table:table-cell table:style-name="ce6" table:formula="of:=INDEX([.$H$1:.$H$40000];MATCH([.$G696];[.$A$1:.$A$40000];0);1)" office:value-type="string" office:string-value="Dark Girl Dressed In Blue" calcext:value-type="string">
            <text:p>Dark Girl Dressed In B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table:formula="of:=[.E69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7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3</text:p>
          </table:table-cell>
          <table:table-cell table:formula="of:=[.E69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8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table:formula="of:=[.E69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9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87</text:p>
          </table:table-cell>
          <table:table-cell office:value-type="string" calcext:value-type="string">
            <text:p>A.M.Shinnie</text:p>
          </table:table-cell>
          <table:table-cell table:number-columns-repeated="2"/>
          <table:table-cell table:style-name="ce6" table:formula="of:=INDEX([.$H$1:.$H$40000];MATCH([.$G700];[.$A$1:.$A$40000];0);1)" office:value-type="string" office:string-value="A.M.Shinnie" calcext:value-type="string">
            <text:p>A.M.Shinn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2</text:p>
          </table:table-cell>
          <table:table-cell table:formula="of:=[.E70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1];[.$A$1:.$A$40000];0);1)" office:value-type="string" office:string-value="Peter's Peerie Boat" calcext:value-type="string">
            <text:p>Peter's Peerie Bo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formula="of:=[.E70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2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7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3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table:formula="of:=[.E70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4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2</text:p>
          </table:table-cell>
          <table:table-cell table:formula="of:=[.E70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1</text:p>
          </table:table-cell>
          <table:table-cell table:formula="of:=[.E70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6];[.$A$1:.$A$40000];0);1)" office:value-type="string" office:string-value="Lannigan's Ball" calcext:value-type="string">
            <text:p>Lannigan's B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office:value-type="string" calcext:value-type="string">
            <text:p>Walter Bulwer's Polka #2</text:p>
          </table:table-cell>
          <table:table-cell table:number-columns-repeated="2"/>
          <table:table-cell table:style-name="ce6" table:formula="of:=INDEX([.$H$1:.$H$40000];MATCH([.$G70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5</text:p>
          </table:table-cell>
          <table:table-cell office:value-type="string" calcext:value-type="string">
            <text:p>Walter Bulwer's Polka #1</text:p>
          </table:table-cell>
          <table:table-cell table:number-columns-repeated="2"/>
          <table:table-cell table:style-name="ce6" table:formula="of:=INDEX([.$H$1:.$H$40000];MATCH([.$G708];[.$A$1:.$A$40000];0);1)" office:value-type="string" office:string-value="Walter Bulwer's Polka #1" calcext:value-type="string">
            <text:p>Walter Bulwer's Polka #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formula="of:=[.E70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9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table:formula="of:=[.E71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0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8</text:p>
          </table:table-cell>
          <table:table-cell office:value-type="string" calcext:value-type="string">
            <text:p>Turkey In The Straw</text:p>
          </table:table-cell>
          <table:table-cell table:number-columns-repeated="2"/>
          <table:table-cell table:style-name="ce6" table:formula="of:=INDEX([.$H$1:.$H$40000];MATCH([.$G711];[.$A$1:.$A$40000];0);1)" office:value-type="string" office:string-value="Turkey In The Straw" calcext:value-type="string">
            <text:p>Turkey In The Straw</text:p>
          </table:table-cell>
          <table:table-cell office:value-type="string" calcext:value-type="string">
            <text:p>normally in 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8 09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1</text:p>
          </table:table-cell>
          <table:table-cell table:formula="of:=[.E71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2];[.$A$1:.$A$40000];0);1)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0</text:p>
          </table:table-cell>
          <table:table-cell office:value-type="string" calcext:value-type="string">
            <text:p>Mrs. Dundas McQueen</text:p>
          </table:table-cell>
          <table:table-cell table:number-columns-repeated="2"/>
          <table:table-cell table:style-name="ce6" table:formula="of:=INDEX([.$H$1:.$H$40000];MATCH([.$G713];[.$A$1:.$A$40000];0);1)" office:value-type="string" office:string-value="Mrs. Dundas McQueen" calcext:value-type="string">
            <text:p>Mrs. Dundas McQue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1</text:p>
          </table:table-cell>
          <table:table-cell table:formula="of:=[.E71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02</text:p>
          </table:table-cell>
          <table:table-cell office:value-type="string" calcext:value-type="string">
            <text:p>Gypsy Princess</text:p>
          </table:table-cell>
          <table:table-cell table:number-columns-repeated="2"/>
          <table:table-cell table:style-name="ce6" table:formula="of:=INDEX([.$H$1:.$H$40000];MATCH([.$G715];[.$A$1:.$A$40000];0);1)" office:value-type="string" office:string-value="Gypsy Princess" calcext:value-type="string">
            <text:p>Gypsy Princ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3</text:p>
          </table:table-cell>
          <table:table-cell table:formula="of:=[.E7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formula="of:=[.E71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7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table:formula="of:=[.E71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8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formula="of:=[.E71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9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3</text:p>
          </table:table-cell>
          <table:table-cell table:formula="of:=[.E72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0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8</text:p>
          </table:table-cell>
          <table:table-cell table:formula="of:=[.E72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17</text:p>
          </table:table-cell>
          <table:table-cell table:formula="of:=[.E72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2];[.$A$1:.$A$40000];0);1)" office:value-type="string" office:string-value="Double Lead Through" calcext:value-type="string">
            <text:p>Double Lead Th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table:formula="of:=[.E72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3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1</text:p>
          </table:table-cell>
          <table:table-cell table:formula="of:=[.E7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2</text:p>
          </table:table-cell>
          <table:table-cell table:formula="of:=[.E72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3</text:p>
          </table:table-cell>
          <table:table-cell table:formula="of:=[.E72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4</text:p>
          </table:table-cell>
          <table:table-cell office:value-type="string" calcext:value-type="string">
            <text:p>The Shropshire Lass</text:p>
          </table:table-cell>
          <table:table-cell table:number-columns-repeated="2"/>
          <table:table-cell table:style-name="ce6" table:formula="of:=INDEX([.$H$1:.$H$40000];MATCH([.$G727];[.$A$1:.$A$40000];0);1)" office:value-type="string" office:string-value="The Shropshire Lass" calcext:value-type="string">
            <text:p>The Shropshire La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5</text:p>
          </table:table-cell>
          <table:table-cell table:formula="of:=[.E72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6</text:p>
          </table:table-cell>
          <table:table-cell table:formula="of:=[.E72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table:formula="of:=[.E73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0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table:formula="of:=[.E73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1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9</text:p>
          </table:table-cell>
          <table:table-cell office:value-type="string" calcext:value-type="string">
            <text:p>Drops Of Brandy</text:p>
          </table:table-cell>
          <table:table-cell table:number-columns-repeated="2"/>
          <table:table-cell table:style-name="ce6" table:formula="of:=INDEX([.$H$1:.$H$40000];MATCH([.$G732];[.$A$1:.$A$40000];0);1)" office:value-type="string" office:string-value="Drops Of Brandy" calcext:value-type="string">
            <text:p>Drops Of Brand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20</text:p>
          </table:table-cell>
          <table:table-cell office:value-type="string" calcext:value-type="string">
            <text:p>The Foxhunter's</text:p>
          </table:table-cell>
          <table:table-cell table:number-columns-repeated="2"/>
          <table:table-cell table:style-name="ce6" table:formula="of:=INDEX([.$H$1:.$H$40000];MATCH([.$G733];[.$A$1:.$A$40000];0);1)" office:value-type="string" office:string-value="The Foxhunter's" calcext:value-type="string">
            <text:p>The Foxhunter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x 14-04 61</text:p>
          </table:table-cell>
          <table:table-cell table:formula="of:=[.E73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4];[.$A$1:.$A$40000];0);1)" office:value-type="string" office:string-value="Long Room At Scarborough" calcext:value-type="string">
            <text:p>Long Room At Scarbo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2</text:p>
          </table:table-cell>
          <table:table-cell table:formula="of:=[.E7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2</text:p>
          </table:table-cell>
          <table:table-cell table:formula="of:=[.E73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6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formula="of:=[.E73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7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5</text:p>
          </table:table-cell>
          <table:table-cell office:value-type="string" calcext:value-type="string">
            <text:p>Battle Of The Somme</text:p>
          </table:table-cell>
          <table:table-cell table:number-columns-repeated="2"/>
          <table:table-cell table:style-name="ce6" table:formula="of:=INDEX([.$H$1:.$H$40000];MATCH([.$G738];[.$A$1:.$A$40000];0);1)" office:value-type="string" office:string-value="Battle Of The Somme" calcext:value-type="string">
            <text:p>Battle Of The Som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6</text:p>
          </table:table-cell>
          <table:table-cell office:value-type="string" calcext:value-type="string">
            <text:p>Theme from 'Blackadder'</text:p>
          </table:table-cell>
          <table:table-cell table:number-columns-repeated="2"/>
          <table:table-cell table:style-name="ce6" table:formula="of:=INDEX([.$H$1:.$H$40000];MATCH([.$G739];[.$A$1:.$A$40000];0);1)" office:value-type="string" office:string-value="Theme from 'Blackadder'" calcext:value-type="string">
            <text:p>Theme from 'Blackadder'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7</text:p>
          </table:table-cell>
          <table:table-cell office:value-type="string" calcext:value-type="string">
            <text:p>The Perfect Cure</text:p>
          </table:table-cell>
          <table:table-cell table:number-columns-repeated="2"/>
          <table:table-cell table:style-name="ce6" table:formula="of:=INDEX([.$H$1:.$H$40000];MATCH([.$G740];[.$A$1:.$A$40000];0);1)" office:value-type="string" office:string-value="The Perfect Cure" calcext:value-type="string">
            <text:p>The Perfect C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8</text:p>
          </table:table-cell>
          <table:table-cell office:value-type="string" calcext:value-type="string">
            <text:p>Captain Webb</text:p>
          </table:table-cell>
          <table:table-cell table:number-columns-repeated="2"/>
          <table:table-cell table:style-name="ce6" table:formula="of:=INDEX([.$H$1:.$H$40000];MATCH([.$G741];[.$A$1:.$A$40000];0);1)" office:value-type="string" office:string-value="Captain Webb" calcext:value-type="string">
            <text:p>Captain Web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9</text:p>
          </table:table-cell>
          <table:table-cell office:value-type="string" calcext:value-type="string">
            <text:p>Hogmanay Jig</text:p>
          </table:table-cell>
          <table:table-cell table:number-columns-repeated="2"/>
          <table:table-cell table:style-name="ce6" table:formula="of:=INDEX([.$H$1:.$H$40000];MATCH([.$G742];[.$A$1:.$A$40000];0);1)" office:value-type="string" office:string-value="Hogmanay Jig" calcext:value-type="string">
            <text:p>Hogmana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0</text:p>
          </table:table-cell>
          <table:table-cell office:value-type="string" calcext:value-type="string">
            <text:p>Over The Hills And Far Away</text:p>
          </table:table-cell>
          <table:table-cell table:number-columns-repeated="2"/>
          <table:table-cell table:style-name="ce6" table:formula="of:=INDEX([.$H$1:.$H$40000];MATCH([.$G743];[.$A$1:.$A$40000];0);1)" office:value-type="string" office:string-value="Over The Hills And Far Away" calcext:value-type="string">
            <text:p>Over The Hills And Far A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table:formula="of:=[.E74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44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32</text:p>
          </table:table-cell>
          <table:table-cell office:value-type="string" calcext:value-type="string">
            <text:p>Hommage a Edmond Parizeau</text:p>
          </table:table-cell>
          <table:table-cell table:number-columns-repeated="2"/>
          <table:table-cell table:style-name="ce6" table:formula="of:=INDEX([.$H$1:.$H$40000];MATCH([.$G745];[.$A$1:.$A$40000];0);1)" office:value-type="string" office:string-value="Hommage a Edmond Parizeau" calcext:value-type="string">
            <text:p>Hommage a Edmond Parize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3</text:p>
          </table:table-cell>
          <table:table-cell office:value-type="string" calcext:value-type="string">
            <text:p>Fisher's Hornpipe</text:p>
          </table:table-cell>
          <table:table-cell table:number-columns-repeated="2"/>
          <table:table-cell table:style-name="ce6" table:formula="of:=INDEX([.$H$1:.$H$40000];MATCH([.$G746];[.$A$1:.$A$40000];0);1)" office:value-type="string" office:string-value="Fisher's Hornpipe" calcext:value-type="string">
            <text:p>Fishe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table:formula="of:=[.E7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47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Four Up</text:p>
          </table:table-cell>
          <table:table-cell/>
          <table:table-cell office:value-type="string" calcext:value-type="string">
            <text:p>SSF 14-18 135</text:p>
          </table:table-cell>
          <table:table-cell table:formula="of:=[.E748]" office:value-type="string" office:string-value="Four Up" calcext:value-type="string">
            <text:p>Four Up</text:p>
          </table:table-cell>
          <table:table-cell table:number-columns-repeated="2"/>
          <table:table-cell table:style-name="ce6" table:formula="of:=INDEX([.$H$1:.$H$40000];MATCH([.$G748];[.$A$1:.$A$40000];0);1)" office:value-type="string" office:string-value="Four Up" calcext:value-type="string">
            <text:p>Four 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6</text:p>
          </table:table-cell>
          <table:table-cell table:formula="of:=[.E7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7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0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formula="of:=[.E7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1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formula="of:=[.E75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2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14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table:formula="of:=[.E75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3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1</text:p>
          </table:table-cell>
          <table:table-cell office:value-type="string" calcext:value-type="string">
            <text:p>Jiggery Pokerwork</text:p>
          </table:table-cell>
          <table:table-cell table:number-columns-repeated="2"/>
          <table:table-cell table:style-name="ce6" table:formula="of:=INDEX([.$H$1:.$H$40000];MATCH([.$G754];[.$A$1:.$A$40000];0);1)" office:value-type="string" office:string-value="Jiggery Pokerwork" calcext:value-type="string">
            <text:p>Jiggery Pokerwo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2</text:p>
          </table:table-cell>
          <table:table-cell office:value-type="string" calcext:value-type="string">
            <text:p>Jump At The Sun</text:p>
          </table:table-cell>
          <table:table-cell table:number-columns-repeated="2"/>
          <table:table-cell table:style-name="ce6" table:formula="of:=INDEX([.$H$1:.$H$40000];MATCH([.$G755];[.$A$1:.$A$40000];0);1)" office:value-type="string" office:string-value="Jump At The Sun" calcext:value-type="string">
            <text:p>Jump At The Su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3</text:p>
          </table:table-cell>
          <table:table-cell office:value-type="string" calcext:value-type="string">
            <text:p>Horizonto</text:p>
          </table:table-cell>
          <table:table-cell table:number-columns-repeated="2"/>
          <table:table-cell table:style-name="ce6" table:formula="of:=INDEX([.$H$1:.$H$40000];MATCH([.$G756];[.$A$1:.$A$40000];0);1)" office:value-type="string" office:string-value="Horizonto" calcext:value-type="string">
            <text:p>Horizo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4</text:p>
          </table:table-cell>
          <table:table-cell table:formula="of:=[.E7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1</text:p>
          </table:table-cell>
          <table:table-cell table:formula="of:=[.E75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8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formula="of:=[.E75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9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table:formula="of:=[.E7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0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8</text:p>
          </table:table-cell>
          <table:table-cell table:formula="of:=[.E76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6</text:p>
          </table:table-cell>
          <table:table-cell table:formula="of:=[.E7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2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table:formula="of:=[.E76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3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1</text:p>
          </table:table-cell>
          <table:table-cell office:value-type="string" calcext:value-type="string">
            <text:p>The Rose Tree</text:p>
          </table:table-cell>
          <table:table-cell table:number-columns-repeated="2"/>
          <table:table-cell table:style-name="ce6" table:formula="of:=INDEX([.$H$1:.$H$40000];MATCH([.$G764];[.$A$1:.$A$40000];0);1)" office:value-type="string" office:string-value="The Rose Tree" calcext:value-type="string">
            <text:p>The Rose T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2</text:p>
          </table:table-cell>
          <table:table-cell office:value-type="string" calcext:value-type="string">
            <text:p>Banbury Bill</text:p>
          </table:table-cell>
          <table:table-cell table:number-columns-repeated="2"/>
          <table:table-cell table:style-name="ce6" table:formula="of:=INDEX([.$H$1:.$H$40000];MATCH([.$G765];[.$A$1:.$A$40000];0);1)" office:value-type="string" office:string-value="Banbury Bill" calcext:value-type="string">
            <text:p>Banbury B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3</text:p>
          </table:table-cell>
          <table:table-cell table:formula="of:=[.E7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table:formula="of:=[.E76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7];[.$A$1:.$A$40000];0);1)" office:value-type="string" office:string-value="Watson's Hornpipe" calcext:value-type="string">
            <text:p>Watso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5</text:p>
          </table:table-cell>
          <table:table-cell office:value-type="string" calcext:value-type="string">
            <text:p>Captain White's</text:p>
          </table:table-cell>
          <table:table-cell table:number-columns-repeated="2"/>
          <table:table-cell table:style-name="ce6" table:formula="of:=INDEX([.$H$1:.$H$40000];MATCH([.$G768];[.$A$1:.$A$40000];0);1)" office:value-type="string" office:string-value="Captain White's" calcext:value-type="string">
            <text:p>Captain White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56</text:p>
          </table:table-cell>
          <table:table-cell table:formula="of:=[.E7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7</text:p>
          </table:table-cell>
          <table:table-cell table:formula="of:=[.E7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formula="of:=[.E77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9</text:p>
          </table:table-cell>
          <table:table-cell table:formula="of:=[.E7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7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1</text:p>
          </table:table-cell>
          <table:table-cell table:formula="of:=[.E77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2</text:p>
          </table:table-cell>
          <table:table-cell office:value-type="string" calcext:value-type="string">
            <text:p>Donald Of Dundee</text:p>
          </table:table-cell>
          <table:table-cell table:number-columns-repeated="2"/>
          <table:table-cell table:style-name="ce6" table:formula="of:=INDEX([.$H$1:.$H$40000];MATCH([.$G775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3</text:p>
          </table:table-cell>
          <table:table-cell table:formula="of:=[.E7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4</text:p>
          </table:table-cell>
          <table:table-cell office:value-type="string" calcext:value-type="string">
            <text:p>Whinham's</text:p>
          </table:table-cell>
          <table:table-cell table:number-columns-repeated="2"/>
          <table:table-cell table:style-name="ce6" table:formula="of:=INDEX([.$H$1:.$H$40000];MATCH([.$G777];[.$A$1:.$A$40000];0);1)" office:value-type="string" office:string-value="Whinham's" calcext:value-type="string">
            <text:p>Whinham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1</text:p>
          </table:table-cell>
          <table:table-cell table:formula="of:=[.E77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8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77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7</text:p>
          </table:table-cell>
          <table:table-cell table:formula="of:=[.E78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0];[.$A$1:.$A$40000];0);1)" office:value-type="string" office:string-value="Sheffield Hornpipe" calcext:value-type="string">
            <text:p>Sheffield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16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heffield Hornpipe (2)</text:p>
          </table:table-cell>
          <table:table-cell/>
          <table:table-cell office:value-type="string" calcext:value-type="string">
            <text:p>SSFx 14-18 168</text:p>
          </table:table-cell>
          <table:table-cell table:formula="of:=[.E781]" office:value-type="string" office:string-value="Sheffield Hornpipe (2)" calcext:value-type="string">
            <text:p>Sheffield Hornpipe (2)</text:p>
          </table:table-cell>
          <table:table-cell table:number-columns-repeated="2"/>
          <table:table-cell table:style-name="ce6" table:formula="of:=INDEX([.$H$1:.$H$40000];MATCH([.$G781];[.$A$1:.$A$40000];0);1)" office:value-type="string" office:string-value="Sheffield Hornpipe (2)" calcext:value-type="string">
            <text:p>Sheffield Hornpipe (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0</text:p>
          </table:table-cell>
          <table:table-cell table:formula="of:=[.E78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table:formula="of:=[.E78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3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1</text:p>
          </table:table-cell>
          <table:table-cell table:formula="of:=[.E7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2</text:p>
          </table:table-cell>
          <table:table-cell table:formula="of:=[.E78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73</text:p>
          </table:table-cell>
          <table:table-cell table:formula="of:=[.E78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number-columns-repeated="8"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SSF 14-21 0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01</text:p>
          </table:table-cell>
          <table:table-cell table:formula="of:=[.E78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02</text:p>
          </table:table-cell>
          <table:table-cell table:formula="of:=[.E78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79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0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50</text:p>
          </table:table-cell>
          <table:table-cell table:formula="of:=[.E79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05</text:p>
          </table:table-cell>
          <table:table-cell table:formula="of:=[.E79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0</text:p>
          </table:table-cell>
          <table:table-cell table:formula="of:=[.E79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3];[.$A$1:.$A$40000];0);1)" office:value-type="string" office:string-value="The Queen's Delight" calcext:value-type="string">
            <text:p>The Queen's De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3</text:p>
          </table:table-cell>
          <table:table-cell table:formula="of:=[.E79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4];[.$A$1:.$A$40000];0);1)" office:value-type="string" office:string-value="Church Street" calcext:value-type="string">
            <text:p>Church Stre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table:formula="of:=[.E79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5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table:formula="of:=[.E79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6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10</text:p>
          </table:table-cell>
          <table:table-cell table:formula="of:=[.E79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11</text:p>
          </table:table-cell>
          <table:table-cell table:formula="of:=[.E79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12</text:p>
          </table:table-cell>
          <table:table-cell office:value-type="string" calcext:value-type="string">
            <text:p>Shooting</text:p>
          </table:table-cell>
          <table:table-cell table:number-columns-repeated="2"/>
          <table:table-cell table:style-name="ce6" table:formula="of:=INDEX([.$H$1:.$H$40000];MATCH([.$G799];[.$A$1:.$A$40000];0);1)" office:value-type="string" office:string-value="Shooting" calcext:value-type="string">
            <text:p>Shoo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13</text:p>
          </table:table-cell>
          <table:table-cell office:value-type="string" calcext:value-type="string">
            <text:p>Sweep's Hornpipe</text:p>
          </table:table-cell>
          <table:table-cell table:number-columns-repeated="2"/>
          <table:table-cell table:style-name="ce6" table:formula="of:=INDEX([.$H$1:.$H$40000];MATCH([.$G800];[.$A$1:.$A$40000];0);1)" office:value-type="string" office:string-value="Sweep's Hornpipe" calcext:value-type="string">
            <text:p>Sweep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3</text:p>
          </table:table-cell>
          <table:table-cell table:formula="of:=[.E80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1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table:formula="of:=[.E80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2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8</text:p>
          </table:table-cell>
          <table:table-cell table:formula="of:=[.E8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3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table:formula="of:=[.E80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4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18</text:p>
          </table:table-cell>
          <table:table-cell office:value-type="string" calcext:value-type="string">
            <text:p>Round The World For Sport</text:p>
          </table:table-cell>
          <table:table-cell table:number-columns-repeated="2"/>
          <table:table-cell table:style-name="ce6" table:formula="of:=INDEX([.$H$1:.$H$40000];MATCH([.$G805];[.$A$1:.$A$40000];0);1)" office:value-type="string" office:string-value="Round The World For Sport" calcext:value-type="string">
            <text:p>Round The World For Spo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19</text:p>
          </table:table-cell>
          <table:table-cell office:value-type="string" calcext:value-type="string">
            <text:p>Knocknaboul Polka #2</text:p>
          </table:table-cell>
          <table:table-cell table:number-columns-repeated="2"/>
          <table:table-cell table:style-name="ce6" table:formula="of:=INDEX([.$H$1:.$H$40000];MATCH([.$G806];[.$A$1:.$A$40000];0);1)" office:value-type="string" office:string-value="Knocknaboul Polka #2" calcext:value-type="string">
            <text:p>Knocknaboul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8</text:p>
          </table:table-cell>
          <table:table-cell table:formula="of:=[.E80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7];[.$A$1:.$A$40000];0);1)" office:value-type="string" office:string-value="Centenary March" calcext:value-type="string">
            <text:p>Centenary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4" office:value-type="string" calcext:value-type="string">
            <text:p>WFS 13-07 03</text:p>
          </table:table-cell>
          <table:table-cell table:formula="of:=[.E80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8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2</text:p>
          </table:table-cell>
          <table:table-cell table:formula="of:=[.E80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3</text:p>
          </table:table-cell>
          <table:table-cell table:formula="of:=[.E81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24</text:p>
          </table:table-cell>
          <table:table-cell table:formula="of:=[.E81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5</text:p>
          </table:table-cell>
          <table:table-cell table:formula="of:=[.E81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26</text:p>
          </table:table-cell>
          <table:table-cell table:formula="of:=[.E81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7</text:p>
          </table:table-cell>
          <table:table-cell office:value-type="string" calcext:value-type="string">
            <text:p>Roger de Coverley</text:p>
          </table:table-cell>
          <table:table-cell table:number-columns-repeated="2"/>
          <table:table-cell table:style-name="ce6" table:formula="of:=INDEX([.$H$1:.$H$40000];MATCH([.$G814];[.$A$1:.$A$40000];0);1)" office:value-type="string" office:string-value="Roger de Coverley" calcext:value-type="string">
            <text:p>Roger de Coverl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8</text:p>
          </table:table-cell>
          <table:table-cell office:value-type="string" calcext:value-type="string">
            <text:p>Easter Thursday</text:p>
          </table:table-cell>
          <table:table-cell table:number-columns-repeated="2"/>
          <table:table-cell table:style-name="ce6" table:formula="of:=INDEX([.$H$1:.$H$40000];MATCH([.$G815];[.$A$1:.$A$40000];0);1)" office:value-type="string" office:string-value="Easter Thursday" calcext:value-type="string">
            <text:p>Easter Thurs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29</text:p>
          </table:table-cell>
          <table:table-cell table:formula="of:=[.E8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30</text:p>
          </table:table-cell>
          <table:table-cell table:formula="of:=[.E81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31</text:p>
          </table:table-cell>
          <table:table-cell table:formula="of:=[.E81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32</text:p>
          </table:table-cell>
          <table:table-cell office:value-type="string" calcext:value-type="string">
            <text:p>Les Poules Huppées</text:p>
          </table:table-cell>
          <table:table-cell table:number-columns-repeated="2"/>
          <table:table-cell table:style-name="ce6" table:formula="of:=INDEX([.$H$1:.$H$40000];MATCH([.$G819];[.$A$1:.$A$40000];0);1)" office:value-type="string" office:string-value="Les Poules Huppées" calcext:value-type="string">
            <text:p>Les Poules Huppé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3</text:p>
          </table:table-cell>
          <table:table-cell table:formula="of:=[.E82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0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table:formula="of:=[.E82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1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table:formula="of:=[.E82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2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36</text:p>
          </table:table-cell>
          <table:table-cell office:value-type="string" calcext:value-type="string">
            <text:p>Tripping Upstairs</text:p>
          </table:table-cell>
          <table:table-cell table:number-columns-repeated="2"/>
          <table:table-cell table:style-name="ce6" table:formula="of:=INDEX([.$H$1:.$H$40000];MATCH([.$G823];[.$A$1:.$A$40000];0);1)" office:value-type="string" office:string-value="Tripping Upstairs" calcext:value-type="string">
            <text:p>Tripp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37</text:p>
          </table:table-cell>
          <table:table-cell table:formula="of:=[.E8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38</text:p>
          </table:table-cell>
          <table:table-cell table:formula="of:=[.E82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29</text:p>
          </table:table-cell>
          <table:table-cell table:formula="of:=[.E82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6];[.$A$1:.$A$40000];0);1)" office:value-type="string" office:string-value="Drummond Castle" calcext:value-type="string">
            <text:p>Drummond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40</text:p>
          </table:table-cell>
          <table:table-cell office:value-type="string" calcext:value-type="string">
            <text:p>Humours of Glendart</text:p>
          </table:table-cell>
          <table:table-cell table:number-columns-repeated="2"/>
          <table:table-cell table:style-name="ce6" table:formula="of:=INDEX([.$H$1:.$H$40000];MATCH([.$G827];[.$A$1:.$A$40000];0);1)" office:value-type="string" office:string-value="Humours of Glendart" calcext:value-type="string">
            <text:p>Humours of Glend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41</text:p>
          </table:table-cell>
          <table:table-cell office:value-type="string" calcext:value-type="string">
            <text:p>The Tenpenny Pit</text:p>
          </table:table-cell>
          <table:table-cell table:number-columns-repeated="2"/>
          <table:table-cell table:style-name="ce6" table:formula="of:=INDEX([.$H$1:.$H$40000];MATCH([.$G828];[.$A$1:.$A$40000];0);1)" office:value-type="string" office:string-value="The Tenpenny Pit" calcext:value-type="string">
            <text:p>The Tenpenny P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Blarney Pilgrim</text:p>
          </table:table-cell>
          <table:table-cell/>
          <table:table-cell office:value-type="string" calcext:value-type="string">
            <text:p>SSF 14-18 017</text:p>
          </table:table-cell>
          <table:table-cell table:formula="of:=[.E829]" office:value-type="string" office:string-value="The Blarney Pilgrim" calcext:value-type="string">
            <text:p>The Blarney Pilgrim</text:p>
          </table:table-cell>
          <table:table-cell table:number-columns-repeated="2"/>
          <table:table-cell table:style-name="ce6" table:formula="of:=INDEX([.$H$1:.$H$40000];MATCH([.$G829];[.$A$1:.$A$40000];0);1)" office:value-type="string" office:string-value="The Blarney Pilgrim" calcext:value-type="string">
            <text:p>The Blarney Pilgri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43</text:p>
          </table:table-cell>
          <table:table-cell office:value-type="string" calcext:value-type="string">
            <text:p>Chassepain</text:p>
          </table:table-cell>
          <table:table-cell table:number-columns-repeated="2"/>
          <table:table-cell table:style-name="ce6" table:formula="of:=INDEX([.$H$1:.$H$40000];MATCH([.$G830];[.$A$1:.$A$40000];0);1)" office:value-type="string" office:string-value="Chassepain" calcext:value-type="string">
            <text:p>Chassep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44</text:p>
          </table:table-cell>
          <table:table-cell table:formula="of:=[.E83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45</text:p>
          </table:table-cell>
          <table:table-cell table:formula="of:=[.E83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32</text:p>
          </table:table-cell>
          <table:table-cell table:formula="of:=[.E83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3];[.$A$1:.$A$40000];0);1)" office:value-type="string" office:string-value="Harliquin Air" calcext:value-type="string">
            <text:p>Harliquin 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8</text:p>
          </table:table-cell>
          <table:table-cell table:formula="of:=[.E83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table:formula="of:=[.E8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5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8</text:p>
          </table:table-cell>
          <table:table-cell table:formula="of:=[.E83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6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table:formula="of:=[.E83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7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4</text:p>
          </table:table-cell>
          <table:table-cell table:formula="of:=[.E83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5</text:p>
          </table:table-cell>
          <table:table-cell table:formula="of:=[.E83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9];[.$A$1:.$A$40000];0);1)" office:value-type="string" office:string-value="The Butterfly" calcext:value-type="string">
            <text:p>The Butterf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53</text:p>
          </table:table-cell>
          <table:table-cell table:formula="of:=[.E84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5</text:p>
          </table:table-cell>
          <table:table-cell table:formula="of:=[.E84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table:formula="of:=[.E84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2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56</text:p>
          </table:table-cell>
          <table:table-cell table:formula="of:=[.E84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57</text:p>
          </table:table-cell>
          <table:table-cell office:value-type="string" calcext:value-type="string">
            <text:p>Mr. Isaac's Maggot</text:p>
          </table:table-cell>
          <table:table-cell table:number-columns-repeated="2"/>
          <table:table-cell table:style-name="ce6" table:formula="of:=INDEX([.$H$1:.$H$40000];MATCH([.$G844];[.$A$1:.$A$40000];0);1)" office:value-type="string" office:string-value="Mr. Isaac's Maggot" calcext:value-type="string">
            <text:p>Mr. Isaac's Magg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4</text:p>
          </table:table-cell>
          <table:table-cell table:formula="of:=[.E84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1</text:p>
          </table:table-cell>
          <table:table-cell table:formula="of:=[.E84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6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0</text:p>
          </table:table-cell>
          <table:table-cell table:formula="of:=[.E8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7];[.$A$1:.$A$40000];0);1)" office:value-type="string" office:string-value="Go Mauve" calcext:value-type="string">
            <text:p>Go Mau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1</text:p>
          </table:table-cell>
          <table:table-cell office:value-type="string" calcext:value-type="string">
            <text:p>Da Slockit Light</text:p>
          </table:table-cell>
          <table:table-cell table:number-columns-repeated="2"/>
          <table:table-cell table:style-name="ce6" table:formula="of:=INDEX([.$H$1:.$H$40000];MATCH([.$G848];[.$A$1:.$A$40000];0);1)" office:value-type="string" office:string-value="Da Slockit Light" calcext:value-type="string">
            <text:p>Da Slockit 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2</text:p>
          </table:table-cell>
          <table:table-cell table:formula="of:=[.E8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3</text:p>
          </table:table-cell>
          <table:table-cell table:formula="of:=[.E8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2</text:p>
          </table:table-cell>
          <table:table-cell table:formula="of:=[.E8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1];[.$A$1:.$A$40000];0);1)" office:value-type="string" office:string-value="Jump At The Sun" calcext:value-type="string">
            <text:p>Jump At The Su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5</text:p>
          </table:table-cell>
          <table:table-cell table:formula="of:=[.E85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66</text:p>
          </table:table-cell>
          <table:table-cell table:formula="of:=[.E85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table:formula="of:=[.E85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4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formula="of:=[.E85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5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formula="of:=[.E85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6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19</text:p>
          </table:table-cell>
          <table:table-cell table:formula="of:=[.E8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7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9</text:p>
          </table:table-cell>
          <table:table-cell table:formula="of:=[.E85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30</text:p>
          </table:table-cell>
          <table:table-cell table:formula="of:=[.E85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9];[.$A$1:.$A$40000];0);1)" office:value-type="string" office:string-value="Black Joak" calcext:value-type="string">
            <text:p>Black Jo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table:formula="of:=[.E8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0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8</text:p>
          </table:table-cell>
          <table:table-cell table:number-columns-repeated="3"/>
          <table:table-cell table:style-name="ce6" table:formula="of:=INDEX([.$H$1:.$H$40000];MATCH([.$G861];[.$A$1:.$A$40000];0);1)" office:value-type="string" office:string-value="La Mourisque" calcext:value-type="string">
            <text:p>La Mourisq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8</text:p>
          </table:table-cell>
          <table:table-cell table:formula="of:=[.E8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2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76</text:p>
          </table:table-cell>
          <table:table-cell office:value-type="string" calcext:value-type="string">
            <text:p>Childgrove</text:p>
          </table:table-cell>
          <table:table-cell table:number-columns-repeated="2"/>
          <table:table-cell table:style-name="ce6" table:formula="of:=INDEX([.$H$1:.$H$40000];MATCH([.$G863];[.$A$1:.$A$40000];0);1)" office:value-type="string" office:string-value="Childgrove" calcext:value-type="string">
            <text:p>Childgro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77</text:p>
          </table:table-cell>
          <table:table-cell table:formula="of:=[.E86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78</text:p>
          </table:table-cell>
          <table:table-cell table:formula="of:=[.E86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79</text:p>
          </table:table-cell>
          <table:table-cell table:formula="of:=[.E8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5 18</text:p>
          </table:table-cell>
          <table:table-cell table:formula="of:=[.E86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7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81</text:p>
          </table:table-cell>
          <table:table-cell office:value-type="string" calcext:value-type="string">
            <text:p>Gypsy Hornpipe</text:p>
          </table:table-cell>
          <table:table-cell table:number-columns-repeated="2"/>
          <table:table-cell table:style-name="ce6" table:formula="of:=INDEX([.$H$1:.$H$40000];MATCH([.$G868];[.$A$1:.$A$40000];0);1)" office:value-type="string" office:string-value="Gypsy Hornpipe" calcext:value-type="string">
            <text:p>Gypsy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9</text:p>
          </table:table-cell>
          <table:table-cell table:formula="of:=[.E8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9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table:formula="of:=[.E8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0];[.$A$1:.$A$40000];0);1)" office:value-type="string" office:string-value="Maggie In The Wood" calcext:value-type="string">
            <text:p>Maggie In The Wo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1</text:p>
          </table:table-cell>
          <table:table-cell table:formula="of:=[.E87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85</text:p>
          </table:table-cell>
          <table:table-cell table:formula="of:=[.E8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21 8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21 86</text:p>
          </table:table-cell>
          <table:table-cell table:formula="of:=[.E8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87</text:p>
          </table:table-cell>
          <table:table-cell office:value-type="string" calcext:value-type="string">
            <text:p>Holtwood</text:p>
          </table:table-cell>
          <table:table-cell table:number-columns-repeated="2"/>
          <table:table-cell table:style-name="ce6" table:formula="of:=INDEX([.$H$1:.$H$40000];MATCH([.$G874];[.$A$1:.$A$40000];0);1)" office:value-type="string" office:string-value="Holtwood" calcext:value-type="string">
            <text:p>Holtwo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88</text:p>
          </table:table-cell>
          <table:table-cell table:formula="of:=[.E87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3</text:p>
          </table:table-cell>
          <table:table-cell table:formula="of:=[.E8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9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2</text:p>
          </table:table-cell>
          <table:table-cell table:formula="of:=[.E87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9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91</text:p>
          </table:table-cell>
          <table:table-cell office:value-type="string" calcext:value-type="string">
            <text:p>Edwin's #2</text:p>
          </table:table-cell>
          <table:table-cell table:number-columns-repeated="2"/>
          <table:table-cell table:style-name="ce6" table:formula="of:=INDEX([.$H$1:.$H$40000];MATCH([.$G878];[.$A$1:.$A$40000];0);1)" office:value-type="string" office:string-value="Edwin's #2" calcext:value-type="string">
            <text:p>Edwin's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01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table:formula="of:=[.E87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9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02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table:formula="of:=[.E88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80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03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8</text:p>
          </table:table-cell>
          <table:table-cell table:formula="of:=[.E88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81];[.$A$1:.$A$40000];0);1)" office:value-type="string" office:string-value="Donkey Riding" calcext:value-type="string">
            <text:p>Donkey Rid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04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6</text:p>
          </table:table-cell>
          <table:table-cell table:formula="of:=[.E88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82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05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Almain</text:p>
          </table:table-cell>
          <table:table-cell/>
          <table:table-cell office:value-type="string" calcext:value-type="string">
            <text:p>WFS 14-06 05</text:p>
          </table:table-cell>
          <table:table-cell table:formula="of:=[.E883]" office:value-type="string" office:string-value="Black Almain" calcext:value-type="string">
            <text:p>Black Almain</text:p>
          </table:table-cell>
          <table:table-cell table:number-columns-repeated="2"/>
          <table:table-cell table:style-name="ce6" table:formula="of:=INDEX([.$H$1:.$H$40000];MATCH([.$G883];[.$A$1:.$A$40000];0);1)" office:value-type="string" office:string-value="Black Almain" calcext:value-type="string">
            <text:p>Black Alm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06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table:formula="of:=[.E8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84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07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table:formula="of:=[.E88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85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08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table:formula="of:=[.E88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86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09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9</text:p>
          </table:table-cell>
          <table:table-cell table:formula="of:=[.E8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87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0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formula="of:=[.E88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88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1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7</text:p>
          </table:table-cell>
          <table:table-cell table:formula="of:=[.E88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89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2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08</text:p>
          </table:table-cell>
          <table:table-cell table:formula="of:=[.E89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90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3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ollow The Drum</text:p>
          </table:table-cell>
          <table:table-cell/>
          <table:table-cell office:value-type="string" calcext:value-type="string">
            <text:p>WFS 14-06 13</text:p>
          </table:table-cell>
          <table:table-cell table:formula="of:=[.E891]" office:value-type="string" office:string-value="Follow The Drum" calcext:value-type="string">
            <text:p>Follow The Drum</text:p>
          </table:table-cell>
          <table:table-cell table:number-columns-repeated="2"/>
          <table:table-cell table:style-name="ce6" table:formula="of:=INDEX([.$H$1:.$H$40000];MATCH([.$G891];[.$A$1:.$A$40000];0);1)" office:value-type="string" office:string-value="Follow The Drum" calcext:value-type="string">
            <text:p>Follow The Dr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4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table:formula="of:=[.E89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92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5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3</text:p>
          </table:table-cell>
          <table:table-cell table:formula="of:=[.E89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93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6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89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94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7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6 17</text:p>
          </table:table-cell>
          <table:table-cell table:formula="of:=[.E89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9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8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formula="of:=[.E89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96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19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formula="of:=[.E89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9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0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me Vannitaise</text:p>
          </table:table-cell>
          <table:table-cell/>
          <table:table-cell office:value-type="string" calcext:value-type="string">
            <text:p>WFS 14-06 20</text:p>
          </table:table-cell>
          <table:table-cell table:formula="of:=[.E898]" office:value-type="string" office:string-value="Theme Vannitaise" calcext:value-type="string">
            <text:p>Theme Vannitaise</text:p>
          </table:table-cell>
          <table:table-cell table:number-columns-repeated="2"/>
          <table:table-cell table:style-name="ce6" table:formula="of:=INDEX([.$H$1:.$H$40000];MATCH([.$G898];[.$A$1:.$A$40000];0);1)" office:value-type="string" office:string-value="Theme Vannitaise" calcext:value-type="string">
            <text:p>Theme Vannita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1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15</text:p>
          </table:table-cell>
          <table:table-cell table:formula="of:=[.E89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99];[.$A$1:.$A$40000];0);1)" office:value-type="string" office:string-value="Rosin the Bow" calcext:value-type="string">
            <text:p>Rosin the B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2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01</text:p>
          </table:table-cell>
          <table:table-cell table:formula="of:=[.E90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0];[.$A$1:.$A$40000];0);1)" office:value-type="string" office:string-value="When Daylight Shines" calcext:value-type="string">
            <text:p>When Daylight Shin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3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9b 01</text:p>
          </table:table-cell>
          <table:table-cell table:formula="of:=[.E90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1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4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3</text:p>
          </table:table-cell>
          <table:table-cell table:formula="of:=[.E90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2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5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table:formula="of:=[.E9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3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6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table:formula="of:=[.E90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4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7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6 27</text:p>
          </table:table-cell>
          <table:table-cell office:value-type="string" calcext:value-type="string">
            <text:p>Kirkgate Hornpipe</text:p>
          </table:table-cell>
          <table:table-cell table:number-columns-repeated="2"/>
          <table:table-cell table:style-name="ce6" table:formula="of:=INDEX([.$H$1:.$H$40000];MATCH([.$G905];[.$A$1:.$A$40000];0);1)" office:value-type="string" office:string-value="Kirkgate Hornpipe" calcext:value-type="string">
            <text:p>Kirkgat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8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table:formula="of:=[.E90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6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29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table:formula="of:=[.E90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7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0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x 14-18 041</text:p>
          </table:table-cell>
          <table:table-cell table:formula="of:=[.E90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8];[.$A$1:.$A$40000];0);1)" office:value-type="string" office:string-value="Come Ashore Jolly Tar And Your Trousers On" calcext:value-type="string">
            <text:p>Come Ashore Jolly Tar And Your Trousers 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1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9</text:p>
          </table:table-cell>
          <table:table-cell table:formula="of:=[.E90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9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2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20</text:p>
          </table:table-cell>
          <table:table-cell table:formula="of:=[.E91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10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3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table:formula="of:=[.E91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11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4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table:formula="of:=[.E91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12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5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table:formula="of:=[.E91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13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6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3</text:p>
          </table:table-cell>
          <table:table-cell table:formula="of:=[.E91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14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7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sky Before Breakfast</text:p>
          </table:table-cell>
          <table:table-cell/>
          <table:table-cell office:value-type="string" calcext:value-type="string">
            <text:p>WFS 14-06 37</text:p>
          </table:table-cell>
          <table:table-cell table:formula="of:=[.E915]" office:value-type="string" office:string-value="Whisky Before Breakfast" calcext:value-type="string">
            <text:p>Whisky Before Breakfast</text:p>
          </table:table-cell>
          <table:table-cell table:number-columns-repeated="2"/>
          <table:table-cell table:style-name="ce6" table:formula="of:=INDEX([.$H$1:.$H$40000];MATCH([.$G915];[.$A$1:.$A$40000];0);1)" office:value-type="string" office:string-value="Whisky Before Breakfast" calcext:value-type="string">
            <text:p>Whisky Before Breakfas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8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1</text:p>
          </table:table-cell>
          <table:table-cell table:formula="of:=[.E9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16];[.$A$1:.$A$40000];0);1)" office:value-type="string" office:string-value="Dear Tobacco" calcext:value-type="string">
            <text:p>Dear Tobac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39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2</text:p>
          </table:table-cell>
          <table:table-cell table:formula="of:=[.E91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17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0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3</text:p>
          </table:table-cell>
          <table:table-cell table:formula="of:=[.E91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18];[.$A$1:.$A$40000];0);1)" office:value-type="string" office:string-value="Lady Susan Stewart's Reel" calcext:value-type="string">
            <text:p>Lady Susan Stewart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1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table:formula="of:=[.E91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19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2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5 37</text:p>
          </table:table-cell>
          <table:table-cell table:formula="of:=[.E92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0];[.$A$1:.$A$40000];0);1)" office:value-type="string" office:string-value="Dennington Bell" calcext:value-type="string">
            <text:p>Dennington B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3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table:formula="of:=[.E92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1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4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4</text:p>
          </table:table-cell>
          <table:table-cell table:formula="of:=[.E92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2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5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formula="of:=[.E92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6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9</text:p>
          </table:table-cell>
          <table:table-cell table:formula="of:=[.E9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4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7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table:formula="of:=[.E92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5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8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lue Ribbon</text:p>
          </table:table-cell>
          <table:table-cell/>
          <table:table-cell office:value-type="string" calcext:value-type="string">
            <text:p>WFS 14-06 48</text:p>
          </table:table-cell>
          <table:table-cell table:formula="of:=[.E926]" office:value-type="string" office:string-value="The Blue Ribbon" calcext:value-type="string">
            <text:p>The Blue Ribbon</text:p>
          </table:table-cell>
          <table:table-cell table:number-columns-repeated="2"/>
          <table:table-cell table:style-name="ce6" table:formula="of:=INDEX([.$H$1:.$H$40000];MATCH([.$G926];[.$A$1:.$A$40000];0);1)" office:value-type="string" office:string-value="The Blue Ribbon" calcext:value-type="string">
            <text:p>The Blue Ribb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6 49</text:p>
          </table:table-cell>
          <table:table-cell table:style-name="ce3" office:value-type="date" office:date-value="2014-06-10" calcext:value-type="date">
            <text:p>2014-06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table:formula="of:=[.E92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7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01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table:formula="of:=[.E92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8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02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7</text:p>
          </table:table-cell>
          <table:table-cell table:formula="of:=[.E92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9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03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08</text:p>
          </table:table-cell>
          <table:table-cell table:formula="of:=[.E93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0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04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formula="of:=[.E93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05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table:formula="of:=[.E93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2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06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table:formula="of:=[.E93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3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07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table:formula="of:=[.E93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4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08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4</text:p>
          </table:table-cell>
          <table:table-cell table:formula="of:=[.E9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5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09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20</text:p>
          </table:table-cell>
          <table:table-cell table:formula="of:=[.E93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6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0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table:formula="of:=[.E93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7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1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1</text:p>
          </table:table-cell>
          <table:table-cell table:formula="of:=[.E93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8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2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x 14-18 040</text:p>
          </table:table-cell>
          <table:table-cell table:formula="of:=[.E93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9];[.$A$1:.$A$40000];0);1)" office:value-type="string" office:string-value="Sheriff's Ride" calcext:value-type="string">
            <text:p>Sheriff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3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table:formula="of:=[.E94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0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4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94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1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5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table:formula="of:=[.E94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2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6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2</text:p>
          </table:table-cell>
          <table:table-cell table:formula="of:=[.E94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3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7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9</text:p>
          </table:table-cell>
          <table:table-cell table:formula="of:=[.E94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4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8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6 20</text:p>
          </table:table-cell>
          <table:table-cell table:formula="of:=[.E94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5];[.$A$1:.$A$40000];0);1)" office:value-type="string" office:string-value="Theme Vannitaise" calcext:value-type="string">
            <text:p>Theme Vannita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19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1</text:p>
          </table:table-cell>
          <table:table-cell table:formula="of:=[.E94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6];[.$A$1:.$A$40000];0);1)" office:value-type="string" office:string-value="Dear Tobacco" calcext:value-type="string">
            <text:p>Dear Tobac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0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38</text:p>
          </table:table-cell>
          <table:table-cell table:formula="of:=[.E9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7];[.$A$1:.$A$40000];0);1)" office:value-type="string" office:string-value="Bonny At Morn" calcext:value-type="string">
            <text:p>Bonny At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1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table:formula="of:=[.E94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8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2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table:formula="of:=[.E9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49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3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exham Races</text:p>
          </table:table-cell>
          <table:table-cell/>
          <table:table-cell office:value-type="string" calcext:value-type="string">
            <text:p>WFS 14-12 23</text:p>
          </table:table-cell>
          <table:table-cell table:formula="of:=[.E950]" office:value-type="string" office:string-value="Hexham Races" calcext:value-type="string">
            <text:p>Hexham Races</text:p>
          </table:table-cell>
          <table:table-cell table:number-columns-repeated="2"/>
          <table:table-cell table:style-name="ce6" table:formula="of:=INDEX([.$H$1:.$H$40000];MATCH([.$G950];[.$A$1:.$A$40000];0);1)" office:value-type="string" office:string-value="Hexham Races" calcext:value-type="string">
            <text:p>Hexham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4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7</text:p>
          </table:table-cell>
          <table:table-cell table:formula="of:=[.E9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1];[.$A$1:.$A$40000];0);1)" office:value-type="string" office:string-value="Westmoreland" calcext:value-type="string">
            <text:p>Westmore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5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8 127</text:p>
          </table:table-cell>
          <table:table-cell table:formula="of:=[.E95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2];[.$A$1:.$A$40000];0);1)" office:value-type="string" office:string-value="The Perfect Cure" calcext:value-type="string">
            <text:p>The Perfect C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6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table:formula="of:=[.E95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3];[.$A$1:.$A$40000];0);1)" office:value-type="string" office:string-value="The Fiery Clock Face" calcext:value-type="string">
            <text:p>The Fiery Clock F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7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table:formula="of:=[.E95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4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8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8 127</text:p>
          </table:table-cell>
          <table:table-cell table:formula="of:=[.E95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5];[.$A$1:.$A$40000];0);1)" office:value-type="string" office:string-value="The Perfect Cure" calcext:value-type="string">
            <text:p>The Perfect C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29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table:formula="of:=[.E95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6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30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table:formula="of:=[.E9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7];[.$A$1:.$A$40000];0);1)" office:value-type="string" office:string-value="Good King Wenceslas" calcext:value-type="string">
            <text:p>Good King Wencesl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31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rothers Of York</text:p>
          </table:table-cell>
          <table:table-cell/>
          <table:table-cell office:value-type="string" calcext:value-type="string">
            <text:p>WFS 14-12 31</text:p>
          </table:table-cell>
          <table:table-cell table:formula="of:=[.E958]" office:value-type="string" office:string-value="Brothers Of York" calcext:value-type="string">
            <text:p>Brothers Of York</text:p>
          </table:table-cell>
          <table:table-cell table:number-columns-repeated="2"/>
          <table:table-cell table:style-name="ce6" table:formula="of:=INDEX([.$H$1:.$H$40000];MATCH([.$G958];[.$A$1:.$A$40000];0);1)" office:value-type="string" office:string-value="Brothers Of York" calcext:value-type="string">
            <text:p>Brothers Of Yo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32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table:formula="of:=[.E95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9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33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27</text:p>
          </table:table-cell>
          <table:table-cell table:formula="of:=[.E9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0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34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5 17</text:p>
          </table:table-cell>
          <table:table-cell table:formula="of:=[.E96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1];[.$A$1:.$A$40000];0);1)" office:value-type="string" office:string-value="Iron Legs" calcext:value-type="string">
            <text:p>Iron Le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35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5 18</text:p>
          </table:table-cell>
          <table:table-cell table:formula="of:=[.E9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2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12 36</text:p>
          </table:table-cell>
          <table:table-cell table:style-name="ce3" office:value-type="date" office:date-value="2014-12-09" calcext:value-type="date">
            <text:p>2014-12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2</text:p>
          </table:table-cell>
          <table:table-cell table:formula="of:=[.E96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3];[.$A$1:.$A$40000];0);1)" office:value-type="string" office:string-value="Lemmie Brazil's No. 2" calcext:value-type="string">
            <text:p>Lemmie Brazil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01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formula="of:=[.E96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4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02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table:formula="of:=[.E96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5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03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formula="of:=[.E9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6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04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table:formula="of:=[.E96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7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05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4</text:p>
          </table:table-cell>
          <table:table-cell table:formula="of:=[.E96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8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06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table:formula="of:=[.E9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69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07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table:formula="of:=[.E9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70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08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1</text:p>
          </table:table-cell>
          <table:table-cell table:formula="of:=[.E97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71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09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x 14-18 040</text:p>
          </table:table-cell>
          <table:table-cell table:formula="of:=[.E9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72];[.$A$1:.$A$40000];0);1)" office:value-type="string" office:string-value="Sheriff's Ride" calcext:value-type="string">
            <text:p>Sheriff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0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table:formula="of:=[.E9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73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1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3</text:p>
          </table:table-cell>
          <table:table-cell table:formula="of:=[.E97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74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2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21 81</text:p>
          </table:table-cell>
          <table:table-cell table:formula="of:=[.E97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75];[.$A$1:.$A$40000];0);1)" office:value-type="string" office:string-value="Gypsy Hornpipe" calcext:value-type="string">
            <text:p>Gypsy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3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table:formula="of:=[.E9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76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4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97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77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5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3</text:p>
          </table:table-cell>
          <table:table-cell table:formula="of:=[.E97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78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6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ddle The Pony</text:p>
          </table:table-cell>
          <table:table-cell/>
          <table:table-cell office:value-type="string" calcext:value-type="string">
            <text:p>WFS 15-01 16</text:p>
          </table:table-cell>
          <table:table-cell table:formula="of:=[.E979]" office:value-type="string" office:string-value="Saddle The Pony" calcext:value-type="string">
            <text:p>Saddle The Pony</text:p>
          </table:table-cell>
          <table:table-cell table:number-columns-repeated="2"/>
          <table:table-cell table:style-name="ce6" table:formula="of:=INDEX([.$H$1:.$H$40000];MATCH([.$G979];[.$A$1:.$A$40000];0);1)" office:value-type="string" office:string-value="Saddle The Pony" calcext:value-type="string">
            <text:p>Saddle The Pon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7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36</text:p>
          </table:table-cell>
          <table:table-cell table:formula="of:=[.E98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80];[.$A$1:.$A$40000];0);1)" office:value-type="string" office:string-value="Pippa Sandford's" calcext:value-type="string">
            <text:p>Pippa Sandford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8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o Mauve</text:p>
          </table:table-cell>
          <table:table-cell/>
          <table:table-cell office:value-type="string" calcext:value-type="string">
            <text:p>SSF 14-18 020</text:p>
          </table:table-cell>
          <table:table-cell table:formula="of:=[.E981]" office:value-type="string" office:string-value="Go Mauve" calcext:value-type="string">
            <text:p>Go Mauve</text:p>
          </table:table-cell>
          <table:table-cell table:number-columns-repeated="2"/>
          <table:table-cell table:style-name="ce6" table:formula="of:=INDEX([.$H$1:.$H$40000];MATCH([.$G981];[.$A$1:.$A$40000];0);1)" office:value-type="string" office:string-value="Go Mauve" calcext:value-type="string">
            <text:p>Go Mau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19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30</text:p>
          </table:table-cell>
          <table:table-cell table:formula="of:=[.E98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82];[.$A$1:.$A$40000];0);1)" office:value-type="string" office:string-value="Black Joak" calcext:value-type="string">
            <text:p>Black Jo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0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0</text:p>
          </table:table-cell>
          <table:table-cell table:formula="of:=[.E98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83];[.$A$1:.$A$40000];0);1)" office:value-type="string" office:string-value="The Queen's Delight" calcext:value-type="string">
            <text:p>The Queen's De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1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9b 32</text:p>
          </table:table-cell>
          <table:table-cell table:formula="of:=[.E9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84];[.$A$1:.$A$40000];0);1)" office:value-type="string" office:string-value="Harliquin Air" calcext:value-type="string">
            <text:p>Harliquin 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2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formula="of:=[.E98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85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3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formula="of:=[.E98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86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4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5 17</text:p>
          </table:table-cell>
          <table:table-cell table:formula="of:=[.E9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87];[.$A$1:.$A$40000];0);1)" office:value-type="string" office:string-value="Iron Legs" calcext:value-type="string">
            <text:p>Iron Le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5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5 18</text:p>
          </table:table-cell>
          <table:table-cell table:formula="of:=[.E98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88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6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Nag</text:p>
          </table:table-cell>
          <table:table-cell/>
          <table:table-cell office:value-type="string" calcext:value-type="string">
            <text:p>WFS 15-01 26</text:p>
          </table:table-cell>
          <table:table-cell table:formula="of:=[.E989]" office:value-type="string" office:string-value="Black Nag" calcext:value-type="string">
            <text:p>Black Nag</text:p>
          </table:table-cell>
          <table:table-cell table:number-columns-repeated="2"/>
          <table:table-cell table:style-name="ce6" table:formula="of:=INDEX([.$H$1:.$H$40000];MATCH([.$G989];[.$A$1:.$A$40000];0);1)" office:value-type="string" office:string-value="Black Nag" calcext:value-type="string">
            <text:p>Black Na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7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table:formula="of:=[.E99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90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8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ampton Greensleeves</text:p>
          </table:table-cell>
          <table:table-cell/>
          <table:table-cell office:value-type="string" calcext:value-type="string">
            <text:p>WFS 15-01 28</text:p>
          </table:table-cell>
          <table:table-cell table:formula="of:=[.E991]" office:value-type="string" office:string-value="Bampton Greensleeves" calcext:value-type="string">
            <text:p>Bampton Greensleeves</text:p>
          </table:table-cell>
          <table:table-cell table:number-columns-repeated="2"/>
          <table:table-cell table:style-name="ce6" table:formula="of:=INDEX([.$H$1:.$H$40000];MATCH([.$G991];[.$A$1:.$A$40000];0);1)" office:value-type="string" office:string-value="Bampton Greensleeves" calcext:value-type="string">
            <text:p>Bampton Greensleev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29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3</text:p>
          </table:table-cell>
          <table:table-cell table:formula="of:=[.E99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92];[.$A$1:.$A$40000];0);1)" office:value-type="string" office:string-value="Slängpolska efter Byss-Kalle" calcext:value-type="string">
            <text:p>Slängpolska efter Byss-Ka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0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table:formula="of:=[.E99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93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1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7</text:p>
          </table:table-cell>
          <table:table-cell table:formula="of:=[.E99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94];[.$A$1:.$A$40000];0);1)" office:value-type="string" office:string-value="Westmoreland" calcext:value-type="string">
            <text:p>Westmore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2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formula="of:=[.E99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95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3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39</text:p>
          </table:table-cell>
          <table:table-cell table:formula="of:=[.E99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96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4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9b 01</text:p>
          </table:table-cell>
          <table:table-cell table:formula="of:=[.E99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97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5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3</text:p>
          </table:table-cell>
          <table:table-cell table:formula="of:=[.E99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98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6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table:formula="of:=[.E99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99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7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27</text:p>
          </table:table-cell>
          <table:table-cell table:formula="of:=[.E100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00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8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formula="of:=[.E100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01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39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5-01 39</text:p>
          </table:table-cell>
          <table:table-cell office:value-type="string" calcext:value-type="string">
            <text:p>Whitefriars Hornpipe</text:p>
          </table:table-cell>
          <table:table-cell table:number-columns-repeated="2"/>
          <table:table-cell table:style-name="ce6" table:formula="of:=INDEX([.$H$1:.$H$40000];MATCH([.$G1002];[.$A$1:.$A$40000];0);1)" office:value-type="string" office:string-value="Whitefriars Hornpipe" calcext:value-type="string">
            <text:p>Whitefriar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0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table:formula="of:=[.E10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03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1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65</text:p>
          </table:table-cell>
          <table:table-cell table:formula="of:=[.E100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04];[.$A$1:.$A$40000];0);1)" office:value-type="string" office:string-value="Stringers Hornpipe" calcext:value-type="string">
            <text:p>Stringer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2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table:formula="of:=[.E100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05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3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5</text:p>
          </table:table-cell>
          <table:table-cell table:formula="of:=[.E100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06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4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9</text:p>
          </table:table-cell>
          <table:table-cell table:formula="of:=[.E100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07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5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table:formula="of:=[.E100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08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6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21</text:p>
          </table:table-cell>
          <table:table-cell table:formula="of:=[.E100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09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7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31</text:p>
          </table:table-cell>
          <table:table-cell table:formula="of:=[.E101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0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8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2</text:p>
          </table:table-cell>
          <table:table-cell table:formula="of:=[.E101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1];[.$A$1:.$A$40000];0);1)" office:value-type="string" office:string-value="Welcome To The Town Again" calcext:value-type="string">
            <text:p>Welcome To The Town Ag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49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table:formula="of:=[.E101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2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50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table:formula="of:=[.E101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3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51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2</text:p>
          </table:table-cell>
          <table:table-cell table:formula="of:=[.E101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4];[.$A$1:.$A$40000];0);1)" office:value-type="string" office:string-value="Lemmie Brazil's No. 2" calcext:value-type="string">
            <text:p>Lemmie Brazil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52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3</text:p>
          </table:table-cell>
          <table:table-cell table:formula="of:=[.E101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5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53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table:formula="of:=[.E10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6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54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19</text:p>
          </table:table-cell>
          <table:table-cell table:formula="of:=[.E101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7];[.$A$1:.$A$40000];0);1)" office:value-type="string" office:string-value="Linky Lanky" calcext:value-type="string">
            <text:p>Linky Lan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5-01 55</text:p>
          </table:table-cell>
          <table:table-cell table:style-name="ce3" office:value-type="date" office:date-value="2015-01-13" calcext:value-type="date">
            <text:p>2015-01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9a 37</text:p>
          </table:table-cell>
          <table:table-cell table:formula="of:=[.E101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8];[.$A$1:.$A$40000];0);1)" office:value-type="string" office:string-value="En Avant Blonde" calcext:value-type="string">
            <text:p>En Avant Blon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01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/>
          <table:table-cell office:value-type="string" calcext:value-type="string">
            <text:p>Machynlleth</text:p>
          </table:table-cell>
          <table:table-cell/>
          <table:table-cell office:value-type="string" calcext:value-type="string">
            <text:p>BFS 15-02 01</text:p>
          </table:table-cell>
          <table:table-cell table:formula="of:=[.E1019]" office:value-type="string" office:string-value="Machynlleth" calcext:value-type="string">
            <text:p>Machynlleth</text:p>
          </table:table-cell>
          <table:table-cell table:number-columns-repeated="2"/>
          <table:table-cell table:style-name="ce6" table:formula="of:=INDEX([.$H$1:.$H$40000];MATCH([.$G1019];[.$A$1:.$A$40000];0);1)" office:value-type="string" office:string-value="Machynlleth" calcext:value-type="string">
            <text:p>Machynlle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02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0</text:p>
          </table:table-cell>
          <table:table-cell table:formula="of:=[.E102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20];[.$A$1:.$A$40000];0);1)" office:value-type="string" office:string-value="The Queen's Delight" calcext:value-type="string">
            <text:p>The Queen's De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03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2</text:p>
          </table:table-cell>
          <table:table-cell table:formula="of:=[.E102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21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04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table:formula="of:=[.E102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22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05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3</text:p>
          </table:table-cell>
          <table:table-cell table:formula="of:=[.E102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23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06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table:formula="of:=[.E10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24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07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07</text:p>
          </table:table-cell>
          <table:table-cell office:value-type="string" calcext:value-type="string">
            <text:p>Manchester Hornpipe</text:p>
          </table:table-cell>
          <table:table-cell table:number-columns-repeated="2"/>
          <table:table-cell table:style-name="ce6" table:formula="of:=INDEX([.$H$1:.$H$40000];MATCH([.$G1025];[.$A$1:.$A$40000];0);1)" office:value-type="string" office:string-value="Manchester Hornpipe" calcext:value-type="string">
            <text:p>Manch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08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08</text:p>
          </table:table-cell>
          <table:table-cell office:value-type="string" calcext:value-type="string">
            <text:p>Miss Thompson's</text:p>
          </table:table-cell>
          <table:table-cell table:number-columns-repeated="2"/>
          <table:table-cell table:style-name="ce6" table:formula="of:=INDEX([.$H$1:.$H$40000];MATCH([.$G1026];[.$A$1:.$A$40000];0);1)" office:value-type="string" office:string-value="Miss Thompson's" calcext:value-type="string">
            <text:p>Miss Thompson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09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09</text:p>
          </table:table-cell>
          <table:table-cell table:formula="of:=[.E102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2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0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10</text:p>
          </table:table-cell>
          <table:table-cell table:formula="of:=[.E102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1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5-02 11</text:p>
          </table:table-cell>
          <table:table-cell table:formula="of:=[.E102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2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2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4</text:p>
          </table:table-cell>
          <table:table-cell table:formula="of:=[.E103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0];[.$A$1:.$A$40000];0);1)" office:value-type="string" office:string-value="Alexandra Park" calcext:value-type="string">
            <text:p>Alexandra Pa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3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table:formula="of:=[.E103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1];[.$A$1:.$A$40000];0);1)" office:value-type="string" office:string-value="Worcester Hornpipe" calcext:value-type="string">
            <text:p>Wor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4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9</text:p>
          </table:table-cell>
          <table:table-cell table:formula="of:=[.E103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2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5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formula="of:=[.E103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3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6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5-02 16</text:p>
          </table:table-cell>
          <table:table-cell table:formula="of:=[.E103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7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17</text:p>
          </table:table-cell>
          <table:table-cell table:formula="of:=[.E10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8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5-02 18</text:p>
          </table:table-cell>
          <table:table-cell table:formula="of:=[.E103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19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table:formula="of:=[.E103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7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20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1</text:p>
          </table:table-cell>
          <table:table-cell table:formula="of:=[.E103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8];[.$A$1:.$A$40000];0);1)" office:value-type="string" office:string-value="The Barren Rocks Of Aden" calcext:value-type="string">
            <text:p>The Barren Rocks Of A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21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table:formula="of:=[.E103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39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22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table:formula="of:=[.E104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0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23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table:formula="of:=[.E104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1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24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5</text:p>
          </table:table-cell>
          <table:table-cell table:formula="of:=[.E104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2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5-02 25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SSFx 14-18 168</text:p>
          </table:table-cell>
          <table:table-cell table:formula="of:=[.E104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3];[.$A$1:.$A$40000];0);1)" office:value-type="string" office:string-value="Sheffield Hornpipe (2)" calcext:value-type="string">
            <text:p>Sheffield Hornpipe (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5-02 26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2</text:p>
          </table:table-cell>
          <table:table-cell table:formula="of:=[.E104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4];[.$A$1:.$A$40000];0);1)" office:value-type="string" office:string-value="Sadler's Wells Hornpipe" calcext:value-type="string">
            <text:p>Sadler's Well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27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formula="of:=[.E104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5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28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formula="of:=[.E104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6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29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83</text:p>
          </table:table-cell>
          <table:table-cell table:formula="of:=[.E10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7];[.$A$1:.$A$40000];0);1)" office:value-type="string" office:string-value="Dark Girl Dressed In Blue" calcext:value-type="string">
            <text:p>Dark Girl Dressed In B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30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30</text:p>
          </table:table-cell>
          <table:table-cell table:formula="of:=[.E104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31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31</text:p>
          </table:table-cell>
          <table:table-cell table:formula="of:=[.E10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32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1</text:p>
          </table:table-cell>
          <table:table-cell table:formula="of:=[.E10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50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5-02 33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10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5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5-02 34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formula="of:=[.E105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52];[.$A$1:.$A$40000];0);1)" office:value-type="string" office:string-value="The Old Horned Sheep" calcext:value-type="string">
            <text:p>The Old Horned She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35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35</text:p>
          </table:table-cell>
          <table:table-cell table:formula="of:=[.E105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5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36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5-02 36</text:p>
          </table:table-cell>
          <table:table-cell office:value-type="string" calcext:value-type="string">
            <text:p>Mazurka d'Auvergne</text:p>
          </table:table-cell>
          <table:table-cell table:number-columns-repeated="2"/>
          <table:table-cell table:style-name="ce6" table:formula="of:=INDEX([.$H$1:.$H$40000];MATCH([.$G1054];[.$A$1:.$A$40000];0);1)" office:value-type="string" office:string-value="Mazurka d'Auvergne" calcext:value-type="string">
            <text:p>Mazurka d'Auverg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37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0 04</text:p>
          </table:table-cell>
          <table:table-cell table:formula="of:=[.E105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55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38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table:formula="of:=[.E105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56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39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table:formula="of:=[.E10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57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0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table:formula="of:=[.E105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58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1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105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59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2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SSF 14-19b 32</text:p>
          </table:table-cell>
          <table:table-cell table:formula="of:=[.E10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60];[.$A$1:.$A$40000];0);1)" office:value-type="string" office:string-value="Harliquin Air" calcext:value-type="string">
            <text:p>Harliquin 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3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43</text:p>
          </table:table-cell>
          <table:table-cell office:value-type="string" calcext:value-type="string">
            <text:p>Tom Fowler's Hornpipe</text:p>
          </table:table-cell>
          <table:table-cell table:number-columns-repeated="2"/>
          <table:table-cell table:style-name="ce6" table:formula="of:=INDEX([.$H$1:.$H$40000];MATCH([.$G1061];[.$A$1:.$A$40000];0);1)" office:value-type="string" office:string-value="Tom Fowler's Hornpipe" calcext:value-type="string">
            <text:p>Tom Fowle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4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SSF 14-18 127</text:p>
          </table:table-cell>
          <table:table-cell table:formula="of:=[.E10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62];[.$A$1:.$A$40000];0);1)" office:value-type="string" office:string-value="The Perfect Cure" calcext:value-type="string">
            <text:p>The Perfect C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5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5-02 45</text:p>
          </table:table-cell>
          <table:table-cell table:formula="of:=[.E106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6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6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6</text:p>
          </table:table-cell>
          <table:table-cell table:formula="of:=[.E106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64];[.$A$1:.$A$40000];0);1)" office:value-type="string" office:string-value="Cumberland Waltz" calcext:value-type="string">
            <text:p>Cumberland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7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7</text:p>
          </table:table-cell>
          <table:table-cell table:formula="of:=[.E106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65];[.$A$1:.$A$40000];0);1)" office:value-type="string" office:string-value="Westmoreland" calcext:value-type="string">
            <text:p>Westmore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8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5-02 48</text:p>
          </table:table-cell>
          <table:table-cell table:formula="of:=[.E10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49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5-02 49</text:p>
          </table:table-cell>
          <table:table-cell table:formula="of:=[.E106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6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50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table:formula="of:=[.E106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68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51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8</text:p>
          </table:table-cell>
          <table:table-cell table:formula="of:=[.E10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69];[.$A$1:.$A$40000];0);1)" office:value-type="string" office:string-value="Centenary March" calcext:value-type="string">
            <text:p>Centenary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52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8</text:p>
          </table:table-cell>
          <table:table-cell table:formula="of:=[.E10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0];[.$A$1:.$A$40000];0);1)" office:value-type="string" office:string-value="The Cotillion" calcext:value-type="string">
            <text:p>The Cotill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53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9</text:p>
          </table:table-cell>
          <table:table-cell table:formula="of:=[.E107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1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54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8</text:p>
          </table:table-cell>
          <table:table-cell table:formula="of:=[.E10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2];[.$A$1:.$A$40000];0);1)" office:value-type="string" office:string-value="Centenary March" calcext:value-type="string">
            <text:p>Centenary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55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SSF 14-21 61</text:p>
          </table:table-cell>
          <table:table-cell table:formula="of:=[.E10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3];[.$A$1:.$A$40000];0);1)" office:value-type="string" office:string-value="Da Slockit Light" calcext:value-type="string">
            <text:p>Da Slockit 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56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0 29</text:p>
          </table:table-cell>
          <table:table-cell table:formula="of:=[.E107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4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5-02 57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8</text:p>
          </table:table-cell>
          <table:table-cell table:formula="of:=[.E107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5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5-02 58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6</text:p>
          </table:table-cell>
          <table:table-cell table:formula="of:=[.E10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6];[.$A$1:.$A$40000];0);1)" office:value-type="string" office:string-value="The British Toper" calcext:value-type="string">
            <text:p>The British Top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5-02 59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87</text:p>
          </table:table-cell>
          <table:table-cell table:formula="of:=[.E107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7];[.$A$1:.$A$40000];0);1)" office:value-type="string" office:string-value="Orlando's Return" calcext:value-type="string">
            <text:p>Orlando's Retu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5-02 60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88</text:p>
          </table:table-cell>
          <table:table-cell table:formula="of:=[.E107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8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5-02 61</text:p>
          </table:table-cell>
          <table:table-cell table:style-name="ce3" office:value-type="date" office:date-value="2015-02-01" calcext:value-type="date">
            <text:p>2015-02-01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89</text:p>
          </table:table-cell>
          <table:table-cell table:formula="of:=[.E107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79];[.$A$1:.$A$40000];0);1)" office:value-type="string" office:string-value="Doctor Fauster's Tumblers" calcext:value-type="string">
            <text:p>Doctor Fauster's Tumb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01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formula="of:=[.E108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80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02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GTMC 15-09 02</text:p>
          </table:table-cell>
          <table:table-cell office:value-type="string" calcext:value-type="string">
            <text:p>Rufty Tufty</text:p>
          </table:table-cell>
          <table:table-cell table:number-columns-repeated="2"/>
          <table:table-cell table:style-name="ce6" table:formula="of:=INDEX([.$H$1:.$H$40000];MATCH([.$G1081];[.$A$1:.$A$40000];0);1)" office:value-type="string" office:string-value="Rufty Tufty" calcext:value-type="string">
            <text:p>Rufty Tuf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03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 15-09 03</text:p>
          </table:table-cell>
          <table:table-cell office:value-type="string" calcext:value-type="string">
            <text:p>The Dashng White Sergeant</text:p>
          </table:table-cell>
          <table:table-cell table:number-columns-repeated="2"/>
          <table:table-cell table:style-name="ce6" table:formula="of:=INDEX([.$H$1:.$H$40000];MATCH([.$G1082];[.$A$1:.$A$40000];0);1)" office:value-type="string" office:string-value="The Dashng White Sergeant" calcext:value-type="string">
            <text:p>The Dashng White Serge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04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16</text:p>
          </table:table-cell>
          <table:table-cell table:formula="of:=[.E108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83];[.$A$1:.$A$40000];0);1)" office:value-type="string" office:string-value="My Love Is But A Lassie Yet" calcext:value-type="string">
            <text:p>My Love Is But A Lassie Y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05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 15-09 05</text:p>
          </table:table-cell>
          <table:table-cell table:formula="of:=[.E10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06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formula="of:=[.E108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85];[.$A$1:.$A$40000];0);1)" office:value-type="string" office:string-value="If The Life Of A Man…" calcext:value-type="string">
            <text:p>If The Life Of A Man…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07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table:formula="of:=[.E108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86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08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55</text:p>
          </table:table-cell>
          <table:table-cell table:formula="of:=[.E10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87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09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WFS 13-06 02</text:p>
          </table:table-cell>
          <table:table-cell table:formula="of:=[.E108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88];[.$A$1:.$A$40000];0);1)" office:value-type="string" office:string-value="Lemmie Brazil's No. 2" calcext:value-type="string">
            <text:p>Lemmie Brazil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0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table:formula="of:=[.E108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89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1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03</text:p>
          </table:table-cell>
          <table:table-cell table:formula="of:=[.E109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90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2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GTMC 15-09 12</text:p>
          </table:table-cell>
          <table:table-cell office:value-type="string" calcext:value-type="string">
            <text:p>Wi' A Hundred Pipers</text:p>
          </table:table-cell>
          <table:table-cell table:number-columns-repeated="2"/>
          <table:table-cell table:style-name="ce6" table:formula="of:=INDEX([.$H$1:.$H$40000];MATCH([.$G1091];[.$A$1:.$A$40000];0);1)" office:value-type="string" office:string-value="Wi' A Hundred Pipers" calcext:value-type="string">
            <text:p>Wi' A Hundred Pip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3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formula="of:=[.E109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92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4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formula="of:=[.E109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93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5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SSF 14-18 127</text:p>
          </table:table-cell>
          <table:table-cell table:formula="of:=[.E109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94];[.$A$1:.$A$40000];0);1)" office:value-type="string" office:string-value="The Perfect Cure" calcext:value-type="string">
            <text:p>The Perfect C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6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5-02 45</text:p>
          </table:table-cell>
          <table:table-cell table:formula="of:=[.E109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9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7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table:formula="of:=[.E109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96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8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GTMC 15-09 18</text:p>
          </table:table-cell>
          <table:table-cell office:value-type="string" calcext:value-type="string">
            <text:p>The Huntsmen's Chorus</text:p>
          </table:table-cell>
          <table:table-cell table:number-columns-repeated="2"/>
          <table:table-cell table:style-name="ce6" table:formula="of:=INDEX([.$H$1:.$H$40000];MATCH([.$G1097];[.$A$1:.$A$40000];0);1)" office:value-type="string" office:string-value="The Huntsmen's Chorus" calcext:value-type="string">
            <text:p>The Huntsmen's Chor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19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 15-09 19</text:p>
          </table:table-cell>
          <table:table-cell office:value-type="string" calcext:value-type="string">
            <text:p>Wiltshire Six Hand</text:p>
          </table:table-cell>
          <table:table-cell table:number-columns-repeated="2"/>
          <table:table-cell table:style-name="ce6" table:formula="of:=INDEX([.$H$1:.$H$40000];MATCH([.$G1098];[.$A$1:.$A$40000];0);1)" office:value-type="string" office:string-value="Wiltshire Six Hand" calcext:value-type="string">
            <text:p>Wiltshire Six H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0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table:formula="of:=[.E109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99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1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GTMC 15-09 21</text:p>
          </table:table-cell>
          <table:table-cell office:value-type="string" calcext:value-type="string">
            <text:p>Dorset Four Hand Reel</text:p>
          </table:table-cell>
          <table:table-cell table:number-columns-repeated="2"/>
          <table:table-cell table:style-name="ce6" table:formula="of:=INDEX([.$H$1:.$H$40000];MATCH([.$G1100];[.$A$1:.$A$40000];0);1)" office:value-type="string" office:string-value="Dorset Four Hand Reel" calcext:value-type="string">
            <text:p>Dorset Four Hand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2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WFS 13-11 12</text:p>
          </table:table-cell>
          <table:table-cell table:formula="of:=[.E110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01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3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table:formula="of:=[.E110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02];[.$A$1:.$A$40000];0);1)" office:value-type="string" office:string-value="Louisberg Square" calcext:value-type="string">
            <text:p>Louisberg Squ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4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table:formula="of:=[.E11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03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5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01</text:p>
          </table:table-cell>
          <table:table-cell table:formula="of:=[.E110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04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6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table:formula="of:=[.E110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05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7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table:formula="of:=[.E110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06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8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SSF 14-19a 01</text:p>
          </table:table-cell>
          <table:table-cell table:formula="of:=[.E110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07];[.$A$1:.$A$40000];0);1)" office:value-type="string" office:string-value="Bluebell Polka" calcext:value-type="string">
            <text:p>Bluebell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29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 15-09 29</text:p>
          </table:table-cell>
          <table:table-cell office:value-type="string" calcext:value-type="string">
            <text:p>Cuckoo's Nest (Bledington)</text:p>
          </table:table-cell>
          <table:table-cell table:number-columns-repeated="2"/>
          <table:table-cell table:style-name="ce6" table:formula="of:=INDEX([.$H$1:.$H$40000];MATCH([.$G1108];[.$A$1:.$A$40000];0);1)" office:value-type="string" office:string-value="Cuckoo's Nest (Bledington)" calcext:value-type="string">
            <text:p>Cuckoo's Nest (Bledingto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0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27</text:p>
          </table:table-cell>
          <table:table-cell table:formula="of:=[.E110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09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1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WFS 13-10 04</text:p>
          </table:table-cell>
          <table:table-cell table:formula="of:=[.E111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10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2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table:formula="of:=[.E111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11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3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table:formula="of:=[.E111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12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4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 15-09 34</text:p>
          </table:table-cell>
          <table:table-cell office:value-type="string" calcext:value-type="string">
            <text:p>Monk's March</text:p>
          </table:table-cell>
          <table:table-cell table:number-columns-repeated="2"/>
          <table:table-cell table:style-name="ce6" table:formula="of:=INDEX([.$H$1:.$H$40000];MATCH([.$G1113];[.$A$1:.$A$40000];0);1)" office:value-type="string" office:string-value="Monk's March" calcext:value-type="string">
            <text:p>Monk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5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 15-09 35</text:p>
          </table:table-cell>
          <table:table-cell table:formula="of:=[.E111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6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1</text:p>
          </table:table-cell>
          <table:table-cell table:formula="of:=[.E111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15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7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05</text:p>
          </table:table-cell>
          <table:table-cell table:formula="of:=[.E11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16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8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table:formula="of:=[.E111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17];[.$A$1:.$A$40000];0);1)" office:value-type="string" office:string-value="Hills of Tara" calcext:value-type="string">
            <text:p>Hills of Ta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39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table:formula="of:=[.E111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18];[.$A$1:.$A$40000];0);1)" office:value-type="string" office:string-value="Fred Pigeon's" calcext:value-type="string">
            <text:p>Fred Pigeon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40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formula="of:=[.E111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1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41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WFS 14-12 31</text:p>
          </table:table-cell>
          <table:table-cell table:formula="of:=[.E112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20];[.$A$1:.$A$40000];0);1)" office:value-type="string" office:string-value="Brothers Of York" calcext:value-type="string">
            <text:p>Brothers Of Yo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42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2</text:p>
          </table:table-cell>
          <table:table-cell table:formula="of:=[.E112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21];[.$A$1:.$A$40000];0);1)" office:value-type="string" office:string-value="Jump At The Sun" calcext:value-type="string">
            <text:p>Jump At The Su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43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 15-09 43</text:p>
          </table:table-cell>
          <table:table-cell office:value-type="string" calcext:value-type="string">
            <text:p>Parson's Farewell</text:p>
          </table:table-cell>
          <table:table-cell table:number-columns-repeated="2"/>
          <table:table-cell table:style-name="ce6" table:formula="of:=INDEX([.$H$1:.$H$40000];MATCH([.$G1122];[.$A$1:.$A$40000];0);1)" office:value-type="string" office:string-value="Parson's Farewell" calcext:value-type="string">
            <text:p>Parson's Farew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44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 15-09 44</text:p>
          </table:table-cell>
          <table:table-cell table:formula="of:=[.E112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2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45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GTMC 15-09 45</text:p>
          </table:table-cell>
          <table:table-cell office:value-type="string" calcext:value-type="string">
            <text:p>Blowzabella</text:p>
          </table:table-cell>
          <table:table-cell table:number-columns-repeated="2"/>
          <table:table-cell table:style-name="ce6" table:formula="of:=INDEX([.$H$1:.$H$40000];MATCH([.$G1124];[.$A$1:.$A$40000];0);1)" office:value-type="string" office:string-value="Blowzabella" calcext:value-type="string">
            <text:p>Blowzab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x 15-09 46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x 15-09 46</text:p>
          </table:table-cell>
          <table:table-cell office:value-type="string" calcext:value-type="string">
            <text:p>We'll fight before they come and drink old England dry</text:p>
          </table:table-cell>
          <table:table-cell table:number-columns-repeated="2"/>
          <table:table-cell table:style-name="ce6" table:formula="of:=INDEX([.$H$1:.$H$40000];MATCH([.$G1125];[.$A$1:.$A$40000];0);1)" office:value-type="string" office:string-value="We'll fight before they come and drink old England dry" calcext:value-type="string">
            <text:p>We'll fight before they come and drink old England d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47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BFS 14-04 27</text:p>
          </table:table-cell>
          <table:table-cell table:formula="of:=[.E112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26];[.$A$1:.$A$40000];0);1)" office:value-type="string" office:string-value="John Of Paris" calcext:value-type="string">
            <text:p>John Of Pa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48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3</text:p>
          </table:table-cell>
          <table:table-cell table:formula="of:=[.E112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27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49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03</text:p>
          </table:table-cell>
          <table:table-cell table:formula="of:=[.E112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28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50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BFS 14-04 71</text:p>
          </table:table-cell>
          <table:table-cell table:formula="of:=[.E112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29];[.$A$1:.$A$40000];0);1)" office:value-type="string" office:string-value="Dear Tobacco" calcext:value-type="string">
            <text:p>Dear Tobac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51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2</text:p>
          </table:table-cell>
          <table:table-cell table:formula="of:=[.E113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30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52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3</text:p>
          </table:table-cell>
          <table:table-cell table:formula="of:=[.E113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31];[.$A$1:.$A$40000];0);1)" office:value-type="string" office:string-value="Lady Susan Stewart's Reel" calcext:value-type="string">
            <text:p>Lady Susan Stewart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53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SSF 14-18 151</text:p>
          </table:table-cell>
          <table:table-cell table:formula="of:=[.E113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32];[.$A$1:.$A$40000];0);1)" office:value-type="string" office:string-value="The Rose Tree" calcext:value-type="string">
            <text:p>The Rose T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54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table:formula="of:=[.E113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33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55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51</text:p>
          </table:table-cell>
          <table:table-cell table:formula="of:=[.E113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34];[.$A$1:.$A$40000];0);1)" office:value-type="string" office:string-value="Jacky Tar" calcext:value-type="string">
            <text:p>Jacky T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x 15-09 56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x 15-09 56</text:p>
          </table:table-cell>
          <table:table-cell office:value-type="string" calcext:value-type="string">
            <text:p>The Mary Allen Carter</text:p>
          </table:table-cell>
          <table:table-cell table:number-columns-repeated="2"/>
          <table:table-cell table:style-name="ce6" table:formula="of:=INDEX([.$H$1:.$H$40000];MATCH([.$G1135];[.$A$1:.$A$40000];0);1)" office:value-type="string" office:string-value="The Mary Allen Carter" calcext:value-type="string">
            <text:p>The Mary Allen Car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x 15-09 57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x 15-09 57</text:p>
          </table:table-cell>
          <table:table-cell office:value-type="string" calcext:value-type="string">
            <text:p>My lad's a canny lad he works down the pit</text:p>
          </table:table-cell>
          <table:table-cell table:number-columns-repeated="2"/>
          <table:table-cell table:style-name="ce6" table:formula="of:=INDEX([.$H$1:.$H$40000];MATCH([.$G1136];[.$A$1:.$A$40000];0);1)" office:value-type="string" office:string-value="My lad's a canny lad he works down the pit" calcext:value-type="string">
            <text:p>My lad's a canny lad he works down the p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x 15-09 58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x 15-09 58</text:p>
          </table:table-cell>
          <table:table-cell office:value-type="string" calcext:value-type="string">
            <text:p>New York girls</text:p>
          </table:table-cell>
          <table:table-cell table:number-columns-repeated="2"/>
          <table:table-cell table:style-name="ce6" table:formula="of:=INDEX([.$H$1:.$H$40000];MATCH([.$G1137];[.$A$1:.$A$40000];0);1)" office:value-type="string" office:string-value="New York girls" calcext:value-type="string">
            <text:p>New York gir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x 15-09 59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table:formula="of:=[.E113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38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60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SSF 14-18 151</text:p>
          </table:table-cell>
          <table:table-cell table:formula="of:=[.E113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39];[.$A$1:.$A$40000];0);1)" office:value-type="string" office:string-value="The Rose Tree" calcext:value-type="string">
            <text:p>The Rose T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61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GTMC 15-09 61</text:p>
          </table:table-cell>
          <table:table-cell office:value-type="string" calcext:value-type="string">
            <text:p>I'll Touzle Your Kurchy</text:p>
          </table:table-cell>
          <table:table-cell table:number-columns-repeated="2"/>
          <table:table-cell table:style-name="ce6" table:formula="of:=INDEX([.$H$1:.$H$40000];MATCH([.$G1140];[.$A$1:.$A$40000];0);1)" office:value-type="string" office:string-value="I'll Touzle Your Kurchy" calcext:value-type="string">
            <text:p>I'll Touzle Your Kurch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62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GTMC 15-09 62</text:p>
          </table:table-cell>
          <table:table-cell office:value-type="string" calcext:value-type="string">
            <text:p>The Gold Ring</text:p>
          </table:table-cell>
          <table:table-cell table:number-columns-repeated="2"/>
          <table:table-cell table:style-name="ce6" table:formula="of:=INDEX([.$H$1:.$H$40000];MATCH([.$G1141];[.$A$1:.$A$40000];0);1)" office:value-type="string" office:string-value="The Gold Ring" calcext:value-type="string">
            <text:p>The Gold 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63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table:number-columns-repeated="3"/>
          <table:table-cell office:value-type="string" calcext:value-type="string">
            <text:p>WFS 13-11 30</text:p>
          </table:table-cell>
          <table:table-cell table:formula="of:=[.E114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42];[.$A$1:.$A$40000];0);1)" office:value-type="string" office:string-value="Black Joak" calcext:value-type="string">
            <text:p>Black Jo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TMC 15-09 64</text:p>
          </table:table-cell>
          <table:table-cell table:style-name="ce3" office:value-type="date" office:date-value="2015-02-24" calcext:value-type="date">
            <text:p>2015-02-24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0</text:p>
          </table:table-cell>
          <table:table-cell table:formula="of:=[.E114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143];[.$A$1:.$A$40000];0);1)" office:value-type="string" office:string-value="The Queen's Delight" calcext:value-type="string">
            <text:p>The Queen's Delight</text:p>
          </table:table-cell>
          <table:table-cell table:number-columns-repeated="1013"/>
        </table:table-row>
        <table:table-row table:style-name="ro2" table:number-rows-repeated="1047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14:51:55.2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1:10:04.217000000</meta:creation-date>
    <meta:editing-duration>P9DT1H15M33S</meta:editing-duration>
    <meta:editing-cycles>41</meta:editing-cycles>
    <meta:generator>LibreOfficeDev/4.4.0.0.beta1$Windows_x86 LibreOffice_project/9af3d21234aa89dac653c0bd76648188cdeb683e</meta:generator>
    <dc:date>2015-02-26T13:06:54.107000000</dc:date>
    <meta:document-statistic meta:table-count="1" meta:cell-count="7151" meta:object-count="0"/>
    <meta:user-defined meta:name="qrichtext">1</meta:user-defined>
  </office:meta>
</office:document-meta>
</file>